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Pictures/1000000100000227000000AD4B2467F12A5FB158.png" manifest:media-type="image/png"/>
  <manifest:file-entry manifest:full-path="Object 21/Pictures/10000001000002270000012713936F96C7FCC108.png" manifest:media-type="image/png"/>
  <manifest:file-entry manifest:full-path="Object 21/Pictures/20000042000038D900000A936EE121A266FE9DD0.svm" manifest:media-type="image/x-svm"/>
  <manifest:file-entry manifest:full-path="Object 21/Pictures/100000010000022700000067713CA59B4775326E.png" manifest:media-type="image/png"/>
  <manifest:file-entry manifest:full-path="Object 21/Pictures/20000042000038D9000011BCB913C42313BA521D.svm" manifest:media-type="image/x-svm"/>
  <manifest:file-entry manifest:full-path="Object 21/Pictures/20000042000038D900001E5AE8ED76237B8FBAA8.svm" manifest:media-type="image/x-svm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  <style:style style:name="ce11" style:family="table-cell" style:parent-style-name="Default" style:data-style-name="N114"/>
    <style:style style:name="ce14" style:family="table-cell" style:parent-style-name="Default" style:data-style-name="N10"/>
    <style:style style:name="ce1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strict heat" table:style-name="ta1">
        <table:shapes>
          <draw:frame draw:z-index="0" draw:style-name="gr1" draw:text-style-name="P1" svg:width="15.999cm" svg:height="8.999cm" svg:x="27.391cm" svg:y="1.616cm">
            <draw:object draw:notify-on-update-of-ranges="'district heat'.D4:'district heat'.K4 'district heat'.C5:'district heat'.C5 'district heat'.D5:'district heat'.K5 'district heat'.C6:'district heat'.C6 'district heat'.D6:'district heat'.K6 'district heat'.C7:'district heat'.C7 'district heat'.D7:'district heat'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e cas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kg CO2/pers/year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  <table:table-cell office:value-type="float" office:value="2024" calcext:value-type="float">
            <text:p>2024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yhouse</text:p>
          </table:table-cell>
          <table:table-cell table:style-name="ce2" table:number-columns-repeated="3"/>
          <table:table-cell office:value-type="float" office:value="0" calcext:value-type="float">
            <text:p>0</text:p>
          </table:table-cell>
          <table:table-cell table:formula="of:=170*20*0.03" office:value-type="float" office:value="102" calcext:value-type="float">
            <text:p>102</text:p>
          </table:table-cell>
          <table:table-cell table:formula="of:=170*20*0.02" office:value-type="float" office:value="68" calcext:value-type="float">
            <text:p>68</text:p>
          </table:table-cell>
          <table:table-cell table:formula="of:=170*20*0.01" office:value-type="float" office:value="34" calcext:value-type="float">
            <text:p>34</text:p>
          </table:table-cell>
          <table:table-cell table:formula="of:=170*20*0.005"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ouse</text:p>
          </table:table-cell>
          <table:table-cell table:style-name="ce2" table:number-columns-repeated="3"/>
          <table:table-cell table:style-name="ce3" table:formula="of:=269*38*0.07" office:value-type="float" office:value="715.54" calcext:value-type="float">
            <text:p>715.54</text:p>
          </table:table-cell>
          <table:table-cell table:style-name="ce4" table:formula="of:=151*55*0.03" office:value-type="float" office:value="249.15" calcext:value-type="float">
            <text:p>249</text:p>
          </table:table-cell>
          <table:table-cell table:style-name="ce5" table:formula="of:=130*55*0.02" office:value-type="float" office:value="143" calcext:value-type="float">
            <text:p>143</text:p>
          </table:table-cell>
          <table:table-cell table:style-name="ce5" table:formula="of:=118*55*0.01" office:value-type="float" office:value="64.9" calcext:value-type="float">
            <text:p>65</text:p>
          </table:table-cell>
          <table:table-cell table:style-name="ce5" table:formula="of:=101*55*0.005" office:value-type="float" office:value="27.775" calcext:value-type="float">
            <text:p>2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partment</text:p>
          </table:table-cell>
          <table:table-cell table:style-name="ce2" table:number-columns-repeated="3"/>
          <table:table-cell table:style-name="ce3" table:formula="of:=44*142*0.07" office:value-type="float" office:value="437.36" calcext:value-type="float">
            <text:p>437.36</text:p>
          </table:table-cell>
          <table:table-cell table:style-name="ce4" table:formula="of:=107*44*0.03" office:value-type="float" office:value="141.24" calcext:value-type="float">
            <text:p>141</text:p>
          </table:table-cell>
          <table:table-cell table:style-name="ce5" table:formula="of:=95*44*0.02" office:value-type="float" office:value="83.6" calcext:value-type="float">
            <text:p>84</text:p>
          </table:table-cell>
          <table:table-cell table:style-name="ce5" table:formula="of:=77*44*0.01" office:value-type="float" office:value="33.88" calcext:value-type="float">
            <text:p>34</text:p>
          </table:table-cell>
          <table:table-cell table:style-name="ce5" table:formula="of:=51*44*0.005" office:value-type="float" office:value="11.22" calcext:value-type="float">
            <text:p>1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uncertaint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viation based on scenario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% difference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  <table:table-cell office:value-type="float" office:value="2024" calcext:value-type="float">
            <text:p>2024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al energy mi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icter energy label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qual kwh/m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ood houses and apartments</text:p>
          </table:table-cell>
          <table:table-cell table:number-columns-repeated="8"/>
        </table:table-row>
      </table:table>
      <table:table table:name="heat mix" table:style-name="ta1">
        <table:shapes>
          <draw:frame draw:z-index="0" draw:style-name="gr1" draw:text-style-name="P1" svg:width="15.999cm" svg:height="8.999cm" svg:x="27.391cm" svg:y="1.616cm">
            <draw:object draw:notify-on-update-of-ranges="'heat mix'.D4:'heat mix'.K4 'heat mix'.C5:'heat mix'.C5 'heat mix'.D5:'heat mix'.K5 'heat mix'.C6:'heat mix'.C6 'heat mix'.D6:'heat mix'.K6 'heat mix'.C7:'heat mix'.C7 'heat mix'.D7:'heat mix'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base cas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kg CO2/pers/year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  <table:table-cell office:value-type="float" office:value="2024" calcext:value-type="float">
            <text:p>2024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nyhouse</text:p>
          </table:table-cell>
          <table:table-cell table:style-name="ce2" table:number-columns-repeated="3"/>
          <table:table-cell office:value-type="float" office:value="0" calcext:value-type="float">
            <text:p>0</text:p>
          </table:table-cell>
          <table:table-cell table:style-name="ce5" table:formula="of:=170*3.6*20*[.H33]" office:value-type="float" office:value="615.133419454549" calcext:value-type="float">
            <text:p>615</text:p>
          </table:table-cell>
          <table:table-cell table:style-name="ce5" table:formula="of:=170*3.6*20*[.H35]" office:value-type="float" office:value="394.541804467062" calcext:value-type="float">
            <text:p>395</text:p>
          </table:table-cell>
          <table:table-cell table:style-name="ce5" table:formula="of:=170*3.6*20*[.R34]" office:value-type="float" office:value="221.219821262608" calcext:value-type="float">
            <text:p>221</text:p>
          </table:table-cell>
          <table:table-cell table:style-name="ce5" table:formula="of:=170*3.6*20*[.R36]" office:value-type="float" office:value="125.108213505122" calcext:value-type="float">
            <text:p>12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ouse</text:p>
          </table:table-cell>
          <table:table-cell table:style-name="ce2" table:number-columns-repeated="3"/>
          <table:table-cell table:style-name="ce4" table:formula="of:=269*3.6*38*[.R37]" office:value-type="float" office:value="5423.22559453437" calcext:value-type="float">
            <text:p>5423</text:p>
          </table:table-cell>
          <table:table-cell table:style-name="ce4" table:formula="of:=151*3.6*55*[.R38]" office:value-type="float" office:value="1502.55383781472" calcext:value-type="float">
            <text:p>1503</text:p>
          </table:table-cell>
          <table:table-cell table:style-name="ce5" table:formula="of:=130*3.6*55*0.02" office:value-type="float" office:value="514.8" calcext:value-type="float">
            <text:p>515</text:p>
          </table:table-cell>
          <table:table-cell table:style-name="ce5" table:formula="of:=118*3.6*55*[.R34]" office:value-type="float" office:value="422.269599998331" calcext:value-type="float">
            <text:p>422</text:p>
          </table:table-cell>
          <table:table-cell table:style-name="ce5" table:formula="of:=101*3.6*55*[.R36]" office:value-type="float" office:value="204.404742947339" calcext:value-type="float">
            <text:p>20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partment</text:p>
          </table:table-cell>
          <table:table-cell table:style-name="ce2" table:number-columns-repeated="3"/>
          <table:table-cell table:style-name="ce4" table:formula="of:=44*3.6*142*[.R37]" office:value-type="float" office:value="3314.84186212588" calcext:value-type="float">
            <text:p>3315</text:p>
          </table:table-cell>
          <table:table-cell table:style-name="ce4" table:formula="of:=107*3.6*44*[.R38]" office:value-type="float" office:value="851.778864350593" calcext:value-type="float">
            <text:p>852</text:p>
          </table:table-cell>
          <table:table-cell table:style-name="ce5" table:formula="of:=95*3.6*44*0.02" office:value-type="float" office:value="300.96" calcext:value-type="float">
            <text:p>301</text:p>
          </table:table-cell>
          <table:table-cell table:style-name="ce5" table:formula="of:=77*3.6*44*[.R34]" office:value-type="float" office:value="220.439045422858" calcext:value-type="float">
            <text:p>220</text:p>
          </table:table-cell>
          <table:table-cell table:style-name="ce5" table:formula="of:=51*3.6*44*[.R36]" office:value-type="float" office:value="82.5714209133807" calcext:value-type="float">
            <text:p>83</text:p>
          </table:table-cell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uncertaint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viation based on scenario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% difference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  <table:table-cell office:value-type="float" office:value="2024" calcext:value-type="float">
            <text:p>2024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qual energy mi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tricter energy label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qual kwh/m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ood houses and apartments</text:p>
          </table:table-cell>
          <table:table-cell table:number-columns-repeated="15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year</text:p>
          </table:table-cell>
          <table:table-cell office:value-type="string" calcext:value-type="string">
            <text:p>th mix gwp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eference produ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PCC 2021 | climate change | global warming potential (GWP100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ttes data</text:p>
          </table:table-cell>
          <table:table-cell office:value-type="float" office:value="2010" calcext:value-type="float">
            <text:p>2010</text:p>
          </table:table-cell>
          <table:table-cell table:style-name="ce11" table:formula="of:=[.R38]" office:value-type="float" office:value="0.0502559983214501" calcext:value-type="float">
            <text:p>0.050</text:p>
          </table:table-cell>
          <table:table-cell/>
          <table:table-cell office:value-type="string" calcext:value-type="string">
            <text:p>2035 tiny</text:p>
          </table:table-cell>
          <table:table-cell office:value-type="string" calcext:value-type="string">
            <text:p>residential energy | market for residential energy, tiny house, future | DK | megajoule | ecoinvent_cutoff_3.9_remind_SSP2-Base_2035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tiny house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35_dk-2050-scenarios</text:p>
          </table:table-cell>
          <table:table-cell office:value-type="float" office:value="0.0321561936863034" calcext:value-type="float">
            <text:p>0.0321561936863034</text:p>
          </table:table-cell>
        </table:table-row>
        <table:table-row table:style-name="ro1">
          <table:table-cell table:number-columns-repeated="6"/>
          <table:table-cell office:value-type="float" office:value="2035" calcext:value-type="float">
            <text:p>2035</text:p>
          </table:table-cell>
          <table:table-cell table:style-name="ce11" table:formula="of:=[.R34]" office:value-type="float" office:value="0.0180735148090366" calcext:value-type="float">
            <text:p>0.018</text:p>
          </table:table-cell>
          <table:table-cell/>
          <table:table-cell office:value-type="string" calcext:value-type="string">
            <text:p>2035 res</text:p>
          </table:table-cell>
          <table:table-cell office:value-type="string" calcext:value-type="string">
            <text:p>residential energy | market for residential energy, future | DK | megajoule | ecoinvent_cutoff_3.9_remind_SSP2-Base_2035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35_dk-2050-scenarios</text:p>
          </table:table-cell>
          <table:table-cell office:value-type="float" office:value="0.0180735148090366" calcext:value-type="float">
            <text:p>0.01807351480903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terpolation</text:p>
          </table:table-cell>
          <table:table-cell office:value-type="float" office:value="2024" calcext:value-type="float">
            <text:p>2024</text:p>
          </table:table-cell>
          <table:table-cell table:style-name="ce11" table:formula="of:=COM.MICROSOFT.FORECAST.LINEAR([.I4];[.H33:.H34];[.G33:.G34])" office:value-type="float" office:value="0.0322338075544985" calcext:value-type="float">
            <text:p>0.032</text:p>
          </table:table-cell>
          <table:table-cell/>
          <table:table-cell office:value-type="string" calcext:value-type="string">
            <text:p>2050 tiny</text:p>
          </table:table-cell>
          <table:table-cell office:value-type="string" calcext:value-type="string">
            <text:p>residential energy | market for residential energy, tiny house, future | DK | megajoule | ecoinvent_cutoff_3.9_remind_SSP2-Base_2050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tiny house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50_dk-2050-scenarios</text:p>
          </table:table-cell>
          <table:table-cell office:value-type="float" office:value="0.0218140443610423" calcext:value-type="float">
            <text:p>0.02181404436104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50 res</text:p>
          </table:table-cell>
          <table:table-cell office:value-type="string" calcext:value-type="string">
            <text:p>residential energy | market for residential energy, future | DK | megajoule | ecoinvent_cutoff_3.9_remind_SSP2-Base_2050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50_dk-2050-scenarios</text:p>
          </table:table-cell>
          <table:table-cell office:value-type="float" office:value="0.0102212592732943" calcext:value-type="float">
            <text:p>0.01022125927329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970 res</text:p>
          </table:table-cell>
          <table:table-cell office:value-type="string" calcext:value-type="string">
            <text:p>residential energy | market for residential energy, historical | DK | megajoule | test 1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historic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1970</text:p>
          </table:table-cell>
          <table:table-cell office:value-type="float" office:value="0.14737346449201" calcext:value-type="float">
            <text:p>0.147373464492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res</text:p>
          </table:table-cell>
          <table:table-cell office:value-type="string" calcext:value-type="string">
            <text:p>residential energy | market for residential energy, historical | DK | megajoule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historic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0502559983214501" calcext:value-type="float">
            <text:p>0.05025599832145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fire</text:p>
          </table:table-cell>
          <table:table-cell office:value-type="string" calcext:value-type="string">
            <text:p>heat | residential heat from firewood | DK | megajoule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residential heat from firewoo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00899378944921818" calcext:value-type="float">
            <text:p>0.008993789449218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elec</text:p>
          </table:table-cell>
          <table:table-cell office:value-type="string" calcext:value-type="string">
            <text:p>electricity | market for electricity, historical | DK | kilowatt hour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market for electricity, historic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368438067286117" calcext:value-type="float">
            <text:p>0.3684380672861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heatpump</text:p>
          </table:table-cell>
          <table:table-cell office:value-type="string" calcext:value-type="string">
            <text:p>heat | residential heat from heat pumps | DK | megajoule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residential heat from heat pump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0120554020165968" calcext:value-type="float">
            <text:p>0.0120554020165968</text:p>
          </table:table-cell>
        </table:table-row>
      </table:table>
      <table:table table:name="specific TH mix" table:style-name="ta1">
        <table:shapes>
          <draw:frame draw:z-index="0" draw:style-name="gr1" draw:text-style-name="P1" svg:width="15.999cm" svg:height="8.999cm" svg:x="27.391cm" svg:y="1.616cm">
            <draw:object draw:notify-on-update-of-ranges="'specific TH mix'.D4:'specific TH mix'.K4 'specific TH mix'.C5:'specific TH mix'.C5 'specific TH mix'.D5:'specific TH mix'.K5 'specific TH mix'.C6:'specific TH mix'.C6 'specific TH mix'.D6:'specific TH mix'.K6 'specific TH mix'.C7:'specific TH mix'.C7 'specific TH mix'.D7:'specific TH mix'.K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base cas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kg CO2/pers/year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  <table:table-cell office:value-type="float" office:value="2024" calcext:value-type="float">
            <text:p>2024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nyhouse</text:p>
          </table:table-cell>
          <table:table-cell table:style-name="ce2" table:number-columns-repeated="3"/>
          <table:table-cell office:value-type="float" office:value="0" calcext:value-type="float">
            <text:p>0</text:p>
          </table:table-cell>
          <table:table-cell table:style-name="ce5" table:formula="of:=170*3.6*20*[.H33]" office:value-type="float" office:value="351.581032941278" calcext:value-type="float">
            <text:p>352</text:p>
          </table:table-cell>
          <table:table-cell table:style-name="ce5" table:formula="of:=170*3.6*20*[.H35]" office:value-type="float" office:value="375.10706849756" calcext:value-type="float">
            <text:p>375</text:p>
          </table:table-cell>
          <table:table-cell table:style-name="ce5" table:formula="of:=170*3.6*20*[.R33]" office:value-type="float" office:value="393.591810720354" calcext:value-type="float">
            <text:p>394</text:p>
          </table:table-cell>
          <table:table-cell table:style-name="ce5" table:formula="of:=170*3.6*20*[.R35]" office:value-type="float" office:value="267.003902979158" calcext:value-type="float">
            <text:p>26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ouse</text:p>
          </table:table-cell>
          <table:table-cell table:style-name="ce2" table:number-columns-repeated="3"/>
          <table:table-cell table:style-name="ce4" table:formula="of:=269*3.6*38*[.R37]" office:value-type="float" office:value="5423.22559453437" calcext:value-type="float">
            <text:p>5423</text:p>
          </table:table-cell>
          <table:table-cell table:style-name="ce4" table:formula="of:=151*3.6*55*[.R38]" office:value-type="float" office:value="1502.55383781472" calcext:value-type="float">
            <text:p>1503</text:p>
          </table:table-cell>
          <table:table-cell table:style-name="ce5" table:formula="of:=130*3.6*55*0.02" office:value-type="float" office:value="514.8" calcext:value-type="float">
            <text:p>515</text:p>
          </table:table-cell>
          <table:table-cell table:style-name="ce5" table:formula="of:=118*3.6*55*[.R34]" office:value-type="float" office:value="422.269599998331" calcext:value-type="float">
            <text:p>422</text:p>
          </table:table-cell>
          <table:table-cell table:style-name="ce5" table:formula="of:=101*3.6*55*[.R36]" office:value-type="float" office:value="204.404742947339" calcext:value-type="float">
            <text:p>20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partment</text:p>
          </table:table-cell>
          <table:table-cell table:style-name="ce2" table:number-columns-repeated="3"/>
          <table:table-cell table:style-name="ce4" table:formula="of:=44*3.6*142*[.R37]" office:value-type="float" office:value="3314.84186212588" calcext:value-type="float">
            <text:p>3315</text:p>
          </table:table-cell>
          <table:table-cell table:style-name="ce4" table:formula="of:=107*3.6*44*[.R38]" office:value-type="float" office:value="851.778864350593" calcext:value-type="float">
            <text:p>852</text:p>
          </table:table-cell>
          <table:table-cell table:style-name="ce5" table:formula="of:=95*3.6*44*0.02" office:value-type="float" office:value="300.96" calcext:value-type="float">
            <text:p>301</text:p>
          </table:table-cell>
          <table:table-cell table:style-name="ce5" table:formula="of:=77*3.6*44*[.R34]" office:value-type="float" office:value="220.439045422858" calcext:value-type="float">
            <text:p>220</text:p>
          </table:table-cell>
          <table:table-cell table:style-name="ce5" table:formula="of:=51*3.6*44*[.R36]" office:value-type="float" office:value="82.5714209133807" calcext:value-type="float">
            <text:p>83</text:p>
          </table:table-cell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uncertaint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viation based on scenario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% difference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  <table:table-cell office:value-type="float" office:value="2024" calcext:value-type="float">
            <text:p>2024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qual energy mi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tricter energy label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qual kwh/m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ood houses and apartments</text:p>
          </table:table-cell>
          <table:table-cell table:number-columns-repeated="15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year</text:p>
          </table:table-cell>
          <table:table-cell office:value-type="string" calcext:value-type="string">
            <text:p>th mix gwp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eference produ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PCC 2021 | climate change | global warming potential (GWP100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ttes data</text:p>
          </table:table-cell>
          <table:table-cell office:value-type="float" office:value="2010" calcext:value-type="float">
            <text:p>2010</text:p>
          </table:table-cell>
          <table:table-cell table:style-name="ce11" table:formula="of:=(3500/4438*[.R39]+938/4438/3.6*[.R40])" office:value-type="float" office:value="0.0287239405997776" calcext:value-type="float">
            <text:p>0.029</text:p>
          </table:table-cell>
          <table:table-cell/>
          <table:table-cell office:value-type="string" calcext:value-type="string">
            <text:p>2035 tiny</text:p>
          </table:table-cell>
          <table:table-cell office:value-type="string" calcext:value-type="string">
            <text:p>residential energy | market for residential energy, tiny house, future | DK | megajoule | ecoinvent_cutoff_3.9_remind_SSP2-Base_2035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tiny house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35_dk-2050-scenarios</text:p>
          </table:table-cell>
          <table:table-cell office:value-type="float" office:value="0.0321561936863034" calcext:value-type="float">
            <text:p>0.0321561936863034</text:p>
          </table:table-cell>
        </table:table-row>
        <table:table-row table:style-name="ro1">
          <table:table-cell table:number-columns-repeated="6"/>
          <table:table-cell office:value-type="float" office:value="2035" calcext:value-type="float">
            <text:p>2035</text:p>
          </table:table-cell>
          <table:table-cell table:style-name="ce11" table:formula="of:=[.R33]" office:value-type="float" office:value="0.0321561936863034" calcext:value-type="float">
            <text:p>0.032</text:p>
          </table:table-cell>
          <table:table-cell/>
          <table:table-cell office:value-type="string" calcext:value-type="string">
            <text:p>2035 res</text:p>
          </table:table-cell>
          <table:table-cell office:value-type="string" calcext:value-type="string">
            <text:p>residential energy | market for residential energy, future | DK | megajoule | ecoinvent_cutoff_3.9_remind_SSP2-Base_2035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35_dk-2050-scenarios</text:p>
          </table:table-cell>
          <table:table-cell office:value-type="float" office:value="0.0180735148090366" calcext:value-type="float">
            <text:p>0.01807351480903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terpolation</text:p>
          </table:table-cell>
          <table:table-cell office:value-type="float" office:value="2024" calcext:value-type="float">
            <text:p>2024</text:p>
          </table:table-cell>
          <table:table-cell table:style-name="ce11" table:formula="of:=COM.MICROSOFT.FORECAST.LINEAR([.I4];[.H33:.H34];[.G33:.G34])" office:value-type="float" office:value="0.0306460023282321" calcext:value-type="float">
            <text:p>0.031</text:p>
          </table:table-cell>
          <table:table-cell/>
          <table:table-cell office:value-type="string" calcext:value-type="string">
            <text:p>2050 tiny</text:p>
          </table:table-cell>
          <table:table-cell office:value-type="string" calcext:value-type="string">
            <text:p>residential energy | market for residential energy, tiny house, future | DK | megajoule | ecoinvent_cutoff_3.9_remind_SSP2-Base_2050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tiny house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50_dk-2050-scenarios</text:p>
          </table:table-cell>
          <table:table-cell office:value-type="float" office:value="0.0218140443610423" calcext:value-type="float">
            <text:p>0.02181404436104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50 res</text:p>
          </table:table-cell>
          <table:table-cell office:value-type="string" calcext:value-type="string">
            <text:p>residential energy | market for residential energy, future | DK | megajoule | ecoinvent_cutoff_3.9_remind_SSP2-Base_2050_dk-2050-scen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futu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coinvent_cutoff_3.9_remind_SSP2-Base_2050_dk-2050-scenarios</text:p>
          </table:table-cell>
          <table:table-cell office:value-type="float" office:value="0.0102212592732943" calcext:value-type="float">
            <text:p>0.01022125927329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970 res</text:p>
          </table:table-cell>
          <table:table-cell office:value-type="string" calcext:value-type="string">
            <text:p>residential energy | market for residential energy, historical | DK | megajoule | test 1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historic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1970</text:p>
          </table:table-cell>
          <table:table-cell office:value-type="float" office:value="0.14737346449201" calcext:value-type="float">
            <text:p>0.147373464492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res</text:p>
          </table:table-cell>
          <table:table-cell office:value-type="string" calcext:value-type="string">
            <text:p>residential energy | market for residential energy, historical | DK | megajoule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residential energy</text:p>
          </table:table-cell>
          <table:table-cell office:value-type="string" calcext:value-type="string">
            <text:p>market for residential energy, historic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0502559983214501" calcext:value-type="float">
            <text:p>0.05025599832145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fire</text:p>
          </table:table-cell>
          <table:table-cell office:value-type="string" calcext:value-type="string">
            <text:p>heat | residential heat from firewood | DK | megajoule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residential heat from firewoo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00899378944921818" calcext:value-type="float">
            <text:p>0.008993789449218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elec</text:p>
          </table:table-cell>
          <table:table-cell office:value-type="string" calcext:value-type="string">
            <text:p>electricity | market for electricity, historical | DK | kilowatt hour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market for electricity, historic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368438067286117" calcext:value-type="float">
            <text:p>0.3684380672861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010 heatpump</text:p>
          </table:table-cell>
          <table:table-cell office:value-type="string" calcext:value-type="string">
            <text:p>heat | residential heat from heat pumps | DK | megajoule | test 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joul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residential heat from heat pump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est 2010</text:p>
          </table:table-cell>
          <table:table-cell office:value-type="float" office:value="0.0120554020165968" calcext:value-type="float">
            <text:p>0.0120554020165968</text:p>
          </table:table-cell>
        </table:table-row>
      </table:table>
      <table:table table:name="contribtuion results" table:style-name="ta1">
        <table:shapes>
          <draw:frame draw:z-index="0" draw:style-name="gr1" draw:text-style-name="P1" svg:width="24.768cm" svg:height="13.915cm" svg:x="23.408cm" svg:y="16.715cm">
            <draw:object draw:notify-on-update-of-ranges="'contribtuion results'.J3:'contribtuion results'.K21 'contribtuion results'.L2:'contribtuion results'.L2 'contribtuion results'.L3:'contribtuion results'.L21 'contribtuion results'.M2:'contribtuion results'.M2 'contribtuion results'.M3:'contribtuion results'.M21 'contribtuion results'.N2:'contribtuion results'.N2 'contribtuion results'.N3:'contribtuion results'.N21 'contribtuion results'.O2:'contribtuion results'.O2 'contribtuion results'.O3:'contribtuion results'.O21 'contribtuion results'.P2:'contribtuion results'.P2 'contribtuion results'.P3:'contribtuion results'.P21 'contribtuion results'.Q2:'contribtuion results'.Q2 'contribtuion results'.Q3:'contribtuion results'.Q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house 1970, 41.9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7"/>
          <table:table-cell office:value-type="string" calcext:value-type="string">
            <text:p>House (materials)</text:p>
          </table:table-cell>
          <table:table-cell office:value-type="string" calcext:value-type="string">
            <text:p>House (energy)</text:p>
          </table:table-cell>
          <table:table-cell office:value-type="string" calcext:value-type="string">
            <text:p>Apartment (materials)</text:p>
          </table:table-cell>
          <table:table-cell office:value-type="string" calcext:value-type="string">
            <text:p>Apartment (energy)</text:p>
          </table:table-cell>
          <table:table-cell office:value-type="string" calcext:value-type="string">
            <text:p>Tiny (materials)</text:p>
          </table:table-cell>
          <table:table-cell office:value-type="string" calcext:value-type="string">
            <text:p>Tiny (energy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34.7" calcext:value-type="float">
            <text:p>6234.7</text:p>
          </table:table-cell>
          <table:table-cell office:value-type="string" calcext:value-type="string">
            <text:p>house 1970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string" calcext:value-type="string">
            <text:p>House</text:p>
          </table:table-cell>
          <table:table-cell table:formula="of:=[.D4]" office:value-type="float" office:value="434.2" calcext:value-type="float">
            <text:p>434.2</text:p>
          </table:table-cell>
          <table:table-cell table:formula="of:=[.D5]" office:value-type="float" office:value="5979.8" calcext:value-type="float">
            <text:p>5979.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4.2" calcext:value-type="float">
            <text:p>434.2</text:p>
          </table:table-cell>
          <table:table-cell office:value-type="string" calcext:value-type="string">
            <text:p>Singlefamilyconventional_SSP2-Base_1970</text:p>
          </table:table-cell>
          <table:table-cell table:number-columns-repeated="5"/>
          <table:table-cell office:value-type="string" calcext:value-type="string">
            <text:p><text:s text:c="2"/>Apartment</text:p>
          </table:table-cell>
          <table:table-cell table:number-columns-repeated="2"/>
          <table:table-cell table:formula="of:=[.D35]" office:value-type="float" office:value="385.8" calcext:value-type="float">
            <text:p>385.8</text:p>
          </table:table-cell>
          <table:table-cell table:formula="of:=[.D34]" office:value-type="float" office:value="3063.9" calcext:value-type="float">
            <text:p>3063.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979.8" calcext:value-type="float">
            <text:p>5979.8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65]" office:value-type="float" office:value="137" calcext:value-type="float">
            <text:p>137</text:p>
          </table:table-cell>
          <table:table-cell table:formula="of:=[.D64]" office:value-type="float" office:value="5233.5" calcext:value-type="float">
            <text:p>5233.5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house 2010, 54.6, unit</text:p>
          </table:table-cell>
          <table:table-cell table:number-columns-repeated="8"/>
          <table:table-cell office:value-type="float" office:value="2010" calcext:value-type="float">
            <text:p>2010</text:p>
          </table:table-cell>
          <table:table-cell office:value-type="string" calcext:value-type="string">
            <text:p>House</text:p>
          </table:table-cell>
          <table:table-cell table:formula="of:=[.D10]" office:value-type="float" office:value="328.9" calcext:value-type="float">
            <text:p>328.9</text:p>
          </table:table-cell>
          <table:table-cell table:formula="of:=[.D11]" office:value-type="float" office:value="1491.6" calcext:value-type="float">
            <text:p>1491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Apartment</text:p>
          </table:table-cell>
          <table:table-cell table:number-columns-repeated="2"/>
          <table:table-cell table:formula="of:=[.D41]" office:value-type="float" office:value="231.4" calcext:value-type="float">
            <text:p>231.4</text:p>
          </table:table-cell>
          <table:table-cell table:formula="of:=[.D40]" office:value-type="float" office:value="857.6" calcext:value-type="float">
            <text:p>857.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23.7" calcext:value-type="float">
            <text:p>1823.7</text:p>
          </table:table-cell>
          <table:table-cell office:value-type="string" calcext:value-type="string">
            <text:p>house 2010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71]" office:value-type="float" office:value="59.6" calcext:value-type="float">
            <text:p>59.6</text:p>
          </table:table-cell>
          <table:table-cell table:formula="of:=[.D70]" office:value-type="float" office:value="821.3" calcext:value-type="float">
            <text:p>821.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8.9" calcext:value-type="float">
            <text:p>328.9</text:p>
          </table:table-cell>
          <table:table-cell office:value-type="string" calcext:value-type="string">
            <text:p>Singlefamilyconventional_SSP2-Base_201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491.6" calcext:value-type="float">
            <text:p>1491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office:value-type="string" calcext:value-type="string">
            <text:p>House</text:p>
          </table:table-cell>
          <table:table-cell table:formula="of:=[.D16]" office:value-type="float" office:value="332.1" calcext:value-type="float">
            <text:p>332.1</text:p>
          </table:table-cell>
          <table:table-cell table:formula="of:=[.D17]" office:value-type="float" office:value="1284.2" calcext:value-type="float">
            <text:p>1284.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Apartment</text:p>
          </table:table-cell>
          <table:table-cell table:number-columns-repeated="2"/>
          <table:table-cell table:formula="of:=[.D47]" office:value-type="float" office:value="246.1" calcext:value-type="float">
            <text:p>246.1</text:p>
          </table:table-cell>
          <table:table-cell table:formula="of:=[.D46]" office:value-type="float" office:value="857.6" calcext:value-type="float">
            <text:p>85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 2024, 54.6, unit</text:p>
          </table:table-cell>
          <table:table-cell table:number-columns-repeated="9"/>
          <table:table-cell office:value-type="string" calcext:value-type="string">
            <text:p>Tiny</text:p>
          </table:table-cell>
          <table:table-cell table:number-columns-repeated="4"/>
          <table:table-cell table:formula="of:=[.D77]" office:value-type="float" office:value="59.6" calcext:value-type="float">
            <text:p>59.6</text:p>
          </table:table-cell>
          <table:table-cell table:formula="of:=[.D76]" office:value-type="float" office:value="821.3" calcext:value-type="float">
            <text:p>82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16.2" calcext:value-type="float">
            <text:p>1616.2</text:p>
          </table:table-cell>
          <table:table-cell office:value-type="string" calcext:value-type="string">
            <text:p>house 2024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office:value-type="string" calcext:value-type="string">
            <text:p>House</text:p>
          </table:table-cell>
          <table:table-cell table:formula="of:=[.D22]" office:value-type="float" office:value="299.6" calcext:value-type="float">
            <text:p>299.6</text:p>
          </table:table-cell>
          <table:table-cell table:formula="of:=[.D23]" office:value-type="float" office:value="414.1" calcext:value-type="float">
            <text:p>414.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32.1" calcext:value-type="float">
            <text:p>332.1</text:p>
          </table:table-cell>
          <table:table-cell office:value-type="string" calcext:value-type="string">
            <text:p>Singlefamilyconventional_cutoff391</text:p>
          </table:table-cell>
          <table:table-cell table:number-columns-repeated="5"/>
          <table:table-cell office:value-type="string" calcext:value-type="string">
            <text:p>Apartment</text:p>
          </table:table-cell>
          <table:table-cell table:number-columns-repeated="2"/>
          <table:table-cell table:formula="of:=[.D53]" office:value-type="float" office:value="209" calcext:value-type="float">
            <text:p>209</text:p>
          </table:table-cell>
          <table:table-cell table:formula="of:=[.D52]" office:value-type="float" office:value="246.9" calcext:value-type="float">
            <text:p>246.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284.2" calcext:value-type="float">
            <text:p>1284.2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83]" office:value-type="float" office:value="48.6" calcext:value-type="float">
            <text:p>48.6</text:p>
          </table:table-cell>
          <table:table-cell table:formula="of:=[.D82]" office:value-type="float" office:value="393.3" calcext:value-type="float">
            <text:p>393.3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house 2035, 54.6, unit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string" calcext:value-type="string">
            <text:p>House</text:p>
          </table:table-cell>
          <table:table-cell table:formula="of:=[.D28]" office:value-type="float" office:value="281.3" calcext:value-type="float">
            <text:p>281.3</text:p>
          </table:table-cell>
          <table:table-cell table:formula="of:=[.D29]" office:value-type="float" office:value="198.3" calcext:value-type="float">
            <text:p>198.3</text:p>
          </table:table-cell>
          <table:table-cell table:number-columns-repeated="6"/>
          <table:table-cell office:value-type="string" calcext:value-type="string">
            <text:p>house apt 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Apartment</text:p>
          </table:table-cell>
          <table:table-cell table:number-columns-repeated="2"/>
          <table:table-cell table:formula="of:=[.D59]" office:value-type="float" office:value="192.5" calcext:value-type="float">
            <text:p>192.5</text:p>
          </table:table-cell>
          <table:table-cell table:formula="of:=[.D58]" office:value-type="float" office:value="118.6" calcext:value-type="float">
            <text:p>118.6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table:style-name="ce5" table:formula="of:=([.L11]+[.M11]+[.N12]+[.O12])/2" office:value-type="float" office:value="1360" calcext:value-type="float">
            <text:p>1360</text:p>
          </table:table-cell>
          <table:table-cell table:style-name="ce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3.7" calcext:value-type="float">
            <text:p>713.7</text:p>
          </table:table-cell>
          <table:table-cell office:value-type="string" calcext:value-type="string">
            <text:p>house 2035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89]" office:value-type="float" office:value="43.5" calcext:value-type="float">
            <text:p>43.5</text:p>
          </table:table-cell>
          <table:table-cell table:formula="of:=[.D88]" office:value-type="float" office:value="267" calcext:value-type="float">
            <text:p>267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style-name="ce5" table:formula="of:=([.L15]+[.M15]+[.N16]+[.O16])/2" office:value-type="float" office:value="584.8" calcext:value-type="float">
            <text:p>585</text:p>
          </table:table-cell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99.6" calcext:value-type="float">
            <text:p>299.6</text:p>
          </table:table-cell>
          <table:table-cell office:value-type="string" calcext:value-type="string">
            <text:p>Singlefamilyconventional_SSP2-Base_2035</text:p>
          </table:table-cell>
          <table:table-cell table:number-columns-repeated="14"/>
          <table:table-cell office:value-type="float" office:value="2050" calcext:value-type="float">
            <text:p>2050</text:p>
          </table:table-cell>
          <table:table-cell table:formula="of:=([.L19]+[.M19]+[.N20]+[.O20])/2" office:value-type="float" office:value="395.35" calcext:value-type="float">
            <text:p>395.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14.1" calcext:value-type="float">
            <text:p>414.1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3"/>
          <table:table-cell office:value-type="string" calcext:value-type="string">
            <text:p>2035,2050</text:p>
          </table:table-cell>
          <table:table-cell office:value-type="float" office:value="2030" calcext:value-type="float">
            <text:p>2030</text:p>
          </table:table-cell>
          <table:table-cell table:formula="of:=FORECAST([.T23];[.U$21:.U$22];[.T$21:.T$22])" office:value-type="float" office:value="647.95" calcext:value-type="float">
            <text:p>647.95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2024,2035,2050</text:p>
          </table:table-cell>
          <table:table-cell office:value-type="float" office:value="2030" calcext:value-type="float">
            <text:p>2030</text:p>
          </table:table-cell>
          <table:table-cell table:formula="of:=FORECAST([.T23];[.U$20:.U$22];[.T$20:.T$22])" office:value-type="float" office:value="1005.92969667319" calcext:value-type="float">
            <text:p>1005.92969667319</text:p>
          </table:table-cell>
          <table:table-cell/>
        </table:table-row>
        <table:table-row table:style-name="ro1">
          <table:table-cell office:value-type="string" calcext:value-type="string">
            <text:p>house 2050, 54.6, m2</text:p>
          </table:table-cell>
          <table:table-cell table:number-columns-repeated="8"/>
          <table:table-cell office:value-type="string" calcext:value-type="string">
            <text:p>Reduction in embodied GHG emissions</text:p>
          </table:table-cell>
          <table:table-cell table:number-columns-repeated="8"/>
          <table:table-cell office:value-type="string" calcext:value-type="string">
            <text:p>2024,2035</text:p>
          </table:table-cell>
          <table:table-cell office:value-type="float" office:value="2030" calcext:value-type="float">
            <text:p>2030</text:p>
          </table:table-cell>
          <table:table-cell table:formula="of:=FORECAST([.T25];[.U$20:.U$21];[.T$20:.T$21])" office:value-type="float" office:value="937.163636363636" calcext:value-type="float">
            <text:p>937.163636363636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from 1970 to 2010</text:p>
          </table:table-cell>
          <table:table-cell office:value-type="string" calcext:value-type="string">
            <text:p>from 2010 to 205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string" calcext:value-type="string">
            <text:p>house 2050</text:p>
          </table:table-cell>
          <table:table-cell table:number-columns-repeated="4"/>
          <table:table-cell office:value-type="string" calcext:value-type="string">
            <text:p>house</text:p>
          </table:table-cell>
          <table:table-cell table:style-name="ce14" table:formula="of:=([.L3]-[.L7])/[.L3]" office:value-type="percentage" office:value="0.24251497005988" calcext:value-type="percentage">
            <text:p>24%</text:p>
          </table:table-cell>
          <table:table-cell table:style-name="ce14" table:formula="of:=([.L7]-[.L19])/[.L7]" office:value-type="percentage" office:value="0.144724840377014" calcext:value-type="percentage">
            <text:p>14%</text:p>
          </table:table-cell>
          <table:table-cell table:number-columns-repeated="7"/>
          <table:table-cell office:value-type="string" calcext:value-type="string">
            <text:p>th interpol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81.3" calcext:value-type="float">
            <text:p>281.3</text:p>
          </table:table-cell>
          <table:table-cell office:value-type="string" calcext:value-type="string">
            <text:p>Singlefamilyconventional_SSP2-Base_2050</text:p>
          </table:table-cell>
          <table:table-cell table:number-columns-repeated="4"/>
          <table:table-cell office:value-type="string" calcext:value-type="string">
            <text:p>apartment</text:p>
          </table:table-cell>
          <table:table-cell table:style-name="ce14" table:formula="of:=([.N4]-[.N8])/[.N4]" office:value-type="percentage" office:value="0.400207361327113" calcext:value-type="percentage">
            <text:p>40%</text:p>
          </table:table-cell>
          <table:table-cell table:style-name="ce14" table:formula="of:=([.N8]-[.N20])/[.N8]" office:value-type="percentage" office:value="0.168107173725151" calcext:value-type="percentage">
            <text:p>17%</text:p>
          </table:table-cell>
          <table:table-cell table:number-columns-repeated="7"/>
          <table:table-cell office:value-type="float" office:value="2024" calcext:value-type="float">
            <text:p>2024</text:p>
          </table:table-cell>
          <table:table-cell table:formula="of:=[.P13]+[.Q13]" office:value-type="float" office:value="880.9" calcext:value-type="float">
            <text:p>880.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8.3" calcext:value-type="float">
            <text:p>198.3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4"/>
          <table:table-cell office:value-type="string" calcext:value-type="string">
            <text:p>tiny</text:p>
          </table:table-cell>
          <table:table-cell table:style-name="ce14" table:formula="of:=([.P5]-[.P9])/[.P5]" office:value-type="percentage" office:value="0.564963503649635" calcext:value-type="percentage">
            <text:p>56%</text:p>
          </table:table-cell>
          <table:table-cell table:style-name="ce14" table:formula="of:=([.P9]-[.P21])/[.P9]" office:value-type="percentage" office:value="0.270134228187919" calcext:value-type="percentage">
            <text:p>27%</text:p>
          </table:table-cell>
          <table:table-cell table:number-columns-repeated="7"/>
          <table:table-cell office:value-type="float" office:value="2035" calcext:value-type="float">
            <text:p>2035</text:p>
          </table:table-cell>
          <table:table-cell table:formula="of:=[.P17]+[.Q17]" office:value-type="float" office:value="441.9" calcext:value-type="float">
            <text:p>441.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style-name="ce14" table:formula="of:=AVERAGE([.K27:.K29])" office:value-type="percentage" office:value="0.402561945012209" calcext:value-type="percentage">
            <text:p>40%</text:p>
          </table:table-cell>
          <table:table-cell table:style-name="ce14" table:formula="of:=AVERAGE([.L27:.L29])" office:value-type="percentage" office:value="0.194322080763362" calcext:value-type="percentage">
            <text:p>19%</text:p>
          </table:table-cell>
          <table:table-cell table:number-columns-repeated="7"/>
          <table:table-cell office:value-type="float" office:value="2050" calcext:value-type="float">
            <text:p>2050</text:p>
          </table:table-cell>
          <table:table-cell table:formula="of:=[.P21]+[.Q21]" office:value-type="float" office:value="310.5" calcext:value-type="float">
            <text:p>310.5</text:p>
          </table:table-cell>
          <table:table-cell/>
        </table:table-row>
        <table:table-row table:style-name="ro1">
          <table:table-cell office:value-type="string" calcext:value-type="string">
            <text:p>apartment 1970, 38.5, unit</text:p>
          </table:table-cell>
          <table:table-cell table:number-columns-repeated="8"/>
          <table:table-cell office:value-type="string" calcext:value-type="string">
            <text:p>Reduction in GHG from use-phase energy</text:p>
          </table:table-cell>
          <table:table-cell table:number-columns-repeated="9"/>
          <table:table-cell office:value-type="float" office:value="2030" calcext:value-type="float">
            <text:p>2030</text:p>
          </table:table-cell>
          <table:table-cell table:formula="of:=FORECAST([.T31];[.U29:.U30];[.T29:.T30])" office:value-type="float" office:value="485.7" calcext:value-type="float">
            <text:p>485.7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from 1970 to 2010</text:p>
          </table:table-cell>
          <table:table-cell office:value-type="string" calcext:value-type="string">
            <text:p>from 2010 to 205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77.8" calcext:value-type="float">
            <text:p>3277.8</text:p>
          </table:table-cell>
          <table:table-cell office:value-type="string" calcext:value-type="string">
            <text:p>apartment 1970</text:p>
          </table:table-cell>
          <table:table-cell table:number-columns-repeated="4"/>
          <table:table-cell office:value-type="string" calcext:value-type="string">
            <text:p>house</text:p>
          </table:table-cell>
          <table:table-cell table:style-name="ce14" table:formula="of:=([.M3]-[.M7])/[.M3]" office:value-type="percentage" office:value="0.750560219405331" calcext:value-type="percentage">
            <text:p>75%</text:p>
          </table:table-cell>
          <table:table-cell table:style-name="ce14" table:formula="of:=([.M7]-[.M19])/[.M7]" office:value-type="percentage" office:value="0.867055510860821" calcext:value-type="percentage">
            <text:p>87%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063.9" calcext:value-type="float">
            <text:p>3063.9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4"/>
          <table:table-cell office:value-type="string" calcext:value-type="string">
            <text:p>apartment</text:p>
          </table:table-cell>
          <table:table-cell table:style-name="ce14" table:formula="of:=([.O4]-[.O8])/[.O4]" office:value-type="percentage" office:value="0.72009530337152" calcext:value-type="percentage">
            <text:p>72%</text:p>
          </table:table-cell>
          <table:table-cell table:style-name="ce14" table:formula="of:=([.O8]-[.O20])/[.O8]" office:value-type="percentage" office:value="0.861707089552239" calcext:value-type="percentage">
            <text:p>86%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5.8" calcext:value-type="float">
            <text:p>385.8</text:p>
          </table:table-cell>
          <table:table-cell office:value-type="string" calcext:value-type="string">
            <text:p>Multifamilyconventional_SSP2-Base_1970n</text:p>
          </table:table-cell>
          <table:table-cell table:number-columns-repeated="4"/>
          <table:table-cell office:value-type="string" calcext:value-type="string">
            <text:p>tiny</text:p>
          </table:table-cell>
          <table:table-cell table:style-name="ce14" table:formula="of:=([.Q5]-[.Q9])/[.Q5]" office:value-type="percentage" office:value="0.84306869207987" calcext:value-type="percentage">
            <text:p>84%</text:p>
          </table:table-cell>
          <table:table-cell table:style-name="ce14" table:formula="of:=([.Q9]-[.Q21])/[.Q9]" office:value-type="percentage" office:value="0.674905637404115" calcext:value-type="percentage">
            <text:p>67%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style-name="ce14" table:formula="of:=AVERAGE([.K33:.K35])" office:value-type="percentage" office:value="0.771241404952241" calcext:value-type="percentage">
            <text:p>77%</text:p>
          </table:table-cell>
          <table:table-cell table:style-name="ce14" table:formula="of:=AVERAGE([.L33:.L35])" office:value-type="percentage" office:value="0.801222745939058" calcext:value-type="percentage">
            <text:p>8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artment 2010, 44.3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3.7" calcext:value-type="float">
            <text:p>1103.7</text:p>
          </table:table-cell>
          <table:table-cell office:value-type="string" calcext:value-type="string">
            <text:p>apartment 201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.6" calcext:value-type="float">
            <text:p>857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1.4" calcext:value-type="float">
            <text:p>231.4</text:p>
          </table:table-cell>
          <table:table-cell office:value-type="string" calcext:value-type="string">
            <text:p>Multifamilyconventional_SSP2-Base_2010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partment 2024, 44.3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3.7" calcext:value-type="float">
            <text:p>1103.7</text:p>
          </table:table-cell>
          <table:table-cell office:value-type="string" calcext:value-type="string">
            <text:p>apartment 202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.6" calcext:value-type="float">
            <text:p>857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6.1" calcext:value-type="float">
            <text:p>246.1</text:p>
          </table:table-cell>
          <table:table-cell office:value-type="string" calcext:value-type="string">
            <text:p>Multifamilyconventional_cutoff391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partment 2035, 44.3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5.9" calcext:value-type="float">
            <text:p>455.9</text:p>
          </table:table-cell>
          <table:table-cell office:value-type="string" calcext:value-type="string">
            <text:p>apartment 203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46.9" calcext:value-type="float">
            <text:p>246.9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Multifamilyconventional_SSP2-Base_2035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partment 2050, 44.3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1.2" calcext:value-type="float">
            <text:p>311.2</text:p>
          </table:table-cell>
          <table:table-cell office:value-type="string" calcext:value-type="string">
            <text:p>apartment 205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8.6" calcext:value-type="float">
            <text:p>118.6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2.5" calcext:value-type="float">
            <text:p>192.5</text:p>
          </table:table-cell>
          <table:table-cell office:value-type="string" calcext:value-type="string">
            <text:p>Multifamilyconventional_SSP2-Base_2050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ny 1970, 20.0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93.1" calcext:value-type="float">
            <text:p>5293.1</text:p>
          </table:table-cell>
          <table:table-cell office:value-type="string" calcext:value-type="string">
            <text:p>tiny 197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233.5" calcext:value-type="float">
            <text:p>5233.5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iny house materials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ny 2010, 20.0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tiny 201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1.3" calcext:value-type="float">
            <text:p>821.3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string" calcext:value-type="string">
            <text:p>tiny house materials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ny 2024, 20.0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tiny 202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1.3" calcext:value-type="float">
            <text:p>821.3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string" calcext:value-type="string">
            <text:p>tiny house materials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ny 2035, 20.0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tiny 203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93.3" calcext:value-type="float">
            <text:p>393.3</text:p>
          </table:table-cell>
          <table:table-cell office:value-type="string" calcext:value-type="string">
            <text:p>market for residential energy, tiny house, futur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.6" calcext:value-type="float">
            <text:p>48.6</text:p>
          </table:table-cell>
          <table:table-cell office:value-type="string" calcext:value-type="string">
            <text:p>tiny house materials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ny 2050, 20.0, un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tiny 205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market for residential energy, tiny house, futur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string" calcext:value-type="string">
            <text:p>tiny house materials</text:p>
          </table:table-cell>
          <table:table-cell table:number-columns-repeated="17"/>
        </table:table-row>
      </table:table>
      <table:table table:name="DK Mix contribution" table:style-name="ta1">
        <table:shapes>
          <draw:frame draw:z-index="0" draw:style-name="gr1" draw:text-style-name="P1" svg:width="24.768cm" svg:height="13.915cm" svg:x="23.756cm" svg:y="17.768cm">
            <draw:object draw:notify-on-update-of-ranges="'DK Mix contribution'.J3:'DK Mix contribution'.K21 'DK Mix contribution'.L2:'DK Mix contribution'.L2 'DK Mix contribution'.L3:'DK Mix contribution'.L21 'DK Mix contribution'.M2:'DK Mix contribution'.M2 'DK Mix contribution'.M3:'DK Mix contribution'.M21 'DK Mix contribution'.N2:'DK Mix contribution'.N2 'DK Mix contribution'.N3:'DK Mix contribution'.N21 'DK Mix contribution'.O2:'DK Mix contribution'.O2 'DK Mix contribution'.O3:'DK Mix contribution'.O21 'DK Mix contribution'.P2:'DK Mix contribution'.P2 'DK Mix contribution'.P3:'DK Mix contribution'.P21 'DK Mix contribution'.Q2:'DK Mix contribution'.Q2 'DK Mix contribution'.Q3:'DK Mix contribution'.Q21 'DK Mix contribution'.R3:'DK Mix contribution'.R21 'DK Mix contribution'.R3:'DK Mix contribution'.R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24.768cm" svg:height="13.915cm" svg:x="23.909cm" svg:y="31.283cm">
            <draw:object draw:notify-on-update-of-ranges="'DK Mix contribution'.J11:'DK Mix contribution'.K21 'DK Mix contribution'.L2:'DK Mix contribution'.L2 'DK Mix contribution'.L11:'DK Mix contribution'.L21 'DK Mix contribution'.M2:'DK Mix contribution'.M2 'DK Mix contribution'.M11:'DK Mix contribution'.M21 'DK Mix contribution'.N2:'DK Mix contribution'.N2 'DK Mix contribution'.N11:'DK Mix contribution'.N21 'DK Mix contribution'.O2:'DK Mix contribution'.O2 'DK Mix contribution'.O11:'DK Mix contribution'.O21 'DK Mix contribution'.P2:'DK Mix contribution'.P2 'DK Mix contribution'.P11:'DK Mix contribution'.P21 'DK Mix contribution'.Q2:'DK Mix contribution'.Q2 'DK Mix contribution'.Q11:'DK Mix contribution'.Q21 'DK Mix contribution'.R11:'DK Mix contribution'.R21 'DK Mix contribution'.R11:'DK Mix contribution'.R2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house 1970, 41.9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7"/>
          <table:table-cell office:value-type="string" calcext:value-type="string">
            <text:p>House (materials)</text:p>
          </table:table-cell>
          <table:table-cell office:value-type="string" calcext:value-type="string">
            <text:p>House (energy)</text:p>
          </table:table-cell>
          <table:table-cell office:value-type="string" calcext:value-type="string">
            <text:p>Apartment (materials)</text:p>
          </table:table-cell>
          <table:table-cell office:value-type="string" calcext:value-type="string">
            <text:p>Apartment (energy)</text:p>
          </table:table-cell>
          <table:table-cell office:value-type="string" calcext:value-type="string">
            <text:p>Tiny (materials)</text:p>
          </table:table-cell>
          <table:table-cell office:value-type="string" calcext:value-type="string">
            <text:p>Tiny (energy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34.7" calcext:value-type="float">
            <text:p>6234.7</text:p>
          </table:table-cell>
          <table:table-cell office:value-type="string" calcext:value-type="string">
            <text:p>house 1970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string" calcext:value-type="string">
            <text:p>House</text:p>
          </table:table-cell>
          <table:table-cell table:formula="of:=[.D4]" office:value-type="float" office:value="434.2" calcext:value-type="float">
            <text:p>434.2</text:p>
          </table:table-cell>
          <table:table-cell table:formula="of:=[.D5]" office:value-type="float" office:value="5979.8" calcext:value-type="float">
            <text:p>5979.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4.2" calcext:value-type="float">
            <text:p>434.2</text:p>
          </table:table-cell>
          <table:table-cell office:value-type="string" calcext:value-type="string">
            <text:p>Singlefamilyconventional_SSP2-Base_1970</text:p>
          </table:table-cell>
          <table:table-cell table:number-columns-repeated="5"/>
          <table:table-cell office:value-type="string" calcext:value-type="string">
            <text:p><text:s text:c="2"/>Apartment</text:p>
          </table:table-cell>
          <table:table-cell table:number-columns-repeated="2"/>
          <table:table-cell table:formula="of:=[.D35]" office:value-type="float" office:value="385.8" calcext:value-type="float">
            <text:p>385.8</text:p>
          </table:table-cell>
          <table:table-cell table:formula="of:=[.D34]" office:value-type="float" office:value="3063.9" calcext:value-type="float">
            <text:p>3063.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979.8" calcext:value-type="float">
            <text:p>5979.8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65]" office:value-type="float" office:value="137" calcext:value-type="float">
            <text:p>137</text:p>
          </table:table-cell>
          <table:table-cell table:formula="of:=[.D64]" office:value-type="float" office:value="5233.5" calcext:value-type="float">
            <text:p>5233.5</text:p>
          </table:table-cell>
          <table:table-cell table:formula="of:=[.S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ouse 2010, 54.6, unit</text:p>
          </table:table-cell>
          <table:table-cell table:number-columns-repeated="8"/>
          <table:table-cell office:value-type="float" office:value="2010" calcext:value-type="float">
            <text:p>2010</text:p>
          </table:table-cell>
          <table:table-cell office:value-type="string" calcext:value-type="string">
            <text:p>House</text:p>
          </table:table-cell>
          <table:table-cell table:formula="of:=[.D10]" office:value-type="float" office:value="328.9" calcext:value-type="float">
            <text:p>328.9</text:p>
          </table:table-cell>
          <table:table-cell table:formula="of:=[.D11]" office:value-type="float" office:value="1491.6" calcext:value-type="float">
            <text:p>1491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Apartment</text:p>
          </table:table-cell>
          <table:table-cell table:number-columns-repeated="2"/>
          <table:table-cell table:formula="of:=[.D41]" office:value-type="float" office:value="231.4" calcext:value-type="float">
            <text:p>231.4</text:p>
          </table:table-cell>
          <table:table-cell table:formula="of:=[.D40]" office:value-type="float" office:value="857.6" calcext:value-type="float">
            <text:p>857.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23.7" calcext:value-type="float">
            <text:p>1823.7</text:p>
          </table:table-cell>
          <table:table-cell office:value-type="string" calcext:value-type="string">
            <text:p>house 2010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71]" office:value-type="float" office:value="56.3" calcext:value-type="float">
            <text:p>56.3</text:p>
          </table:table-cell>
          <table:table-cell table:formula="of:=[.D70]" office:value-type="float" office:value="821.3" calcext:value-type="float">
            <text:p>821.3</text:p>
          </table:table-cell>
          <table:table-cell table:formula="of:=[.S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8.9" calcext:value-type="float">
            <text:p>328.9</text:p>
          </table:table-cell>
          <table:table-cell office:value-type="string" calcext:value-type="string">
            <text:p>Singlefamilyconventional_SSP2-Base_201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491.6" calcext:value-type="float">
            <text:p>1491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office:value-type="string" calcext:value-type="string">
            <text:p>House</text:p>
          </table:table-cell>
          <table:table-cell table:formula="of:=[.D16]" office:value-type="float" office:value="332.1" calcext:value-type="float">
            <text:p>332.1</text:p>
          </table:table-cell>
          <table:table-cell table:formula="of:=[.D17]" office:value-type="float" office:value="1284.2" calcext:value-type="float">
            <text:p>1284.2</text:p>
          </table:table-cell>
          <table:table-cell table:number-columns-repeated="5"/>
          <table:table-cell office:value-type="string" calcext:value-type="string">
            <text:p>diff for error bars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partment</text:p>
          </table:table-cell>
          <table:table-cell table:number-columns-repeated="2"/>
          <table:table-cell table:formula="of:=[.D47]" office:value-type="float" office:value="246.1" calcext:value-type="float">
            <text:p>246.1</text:p>
          </table:table-cell>
          <table:table-cell table:formula="of:=[.D46]" office:value-type="float" office:value="857.6" calcext:value-type="float">
            <text:p>857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 2024, 54.6, unit</text:p>
          </table:table-cell>
          <table:table-cell table:number-columns-repeated="9"/>
          <table:table-cell office:value-type="string" calcext:value-type="string">
            <text:p>Tiny</text:p>
          </table:table-cell>
          <table:table-cell table:number-columns-repeated="4"/>
          <table:table-cell table:formula="of:=[.D77]" office:value-type="float" office:value="59.6" calcext:value-type="float">
            <text:p>59.6</text:p>
          </table:table-cell>
          <table:table-cell office:value-type="float" office:value="615" calcext:value-type="float">
            <text:p>615</text:p>
          </table:table-cell>
          <table:table-cell table:style-name="ce5" table:formula="of:=[.S14]" office:value-type="float" office:value="206.3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4"/>
          <table:table-cell table:formula="of:=[.Q9]-[.Q13]" office:value-type="float" office:value="206.3" calcext:value-type="float">
            <text:p>206.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16.2" calcext:value-type="float">
            <text:p>1616.2</text:p>
          </table:table-cell>
          <table:table-cell office:value-type="string" calcext:value-type="string">
            <text:p>house 2024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office:value-type="string" calcext:value-type="string">
            <text:p>House</text:p>
          </table:table-cell>
          <table:table-cell table:formula="of:=[.D22]" office:value-type="float" office:value="299.6" calcext:value-type="float">
            <text:p>299.6</text:p>
          </table:table-cell>
          <table:table-cell table:formula="of:=[.D23]" office:value-type="float" office:value="414.1" calcext:value-type="float">
            <text:p>414.1</text:p>
          </table:table-cell>
          <table:table-cell table:number-columns-repeated="5"/>
          <table:table-cell table:formula="of:=[$'contribtuion results'.Q17]-[.Q17]" office:value-type="float" office:value="173.3" calcext:value-type="float">
            <text:p>173.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32.1" calcext:value-type="float">
            <text:p>332.1</text:p>
          </table:table-cell>
          <table:table-cell office:value-type="string" calcext:value-type="string">
            <text:p>Singlefamilyconventional_cutoff391</text:p>
          </table:table-cell>
          <table:table-cell table:number-columns-repeated="5"/>
          <table:table-cell office:value-type="string" calcext:value-type="string">
            <text:p>Apartment</text:p>
          </table:table-cell>
          <table:table-cell table:number-columns-repeated="2"/>
          <table:table-cell table:formula="of:=[.D53]" office:value-type="float" office:value="209" calcext:value-type="float">
            <text:p>209</text:p>
          </table:table-cell>
          <table:table-cell table:formula="of:=[.D52]" office:value-type="float" office:value="246.9" calcext:value-type="float">
            <text:p>246.9</text:p>
          </table:table-cell>
          <table:table-cell table:number-columns-repeated="3"/>
          <table:table-cell table:formula="of:=[$'contribtuion results'.Q21]-[.Q21]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284.2" calcext:value-type="float">
            <text:p>1284.2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83]" office:value-type="float" office:value="48.6" calcext:value-type="float">
            <text:p>48.6</text:p>
          </table:table-cell>
          <table:table-cell office:value-type="float" office:value="220" calcext:value-type="float">
            <text:p>220</text:p>
          </table:table-cell>
          <table:table-cell table:style-name="ce5" table:formula="of:=[.S15]" office:value-type="float" office:value="173.3" calcext:value-type="float">
            <text:p>173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ouse 2035, 54.6, unit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string" calcext:value-type="string">
            <text:p>House</text:p>
          </table:table-cell>
          <table:table-cell table:formula="of:=[.D28]" office:value-type="float" office:value="281.3" calcext:value-type="float">
            <text:p>281.3</text:p>
          </table:table-cell>
          <table:table-cell table:formula="of:=[.D29]" office:value-type="float" office:value="198.3" calcext:value-type="float">
            <text:p>198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Apartment</text:p>
          </table:table-cell>
          <table:table-cell table:number-columns-repeated="2"/>
          <table:table-cell table:formula="of:=[.D59]" office:value-type="float" office:value="192.5" calcext:value-type="float">
            <text:p>192.5</text:p>
          </table:table-cell>
          <table:table-cell table:formula="of:=[.D58]" office:value-type="float" office:value="118.6" calcext:value-type="float">
            <text:p>118.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3.7" calcext:value-type="float">
            <text:p>713.7</text:p>
          </table:table-cell>
          <table:table-cell office:value-type="string" calcext:value-type="string">
            <text:p>house 2035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number-columns-repeated="4"/>
          <table:table-cell table:formula="of:=[.D89]" office:value-type="float" office:value="43.5" calcext:value-type="float">
            <text:p>43.5</text:p>
          </table:table-cell>
          <table:table-cell office:value-type="float" office:value="125" calcext:value-type="float">
            <text:p>125</text:p>
          </table:table-cell>
          <table:table-cell table:formula="of:=[.S16]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99.6" calcext:value-type="float">
            <text:p>299.6</text:p>
          </table:table-cell>
          <table:table-cell office:value-type="string" calcext:value-type="string">
            <text:p>Singlefamilyconventional_SSP2-Base_20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14.1" calcext:value-type="float">
            <text:p>414.1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ouse 2050, 54.6, m2</text:p>
          </table:table-cell>
          <table:table-cell table:number-columns-repeated="8"/>
          <table:table-cell office:value-type="string" calcext:value-type="string">
            <text:p>Reduction in embodied GHG emissions</text:p>
          </table:table-cell>
          <table:table-cell table:number-columns-repeated="5"/>
          <table:table-cell office:value-type="string" calcext:value-type="string">
            <text:p>Range 2010-2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from 1970 to 2010</text:p>
          </table:table-cell>
          <table:table-cell office:value-type="string" calcext:value-type="string">
            <text:p>from 2010 to 2050</text:p>
          </table:table-cell>
          <table:table-cell office:value-type="string" calcext:value-type="string">
            <text:p>Range 2010-2050</text:p>
          </table:table-cell>
          <table:table-cell table:number-columns-repeated="2"/>
          <table:table-cell office:value-type="string" calcext:value-type="string">
            <text:p>SSP1-PkBudg500</text:p>
          </table:table-cell>
          <table:table-cell office:value-type="string" calcext:value-type="string">
            <text:p>SSP5-Bas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string" calcext:value-type="string">
            <text:p>house 2050</text:p>
          </table:table-cell>
          <table:table-cell table:number-columns-repeated="4"/>
          <table:table-cell office:value-type="string" calcext:value-type="string">
            <text:p>house</text:p>
          </table:table-cell>
          <table:table-cell table:style-name="ce14" table:formula="of:=([.L3]-[.L7])/[.L3]" office:value-type="percentage" office:value="0.24251497005988" calcext:value-type="percentage">
            <text:p>24%</text:p>
          </table:table-cell>
          <table:table-cell table:style-name="ce14" table:formula="of:=([.L7]-[.L19])/[.L7]" office:value-type="percentage" office:value="0.144724840377014" calcext:value-type="percentage">
            <text:p>14%</text:p>
          </table:table-cell>
          <table:table-cell office:value-type="string" calcext:value-type="string">
            <text:p>4-33%</text:p>
          </table:table-cell>
          <table:table-cell table:number-columns-repeated="2"/>
          <table:table-cell table:style-name="ce14" table:formula="of:=([.L7]-221.4)/[.L7]" office:value-type="percentage" office:value="0.326847065977501" calcext:value-type="percentage">
            <text:p>33%</text:p>
          </table:table-cell>
          <table:table-cell table:style-name="ce14" table:formula="of:=([.L7]-315.4)/[.L7]" office:value-type="percentage" office:value="0.041045910611128" calcext:value-type="percentage">
            <text:p>4%</text:p>
          </table:table-cell>
          <table:table-cell table:number-columns-repeated="2"/>
          <table:table-cell office:value-type="string" calcext:value-type="string">
            <text:p>th interpol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81.3" calcext:value-type="float">
            <text:p>281.3</text:p>
          </table:table-cell>
          <table:table-cell office:value-type="string" calcext:value-type="string">
            <text:p>Singlefamilyconventional_SSP2-Base_2050</text:p>
          </table:table-cell>
          <table:table-cell table:number-columns-repeated="4"/>
          <table:table-cell office:value-type="string" calcext:value-type="string">
            <text:p>apartment</text:p>
          </table:table-cell>
          <table:table-cell table:style-name="ce14" table:formula="of:=([.N4]-[.N8])/[.N4]" office:value-type="percentage" office:value="0.400207361327113" calcext:value-type="percentage">
            <text:p>40%</text:p>
          </table:table-cell>
          <table:table-cell table:style-name="ce14" table:formula="of:=([.N8]-[.N20])/[.N8]" office:value-type="percentage" office:value="0.168107173725151" calcext:value-type="percentage">
            <text:p>17%</text:p>
          </table:table-cell>
          <table:table-cell office:value-type="string" calcext:value-type="string">
            <text:p>5-41%</text:p>
          </table:table-cell>
          <table:table-cell table:number-columns-repeated="2"/>
          <table:table-cell table:style-name="ce14" table:formula="of:=([.N8]-136.2)/[.N8]" office:value-type="percentage" office:value="0.411408815903198" calcext:value-type="percentage">
            <text:p>41%</text:p>
          </table:table-cell>
          <table:table-cell table:style-name="ce14" table:formula="of:=([.N8]-219.9)/[.N8]" office:value-type="percentage" office:value="0.0496974935177182" calcext:value-type="percentage">
            <text:p>5%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table:formula="of:=[.P13]+[.Q13]" office:value-type="float" office:value="674.6" calcext:value-type="float">
            <text:p>674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8.3" calcext:value-type="float">
            <text:p>198.3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4"/>
          <table:table-cell office:value-type="string" calcext:value-type="string">
            <text:p>tiny</text:p>
          </table:table-cell>
          <table:table-cell table:style-name="ce14" table:formula="of:=([.P5]-[.P9])/[.P5]" office:value-type="percentage" office:value="0.589051094890511" calcext:value-type="percentage">
            <text:p>59%</text:p>
          </table:table-cell>
          <table:table-cell table:style-name="ce14" table:formula="of:=([.P9]-[.P21])/[.P9]" office:value-type="percentage" office:value="0.227353463587922" calcext:value-type="percentage">
            <text:p>23%</text:p>
          </table:table-cell>
          <table:table-cell office:value-type="string" calcext:value-type="string">
            <text:p>0-43%</text:p>
          </table:table-cell>
          <table:table-cell table:number-columns-repeated="2"/>
          <table:table-cell table:style-name="ce14" table:formula="of:=([.P9]-32.1)/[.P9]" office:value-type="percentage" office:value="0.429840142095915" calcext:value-type="percentage">
            <text:p>43%</text:p>
          </table:table-cell>
          <table:table-cell table:style-name="ce14" table:formula="of:=([.P9]-56.4)/[.P9]" office:value-type="percentage" office:value="-0.00177619893428066" calcext:value-type="percentage">
            <text:p>0%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formula="of:=[.P17]+[.Q17]" office:value-type="float" office:value="268.6" calcext:value-type="float">
            <text:p>268.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style-name="ce14" table:formula="of:=AVERAGE([.K27:.K29])" office:value-type="percentage" office:value="0.410591142092501" calcext:value-type="percentage">
            <text:p>41%</text:p>
          </table:table-cell>
          <table:table-cell table:style-name="ce14" table:formula="of:=AVERAGE([.L27:.L29])" office:value-type="percentage" office:value="0.180061825896696" calcext:value-type="percentage">
            <text:p>18%</text:p>
          </table:table-cell>
          <table:table-cell office:value-type="string" calcext:value-type="string">
            <text:p>3-39%</text:p>
          </table:table-cell>
          <table:table-cell table:number-columns-repeated="2"/>
          <table:table-cell table:style-name="ce14" table:formula="of:=AVERAGE([.P27:.P29])" office:value-type="percentage" office:value="0.389365341325538" calcext:value-type="percentage">
            <text:p>39%</text:p>
          </table:table-cell>
          <table:table-cell table:style-name="ce14" table:formula="of:=AVERAGE([.Q27:.Q29])" office:value-type="percentage" office:value="0.0296557350648552" calcext:value-type="percentage">
            <text:p>3%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table:formula="of:=[.P21]+[.Q21]" office:value-type="float" office:value="168.5" calcext:value-type="float">
            <text:p>168.5</text:p>
          </table:table-cell>
        </table:table-row>
        <table:table-row table:style-name="ro1">
          <table:table-cell office:value-type="string" calcext:value-type="string">
            <text:p>apartment 1970, 38.5, unit</text:p>
          </table:table-cell>
          <table:table-cell table:number-columns-repeated="8"/>
          <table:table-cell office:value-type="string" calcext:value-type="string">
            <text:p>Reduction in GHG from use-phase energy</text:p>
          </table:table-cell>
          <table:table-cell table:number-columns-repeated="5"/>
          <table:table-cell table:style-name="ce14" table:number-columns-repeated="2"/>
          <table:table-cell table:number-columns-repeated="2"/>
          <table:table-cell office:value-type="float" office:value="2030" calcext:value-type="float">
            <text:p>2030</text:p>
          </table:table-cell>
          <table:table-cell table:formula="of:=FORECAST([.T31];[.U29:.U30];[.T29:.T30])" office:value-type="float" office:value="301.966666666667" calcext:value-type="float">
            <text:p>301.966666666667</text:p>
          </table:table-cell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from 1970 to 2010</text:p>
          </table:table-cell>
          <table:table-cell office:value-type="string" calcext:value-type="string">
            <text:p>from 2010 to 2050</text:p>
          </table:table-cell>
          <table:table-cell table:number-columns-repeated="3"/>
          <table:table-cell table:style-name="ce14" table:number-columns-repeated="2"/>
          <table:table-cell table:number-columns-repeated="2"/>
          <table:table-cell office:value-type="float" office:value="1970" calcext:value-type="float">
            <text:p>1970</text:p>
          </table:table-cell>
          <table:table-cell table:formula="of:=([.N4]+[.O4])" office:value-type="float" office:value="3449.7" calcext:value-type="float">
            <text:p>3449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77.8" calcext:value-type="float">
            <text:p>3277.8</text:p>
          </table:table-cell>
          <table:table-cell office:value-type="string" calcext:value-type="string">
            <text:p>apartment 1970</text:p>
          </table:table-cell>
          <table:table-cell table:number-columns-repeated="4"/>
          <table:table-cell office:value-type="string" calcext:value-type="string">
            <text:p>house</text:p>
          </table:table-cell>
          <table:table-cell table:style-name="ce14" table:formula="of:=([.M3]-[.M7])/[.M3]" office:value-type="percentage" office:value="0.750560219405331" calcext:value-type="percentage">
            <text:p>75%</text:p>
          </table:table-cell>
          <table:table-cell table:style-name="ce14" table:formula="of:=([.M7]-[.M19])/[.M7]" office:value-type="percentage" office:value="0.867055510860821" calcext:value-type="percentage">
            <text:p>87%</text:p>
          </table:table-cell>
          <table:table-cell office:value-type="string" calcext:value-type="string">
            <text:p>64-94%</text:p>
          </table:table-cell>
          <table:table-cell table:number-columns-repeated="2"/>
          <table:table-cell table:style-name="ce14" table:formula="of:=([.M7]-90.9)/[.M7]" office:value-type="percentage" office:value="0.939058728881738" calcext:value-type="percentage">
            <text:p>94%</text:p>
          </table:table-cell>
          <table:table-cell table:style-name="ce14" table:formula="of:=([.M7]-534.4)/[.M7]" office:value-type="percentage" office:value="0.641727004558863" calcext:value-type="percentage">
            <text:p>64%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([.N8]+[.O8])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063.9" calcext:value-type="float">
            <text:p>3063.9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4"/>
          <table:table-cell office:value-type="string" calcext:value-type="string">
            <text:p>apartment</text:p>
          </table:table-cell>
          <table:table-cell table:style-name="ce14" table:formula="of:=([.O4]-[.O8])/[.O4]" office:value-type="percentage" office:value="0.72009530337152" calcext:value-type="percentage">
            <text:p>72%</text:p>
          </table:table-cell>
          <table:table-cell table:style-name="ce14" table:formula="of:=([.O8]-[.O20])/[.O8]" office:value-type="percentage" office:value="0.861707089552239" calcext:value-type="percentage">
            <text:p>86%</text:p>
          </table:table-cell>
          <table:table-cell office:value-type="string" calcext:value-type="string">
            <text:p>63-94%</text:p>
          </table:table-cell>
          <table:table-cell table:number-columns-repeated="2"/>
          <table:table-cell table:style-name="ce14" table:formula="of:=([.O8]-53.6)/[.O8]" office:value-type="percentage" office:value="0.9375" calcext:value-type="percentage">
            <text:p>94%</text:p>
          </table:table-cell>
          <table:table-cell table:style-name="ce14" table:formula="of:=([.O8]-315.2)/[.O8]" office:value-type="percentage" office:value="0.632462686567164" calcext:value-type="percentage">
            <text:p>63%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FORECAST([.T34];[.U32:.U33];[.T32:.T33])" office:value-type="float" office:value="2269.35" calcext:value-type="float">
            <text:p>2269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5.8" calcext:value-type="float">
            <text:p>385.8</text:p>
          </table:table-cell>
          <table:table-cell office:value-type="string" calcext:value-type="string">
            <text:p>Multifamilyconventional_SSP2-Base_1970n</text:p>
          </table:table-cell>
          <table:table-cell table:number-columns-repeated="4"/>
          <table:table-cell office:value-type="string" calcext:value-type="string">
            <text:p>tiny</text:p>
          </table:table-cell>
          <table:table-cell table:style-name="ce14" table:formula="of:=([.Q5]-[.Q9])/[.Q5]" office:value-type="percentage" office:value="0.84306869207987" calcext:value-type="percentage">
            <text:p>84%</text:p>
          </table:table-cell>
          <table:table-cell table:style-name="ce14" table:formula="of:=([.Q9]-[.Q21])/[.Q9]" office:value-type="percentage" office:value="0.847802264702301" calcext:value-type="percentage">
            <text:p>85%</text:p>
          </table:table-cell>
          <table:table-cell office:value-type="string" calcext:value-type="string">
            <text:p>51-75%</text:p>
          </table:table-cell>
          <table:table-cell table:number-columns-repeated="2"/>
          <table:table-cell table:style-name="ce14" table:formula="of:=([.Q9]-203.5)/[.Q9]" office:value-type="percentage" office:value="0.752222086935346" calcext:value-type="percentage">
            <text:p>75%</text:p>
          </table:table-cell>
          <table:table-cell table:style-name="ce14" table:formula="of:=([.Q9]-406.3)/[.Q9]" office:value-type="percentage" office:value="0.50529648118836" calcext:value-type="percentage">
            <text:p>51%</text:p>
          </table:table-cell>
          <table:table-cell table:number-columns-repeated="3"/>
          <table:table-cell table:formula="of:=([.U34]-302)/[.U34]" office:value-type="float" office:value="0.866922246458237" calcext:value-type="float">
            <text:p>0.8669222464582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style-name="ce14" table:formula="of:=AVERAGE([.K33:.K35])" office:value-type="percentage" office:value="0.771241404952241" calcext:value-type="percentage">
            <text:p>77%</text:p>
          </table:table-cell>
          <table:table-cell table:style-name="ce14" table:formula="of:=AVERAGE([.L33:.L35])" office:value-type="percentage" office:value="0.858854955038454" calcext:value-type="percentage">
            <text:p>86%</text:p>
          </table:table-cell>
          <table:table-cell office:value-type="string" calcext:value-type="string">
            <text:p>59-88%</text:p>
          </table:table-cell>
          <table:table-cell table:number-columns-repeated="2"/>
          <table:table-cell table:style-name="ce14" table:formula="of:=AVERAGE([.P33:.P35])" office:value-type="percentage" office:value="0.876260271939028" calcext:value-type="percentage">
            <text:p>88%</text:p>
          </table:table-cell>
          <table:table-cell table:style-name="ce14" table:formula="of:=AVERAGE([.Q33:.Q35])" office:value-type="percentage" office:value="0.593162057438129" calcext:value-type="percentage">
            <text:p>5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rtment 2010, 44.3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3.7" calcext:value-type="float">
            <text:p>1103.7</text:p>
          </table:table-cell>
          <table:table-cell office:value-type="string" calcext:value-type="string">
            <text:p>apartment 201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.6" calcext:value-type="float">
            <text:p>857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1.4" calcext:value-type="float">
            <text:p>231.4</text:p>
          </table:table-cell>
          <table:table-cell office:value-type="string" calcext:value-type="string">
            <text:p>Multifamilyconventional_SSP2-Base_201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partment 2024, 44.3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3.7" calcext:value-type="float">
            <text:p>1103.7</text:p>
          </table:table-cell>
          <table:table-cell office:value-type="string" calcext:value-type="string">
            <text:p>apartment 202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.6" calcext:value-type="float">
            <text:p>857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6.1" calcext:value-type="float">
            <text:p>246.1</text:p>
          </table:table-cell>
          <table:table-cell office:value-type="string" calcext:value-type="string">
            <text:p>Multifamilyconventional_cutoff391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partment 2035, 44.3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5.9" calcext:value-type="float">
            <text:p>455.9</text:p>
          </table:table-cell>
          <table:table-cell office:value-type="string" calcext:value-type="string">
            <text:p>apartment 20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46.9" calcext:value-type="float">
            <text:p>246.9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Multifamilyconventional_SSP2-Base_2035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partment 2050, 44.3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1.2" calcext:value-type="float">
            <text:p>311.2</text:p>
          </table:table-cell>
          <table:table-cell office:value-type="string" calcext:value-type="string">
            <text:p>apartment 205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8.6" calcext:value-type="float">
            <text:p>118.6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2.5" calcext:value-type="float">
            <text:p>192.5</text:p>
          </table:table-cell>
          <table:table-cell office:value-type="string" calcext:value-type="string">
            <text:p>Multifamilyconventional_SSP2-Base_205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iny 1970, 20.0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93.1" calcext:value-type="float">
            <text:p>5293.1</text:p>
          </table:table-cell>
          <table:table-cell office:value-type="string" calcext:value-type="string">
            <text:p>tiny 19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233.5" calcext:value-type="float">
            <text:p>5233.5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iny house materials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iny 2010, 20.0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tiny 201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1.3" calcext:value-type="float">
            <text:p>821.3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tiny house materials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iny 2024, 20.0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tiny 202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1.3" calcext:value-type="float">
            <text:p>821.3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string" calcext:value-type="string">
            <text:p>tiny house materials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iny 2035, 20.0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tiny 20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93.3" calcext:value-type="float">
            <text:p>393.3</text:p>
          </table:table-cell>
          <table:table-cell office:value-type="string" calcext:value-type="string">
            <text:p>market for residential energy, tiny house, futur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.6" calcext:value-type="float">
            <text:p>48.6</text:p>
          </table:table-cell>
          <table:table-cell office:value-type="string" calcext:value-type="string">
            <text:p>tiny house materials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iny 2050, 20.0, uni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tiny 205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market for residential energy, tiny house, futur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string" calcext:value-type="string">
            <text:p>tiny house materials</text:p>
          </table:table-cell>
          <table:table-cell table:number-columns-repeated="16"/>
        </table:table-row>
      </table:table>
      <table:table table:name="per m2" table:style-name="ta1">
        <table:shapes>
          <draw:frame draw:z-index="0" draw:style-name="gr1" draw:text-style-name="P1" svg:width="24.768cm" svg:height="13.915cm" svg:x="24.09cm" svg:y="19.181cm">
            <draw:object draw:notify-on-update-of-ranges="'per m2'.J3:'per m2'.K21 'per m2'.L2:'per m2'.L2 'per m2'.L3:'per m2'.L21 'per m2'.M2:'per m2'.M2 'per m2'.M3:'per m2'.M21 'per m2'.N2:'per m2'.N2 'per m2'.N3:'per m2'.N21 'per m2'.O2:'per m2'.O2 'per m2'.O3:'per m2'.O21 'per m2'.P2:'per m2'.P2 'per m2'.P3:'per m2'.P21 'per m2'.Q2:'per m2'.Q2 'per m2'.Q3:'per m2'.Q2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24.768cm" svg:height="13.915cm" svg:x="22.75cm" svg:y="33.418cm">
            <draw:object draw:notify-on-update-of-ranges="'per m2'.J3:'per m2'.K21 'per m2'.L2:'per m2'.L2 'per m2'.L3:'per m2'.L21 'per m2'.M2:'per m2'.M2 'per m2'.M3:'per m2'.M21 'per m2'.N2:'per m2'.N2 'per m2'.N3:'per m2'.N21 'per m2'.O2:'per m2'.O2 'per m2'.O3:'per m2'.O21 'per m2'.P2:'per m2'.P2 'per m2'.P3:'per m2'.P21 'per m2'.Q2:'per m2'.Q2 'per m2'.Q3:'per m2'.Q2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2" draw:text-style-name="P2" svg:width="24.768cm" svg:height="13.915cm" svg:x="24.289cm" svg:y="48.494cm">
            <draw:object draw:notify-on-update-of-ranges="'contribtuion results'.J3:'contribtuion results'.K21 'contribtuion results'.L2:'contribtuion results'.L2 'contribtuion results'.L3:'contribtuion results'.L21 'contribtuion results'.M2:'contribtuion results'.M2 'contribtuion results'.M3:'contribtuion results'.M21 'contribtuion results'.N2:'contribtuion results'.N2 'contribtuion results'.N3:'contribtuion results'.N21 'contribtuion results'.O2:'contribtuion results'.O2 'contribtuion results'.O3:'contribtuion results'.O21 'contribtuion results'.P2:'contribtuion results'.P2 'contribtuion results'.P3:'contribtuion results'.P21 'contribtuion results'.Q2:'contribtuion results'.Q2 'contribtuion results'.Q3:'contribtuion results'.Q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24.761cm" svg:height="13.922cm" svg:x="39.736cm" svg:y="64.12cm">
            <draw:object draw:notify-on-update-of-ranges="'per m2'.J3:'per m2'.K21 'per m2'.L2:'per m2'.L2 'per m2'.L3:'per m2'.L21 'per m2'.M2:'per m2'.M2 'per m2'.M3:'per m2'.M21 'per m2'.N2:'per m2'.N2 'per m2'.N3:'per m2'.N21 'per m2'.O2:'per m2'.O2 'per m2'.O3:'per m2'.O21 'per m2'.P2:'per m2'.P2 'per m2'.P3:'per m2'.P21 'per m2'.Q2:'per m2'.Q2 'per m2'.Q3:'per m2'.Q2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ouse 1970, 41.9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7"/>
          <table:table-cell office:value-type="string" calcext:value-type="string">
            <text:p>House (materials)</text:p>
          </table:table-cell>
          <table:table-cell office:value-type="string" calcext:value-type="string">
            <text:p>House (energy)</text:p>
          </table:table-cell>
          <table:table-cell office:value-type="string" calcext:value-type="string">
            <text:p>Apartment (materials)</text:p>
          </table:table-cell>
          <table:table-cell office:value-type="string" calcext:value-type="string">
            <text:p>Apartment (energy)</text:p>
          </table:table-cell>
          <table:table-cell office:value-type="string" calcext:value-type="string">
            <text:p>Tiny (materials)</text:p>
          </table:table-cell>
          <table:table-cell office:value-type="string" calcext:value-type="string">
            <text:p>Tiny (energ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34.7" calcext:value-type="float">
            <text:p>6234.7</text:p>
          </table:table-cell>
          <table:table-cell office:value-type="string" calcext:value-type="string">
            <text:p>house 1970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string" calcext:value-type="string">
            <text:p>House</text:p>
          </table:table-cell>
          <table:table-cell table:style-name="ce13" table:formula="of:=[.D4]/41.9" office:value-type="float" office:value="10.36276849642" calcext:value-type="float">
            <text:p>10.4</text:p>
          </table:table-cell>
          <table:table-cell table:style-name="ce13" table:formula="of:=[.D5]/41.9" office:value-type="float" office:value="142.715990453461" calcext:value-type="float">
            <text:p>142.7</text:p>
          </table:table-cell>
          <table:table-cell table:style-name="ce13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4.2" calcext:value-type="float">
            <text:p>434.2</text:p>
          </table:table-cell>
          <table:table-cell office:value-type="string" calcext:value-type="string">
            <text:p>Singlefamilyconventional_SSP2-Base_1970</text:p>
          </table:table-cell>
          <table:table-cell table:number-columns-repeated="5"/>
          <table:table-cell office:value-type="string" calcext:value-type="string">
            <text:p><text:s text:c="2"/>Apartment</text:p>
          </table:table-cell>
          <table:table-cell table:style-name="ce13" table:number-columns-repeated="2"/>
          <table:table-cell table:style-name="ce13" table:formula="of:=[.D36]/38.5" office:value-type="float" office:value="10.0207792207792" calcext:value-type="float">
            <text:p>10.0</text:p>
          </table:table-cell>
          <table:table-cell table:style-name="ce13" table:formula="of:=[.D35]/38.5" office:value-type="float" office:value="79.5818181818182" calcext:value-type="float">
            <text:p>79.6</text:p>
          </table:table-cell>
          <table:table-cell table:style-name="ce1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979.8" calcext:value-type="float">
            <text:p>5979.8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style-name="ce13" table:number-columns-repeated="4"/>
          <table:table-cell table:style-name="ce13" table:formula="of:=[.D66]/20" office:value-type="float" office:value="6.85" calcext:value-type="float">
            <text:p>6.9</text:p>
          </table:table-cell>
          <table:table-cell table:style-name="ce13" table:formula="of:=[.D65]/20" office:value-type="float" office:value="261.675" calcext:value-type="float">
            <text:p>261.7</text:p>
          </table:table-cell>
        </table:table-row>
        <table:table-row table:style-name="ro1">
          <table:table-cell table:number-columns-repeated="11"/>
          <table:table-cell table:style-name="ce13" table:number-columns-repeated="6"/>
        </table:table-row>
        <table:table-row table:style-name="ro1">
          <table:table-cell office:value-type="string" calcext:value-type="string">
            <text:p>house 2010, 54.6, unit</text:p>
          </table:table-cell>
          <table:table-cell table:number-columns-repeated="8"/>
          <table:table-cell office:value-type="float" office:value="2010" calcext:value-type="float">
            <text:p>2010</text:p>
          </table:table-cell>
          <table:table-cell office:value-type="string" calcext:value-type="string">
            <text:p>House</text:p>
          </table:table-cell>
          <table:table-cell table:style-name="ce13" table:formula="of:=[.D10]/54.6" office:value-type="float" office:value="6.02380952380952" calcext:value-type="float">
            <text:p>6.0</text:p>
          </table:table-cell>
          <table:table-cell table:style-name="ce13" table:formula="of:=[.D11]/54.6" office:value-type="float" office:value="27.3186813186813" calcext:value-type="float">
            <text:p>27.3</text:p>
          </table:table-cell>
          <table:table-cell table:style-name="ce13" table:number-columns-repeated="4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Apartment</text:p>
          </table:table-cell>
          <table:table-cell table:style-name="ce13" table:number-columns-repeated="2"/>
          <table:table-cell table:style-name="ce13" table:formula="of:=[.D42]/44.3" office:value-type="float" office:value="5.2234762979684" calcext:value-type="float">
            <text:p>5.2</text:p>
          </table:table-cell>
          <table:table-cell table:style-name="ce13" table:formula="of:=[.D41]/44.3" office:value-type="float" office:value="19.3589164785553" calcext:value-type="float">
            <text:p>19.4</text:p>
          </table:table-cell>
          <table:table-cell table:style-name="ce1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23.7" calcext:value-type="float">
            <text:p>1823.7</text:p>
          </table:table-cell>
          <table:table-cell office:value-type="string" calcext:value-type="string">
            <text:p>house 2010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style-name="ce13" table:number-columns-repeated="4"/>
          <table:table-cell table:style-name="ce13" table:formula="of:=[.D72]/20" office:value-type="float" office:value="2.815" calcext:value-type="float">
            <text:p>2.8</text:p>
          </table:table-cell>
          <table:table-cell table:style-name="ce13" table:formula="of:=[.D71]/20" office:value-type="float" office:value="41.065" calcext:value-type="float">
            <text:p>41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8.9" calcext:value-type="float">
            <text:p>328.9</text:p>
          </table:table-cell>
          <table:table-cell office:value-type="string" calcext:value-type="string">
            <text:p>Singlefamilyconventional_SSP2-Base_2010</text:p>
          </table:table-cell>
          <table:table-cell table:number-columns-repeated="6"/>
          <table:table-cell table:style-name="ce13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491.6" calcext:value-type="float">
            <text:p>1491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office:value-type="string" calcext:value-type="string">
            <text:p>House</text:p>
          </table:table-cell>
          <table:table-cell table:style-name="ce13" table:formula="of:=[.D16]/54.6" office:value-type="float" office:value="6.08241758241758" calcext:value-type="float">
            <text:p>6.1</text:p>
          </table:table-cell>
          <table:table-cell table:style-name="ce13" table:formula="of:=[.D17]/54.6" office:value-type="float" office:value="23.5201465201465" calcext:value-type="float">
            <text:p>23.5</text:p>
          </table:table-cell>
          <table:table-cell table:style-name="ce13"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Apartment</text:p>
          </table:table-cell>
          <table:table-cell table:style-name="ce13" table:number-columns-repeated="2"/>
          <table:table-cell table:style-name="ce13" table:formula="of:=[.D48]/44.3" office:value-type="float" office:value="5.55530474040632" calcext:value-type="float">
            <text:p>5.6</text:p>
          </table:table-cell>
          <table:table-cell table:style-name="ce13" table:formula="of:=[.D47]/44.3" office:value-type="float" office:value="19.3589164785553" calcext:value-type="float">
            <text:p>19.4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house 2024, 54.6, unit</text:p>
          </table:table-cell>
          <table:table-cell table:number-columns-repeated="9"/>
          <table:table-cell office:value-type="string" calcext:value-type="string">
            <text:p>Tiny</text:p>
          </table:table-cell>
          <table:table-cell table:style-name="ce13" table:number-columns-repeated="4"/>
          <table:table-cell table:style-name="ce13" table:formula="of:=[.D78]/20" office:value-type="float" office:value="2.98" calcext:value-type="float">
            <text:p>3.0</text:p>
          </table:table-cell>
          <table:table-cell table:style-name="ce13" table:formula="of:=[.D77]/20" office:value-type="float" office:value="41.065" calcext:value-type="float">
            <text:p>41.1</text:p>
          </table:table-cell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7"/>
          <table:table-cell table:style-name="ce13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16.2" calcext:value-type="float">
            <text:p>1616.2</text:p>
          </table:table-cell>
          <table:table-cell office:value-type="string" calcext:value-type="string">
            <text:p>house 2024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office:value-type="string" calcext:value-type="string">
            <text:p>House</text:p>
          </table:table-cell>
          <table:table-cell table:style-name="ce13" table:formula="of:=[.D22]/54.6" office:value-type="float" office:value="5.48717948717949" calcext:value-type="float">
            <text:p>5.5</text:p>
          </table:table-cell>
          <table:table-cell table:style-name="ce13" table:formula="of:=[.D23]/54.6" office:value-type="float" office:value="7.58424908424909" calcext:value-type="float">
            <text:p>7.6</text:p>
          </table:table-cell>
          <table:table-cell table:style-name="ce13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32.1" calcext:value-type="float">
            <text:p>332.1</text:p>
          </table:table-cell>
          <table:table-cell office:value-type="string" calcext:value-type="string">
            <text:p>Singlefamilyconventional_cutoff391</text:p>
          </table:table-cell>
          <table:table-cell table:number-columns-repeated="5"/>
          <table:table-cell office:value-type="string" calcext:value-type="string">
            <text:p>Apartment</text:p>
          </table:table-cell>
          <table:table-cell table:style-name="ce13" table:number-columns-repeated="2"/>
          <table:table-cell table:style-name="ce13" table:formula="of:=[.D54]/44.3" office:value-type="float" office:value="4.71783295711061" calcext:value-type="float">
            <text:p>4.7</text:p>
          </table:table-cell>
          <table:table-cell table:style-name="ce13" table:formula="of:=[.D53]/44.3" office:value-type="float" office:value="5.57336343115124" calcext:value-type="float">
            <text:p>5.6</text:p>
          </table:table-cell>
          <table:table-cell table:style-name="ce1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284.2" calcext:value-type="float">
            <text:p>1284.2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style-name="ce13" table:number-columns-repeated="4"/>
          <table:table-cell table:style-name="ce13" table:formula="of:=[.D84]/20" office:value-type="float" office:value="2.43" calcext:value-type="float">
            <text:p>2.4</text:p>
          </table:table-cell>
          <table:table-cell table:style-name="ce13" table:formula="of:=[.D83]/20" office:value-type="float" office:value="19.665" calcext:value-type="float">
            <text:p>19.7</text:p>
          </table:table-cell>
        </table:table-row>
        <table:table-row table:style-name="ro1">
          <table:table-cell table:number-columns-repeated="11"/>
          <table:table-cell table:style-name="ce13" table:number-columns-repeated="6"/>
        </table:table-row>
        <table:table-row table:style-name="ro1">
          <table:table-cell office:value-type="string" calcext:value-type="string">
            <text:p>house 2035, 54.6, unit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string" calcext:value-type="string">
            <text:p>House</text:p>
          </table:table-cell>
          <table:table-cell table:style-name="ce13" table:formula="of:=[.D28]/54.6" office:value-type="float" office:value="5.15201465201465" calcext:value-type="float">
            <text:p>5.2</text:p>
          </table:table-cell>
          <table:table-cell table:style-name="ce13" table:formula="of:=[.D29]/54.6" office:value-type="float" office:value="3.63186813186813" calcext:value-type="float">
            <text:p>3.6</text:p>
          </table:table-cell>
          <table:table-cell table:style-name="ce13" table:number-columns-repeated="4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Apartment</text:p>
          </table:table-cell>
          <table:table-cell table:style-name="ce13" table:number-columns-repeated="2"/>
          <table:table-cell table:style-name="ce13" table:formula="of:=[.D60]/44.3" office:value-type="float" office:value="4.34537246049661" calcext:value-type="float">
            <text:p>4.3</text:p>
          </table:table-cell>
          <table:table-cell table:style-name="ce13" table:formula="of:=[.D59]/44.3" office:value-type="float" office:value="2.67720090293454" calcext:value-type="float">
            <text:p>2.7</text:p>
          </table:table-cell>
          <table:table-cell table:style-name="ce1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3.7" calcext:value-type="float">
            <text:p>713.7</text:p>
          </table:table-cell>
          <table:table-cell office:value-type="string" calcext:value-type="string">
            <text:p>house 2035</text:p>
          </table:table-cell>
          <table:table-cell table:number-columns-repeated="5"/>
          <table:table-cell office:value-type="string" calcext:value-type="string">
            <text:p>Tiny</text:p>
          </table:table-cell>
          <table:table-cell table:style-name="ce13" table:number-columns-repeated="4"/>
          <table:table-cell table:style-name="ce13" table:formula="of:=[.D90]/20" office:value-type="float" office:value="2.175" calcext:value-type="float">
            <text:p>2.2</text:p>
          </table:table-cell>
          <table:table-cell table:style-name="ce13" table:formula="of:=[.D89]/20" office:value-type="float" office:value="13.35" calcext:value-type="float">
            <text:p>13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99.6" calcext:value-type="float">
            <text:p>299.6</text:p>
          </table:table-cell>
          <table:table-cell office:value-type="string" calcext:value-type="string">
            <text:p>Singlefamilyconventional_SSP2-Base_203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14.1" calcext:value-type="float">
            <text:p>414.1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ouse 2050, 54.6, m2</text:p>
          </table:table-cell>
          <table:table-cell table:number-columns-repeated="8"/>
          <table:table-cell office:value-type="string" calcext:value-type="string">
            <text:p>Reduction in embodied GHG emis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6"/>
          <table:table-cell office:value-type="string" calcext:value-type="string">
            <text:p>from 1970 to 2010</text:p>
          </table:table-cell>
          <table:table-cell office:value-type="string" calcext:value-type="string">
            <text:p>from 2010 to 205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string" calcext:value-type="string">
            <text:p>house 2050</text:p>
          </table:table-cell>
          <table:table-cell table:number-columns-repeated="4"/>
          <table:table-cell office:value-type="string" calcext:value-type="string">
            <text:p>house</text:p>
          </table:table-cell>
          <table:table-cell table:style-name="ce14" table:formula="of:=([.L3]-[.L7])/[.L3]" office:value-type="percentage" office:value="0.418706542958038" calcext:value-type="percentage">
            <text:p>42%</text:p>
          </table:table-cell>
          <table:table-cell table:style-name="ce14" table:formula="of:=([.L7]-[.L19])/[.L7]" office:value-type="percentage" office:value="0.144724840377014" calcext:value-type="percentage">
            <text:p>14%</text:p>
          </table:table-cell>
          <table:table-cell table:style-name="ce1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81.3" calcext:value-type="float">
            <text:p>281.3</text:p>
          </table:table-cell>
          <table:table-cell office:value-type="string" calcext:value-type="string">
            <text:p>Singlefamilyconventional_SSP2-Base_2050</text:p>
          </table:table-cell>
          <table:table-cell table:number-columns-repeated="4"/>
          <table:table-cell office:value-type="string" calcext:value-type="string">
            <text:p>apartment</text:p>
          </table:table-cell>
          <table:table-cell table:style-name="ce14" table:formula="of:=([.N4]-[.N8])/[.N4]" office:value-type="percentage" office:value="0.478735517180446" calcext:value-type="percentage">
            <text:p>48%</text:p>
          </table:table-cell>
          <table:table-cell table:style-name="ce14" table:formula="of:=([.N8]-[.N20])/[.N8]" office:value-type="percentage" office:value="0.168107173725152" calcext:value-type="percentage">
            <text:p>17%</text:p>
          </table:table-cell>
          <table:table-cell table:style-name="ce1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8.3" calcext:value-type="float">
            <text:p>198.3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4"/>
          <table:table-cell office:value-type="string" calcext:value-type="string">
            <text:p>tiny</text:p>
          </table:table-cell>
          <table:table-cell table:style-name="ce14" table:formula="of:=([.P5]-[.P9])/[.P5]" office:value-type="percentage" office:value="0.589051094890511" calcext:value-type="percentage">
            <text:p>59%</text:p>
          </table:table-cell>
          <table:table-cell table:style-name="ce14" table:formula="of:=([.P9]-[.P21])/[.P9]" office:value-type="percentage" office:value="0.227353463587922" calcext:value-type="percentage">
            <text:p>23%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style-name="ce14" table:formula="of:=AVERAGE([.K27:.K29])" office:value-type="percentage" office:value="0.495497718342998" calcext:value-type="percentage">
            <text:p>50%</text:p>
          </table:table-cell>
          <table:table-cell table:style-name="ce14" table:formula="of:=AVERAGE([.L27:.L29])" office:value-type="percentage" office:value="0.180061825896696" calcext:value-type="percentage">
            <text:p>18%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Reduction in GHG from use-phase 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artment 1970, 38.5, unit</text:p>
          </table:table-cell>
          <table:table-cell table:number-columns-repeated="9"/>
          <table:table-cell office:value-type="string" calcext:value-type="string">
            <text:p>from 1970 to 2010</text:p>
          </table:table-cell>
          <table:table-cell office:value-type="string" calcext:value-type="string">
            <text:p>from 2010 to 2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5"/>
          <table:table-cell office:value-type="string" calcext:value-type="string">
            <text:p>house</text:p>
          </table:table-cell>
          <table:table-cell table:style-name="ce14" table:formula="of:=([.M3]-[.M7])/[.M3]" office:value-type="percentage" office:value="0.808580095111418" calcext:value-type="percentage">
            <text:p>81%</text:p>
          </table:table-cell>
          <table:table-cell table:style-name="ce14" table:formula="of:=([.M7]-[.M19])/[.M7]" office:value-type="percentage" office:value="0.867055510860821" calcext:value-type="percentage">
            <text:p>87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77.8" calcext:value-type="float">
            <text:p>3277.8</text:p>
          </table:table-cell>
          <table:table-cell office:value-type="string" calcext:value-type="string">
            <text:p>apartment 1970</text:p>
          </table:table-cell>
          <table:table-cell table:number-columns-repeated="4"/>
          <table:table-cell office:value-type="string" calcext:value-type="string">
            <text:p>apartment</text:p>
          </table:table-cell>
          <table:table-cell table:style-name="ce14" table:formula="of:=([.O4]-[.O8])/[.O4]" office:value-type="percentage" office:value="0.756741967941389" calcext:value-type="percentage">
            <text:p>76%</text:p>
          </table:table-cell>
          <table:table-cell table:style-name="ce14" table:formula="of:=([.O8]-[.O20])/[.O8]" office:value-type="percentage" office:value="0.861707089552239" calcext:value-type="percentage">
            <text:p>86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063.9" calcext:value-type="float">
            <text:p>3063.9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4"/>
          <table:table-cell office:value-type="string" calcext:value-type="string">
            <text:p>tiny</text:p>
          </table:table-cell>
          <table:table-cell table:style-name="ce14" table:formula="of:=([.Q5]-[.Q9])/[.Q5]" office:value-type="percentage" office:value="0.84306869207987" calcext:value-type="percentage">
            <text:p>84%</text:p>
          </table:table-cell>
          <table:table-cell table:style-name="ce14" table:formula="of:=([.Q9]-[.Q21])/[.Q9]" office:value-type="percentage" office:value="0.674905637404115" calcext:value-type="percentage">
            <text:p>67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5.8" calcext:value-type="float">
            <text:p>385.8</text:p>
          </table:table-cell>
          <table:table-cell office:value-type="string" calcext:value-type="string">
            <text:p>Multifamilyconventional_SSP2-Base_1970n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style-name="ce14" table:formula="of:=AVERAGE([.K33:.K35])" office:value-type="percentage" office:value="0.802796918377559" calcext:value-type="percentage">
            <text:p>80%</text:p>
          </table:table-cell>
          <table:table-cell table:style-name="ce14" table:formula="of:=AVERAGE([.L33:.L35])" office:value-type="percentage" office:value="0.801222745939058" calcext:value-type="percentage">
            <text:p>80%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partment 2010, 44.3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3.7" calcext:value-type="float">
            <text:p>1103.7</text:p>
          </table:table-cell>
          <table:table-cell office:value-type="string" calcext:value-type="string">
            <text:p>apartment 201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.6" calcext:value-type="float">
            <text:p>857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1.4" calcext:value-type="float">
            <text:p>231.4</text:p>
          </table:table-cell>
          <table:table-cell office:value-type="string" calcext:value-type="string">
            <text:p>Multifamilyconventional_SSP2-Base_201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partment 2024, 44.3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3.7" calcext:value-type="float">
            <text:p>1103.7</text:p>
          </table:table-cell>
          <table:table-cell office:value-type="string" calcext:value-type="string">
            <text:p>apartment 202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7.6" calcext:value-type="float">
            <text:p>857.6</text:p>
          </table:table-cell>
          <table:table-cell office:value-type="string" calcext:value-type="string">
            <text:p>market for residential energy, historica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6.1" calcext:value-type="float">
            <text:p>246.1</text:p>
          </table:table-cell>
          <table:table-cell office:value-type="string" calcext:value-type="string">
            <text:p>Multifamilyconventional_cutoff39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partment 2035, 44.3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5.9" calcext:value-type="float">
            <text:p>455.9</text:p>
          </table:table-cell>
          <table:table-cell office:value-type="string" calcext:value-type="string">
            <text:p>apartment 203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46.9" calcext:value-type="float">
            <text:p>246.9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Multifamilyconventional_SSP2-Base_203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partment 2050, 44.3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1.2" calcext:value-type="float">
            <text:p>311.2</text:p>
          </table:table-cell>
          <table:table-cell office:value-type="string" calcext:value-type="string">
            <text:p>apartment 20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8.6" calcext:value-type="float">
            <text:p>118.6</text:p>
          </table:table-cell>
          <table:table-cell office:value-type="string" calcext:value-type="string">
            <text:p>market for residential energy, future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2.5" calcext:value-type="float">
            <text:p>192.5</text:p>
          </table:table-cell>
          <table:table-cell office:value-type="string" calcext:value-type="string">
            <text:p>Multifamilyconventional_SSP2-Base_205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ny 1970, 20.0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93.1" calcext:value-type="float">
            <text:p>5293.1</text:p>
          </table:table-cell>
          <table:table-cell office:value-type="string" calcext:value-type="string">
            <text:p>tiny 197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233.5" calcext:value-type="float">
            <text:p>5233.5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iny house material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ny 2010, 20.0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tiny 201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1.3" calcext:value-type="float">
            <text:p>821.3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tiny house material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ny 2024, 20.0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tiny 202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1.3" calcext:value-type="float">
            <text:p>821.3</text:p>
          </table:table-cell>
          <table:table-cell office:value-type="string" calcext:value-type="string">
            <text:p>market for residential energy, tiny house, historical 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string" calcext:value-type="string">
            <text:p>tiny house material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ny 2035, 20.0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tiny 203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93.3" calcext:value-type="float">
            <text:p>393.3</text:p>
          </table:table-cell>
          <table:table-cell office:value-type="string" calcext:value-type="string">
            <text:p>market for residential energy, tiny house, future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.6" calcext:value-type="float">
            <text:p>48.6</text:p>
          </table:table-cell>
          <table:table-cell office:value-type="string" calcext:value-type="string">
            <text:p>tiny house material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ny 2050, 20.0, un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CONTRIBUTION % </text:p>
          </table:table-cell>
          <table:table-cell office:value-type="string" calcext:value-type="string">
            <text:p>(KG CO2) </text:p>
          </table:table-cell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tiny 20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market for residential energy, tiny house, future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string" calcext:value-type="string">
            <text:p>tiny house materials</text:p>
          </table:table-cell>
          <table:table-cell table:number-columns-repeated="12"/>
        </table:table-row>
        <table:table-row table:style-name="ro1" table:number-rows-repeated="50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ipat" table:style-name="ta1">
        <table:shapes>
          <draw:frame draw:z-index="0" draw:style-name="gr1" draw:text-style-name="P1" svg:width="19.872cm" svg:height="8.999cm" svg:x="22.557cm" svg:y="53.681cm">
            <draw:object draw:notify-on-update-of-ranges="ipat.B4:ipat.H4 ipat.B4:ipat.H4 ipat.A6:ipat.A6 ipat.B6:ipat.H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9.578cm" svg:height="8.999cm" svg:x="22.578cm" svg:y="42.969cm">
            <draw:object draw:notify-on-update-of-ranges="ipat.B4:ipat.H4 ipat.B4:ipat.H4 ipat.A5:ipat.A5 ipat.B5:ipat.H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7.265cm" svg:height="8.999cm" svg:x="33.926cm" svg:y="10.408cm">
            <draw:object draw:notify-on-update-of-ranges="ipat.B4:ipat.H4 ipat.B4:ipat.H4 ipat.A8:ipat.A8 ipat.B8:ipat.H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7.144cm" svg:height="8.999cm" svg:x="33.973cm" svg:y="1.473cm">
            <draw:object draw:notify-on-update-of-ranges="ipat.B4:ipat.H4 ipat.B4:ipat.H4 ipat.A7:ipat.A7 ipat.B7:ipat.H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.999cm" svg:height="8.999cm" svg:x="18.163cm" svg:y="1.455cm">
            <draw:object draw:notify-on-update-of-ranges="ipat.B4:ipat.H4 ipat.B4:ipat.H4 ipat.A5:ipat.A5 ipat.B5:ipat.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8.137cm" svg:y="10.407cm">
            <draw:object draw:notify-on-update-of-ranges="ipat.B4:ipat.H4 ipat.B4:ipat.H4 ipat.A6:ipat.A6 ipat.B6:ipat.H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9.55cm" svg:height="8.999cm" svg:x="22.633cm" svg:y="33.332cm">
            <draw:object draw:notify-on-update-of-ranges="ipat.B4:ipat.H4 ipat.B4:ipat.H4 ipat.A7:ipat.A7 ipat.B7:ipat.H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19.578cm" svg:height="8.999cm" svg:x="22.549cm" svg:y="22.653cm">
            <draw:object draw:notify-on-update-of-ranges="ipat.B4:ipat.H4 ipat.B4:ipat.H4 ipat.A5:ipat.A5 ipat.B5:ipat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16.306cm" svg:height="8.999cm" svg:x="25.821cm" svg:y="22.633cm">
            <draw:object draw:notify-on-update-of-ranges="ipat.B4:ipat.H4 ipat.B4:ipat.H4 ipat.A6:ipat.A6 ipat.B6:ipat.H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17.229cm" svg:height="8.999cm" svg:x="25.89cm" svg:y="53.678cm">
            <draw:object draw:notify-on-update-of-ranges="ipat.B4:ipat.H4 ipat.B4:ipat.H4 ipat.A8:ipat.A8 ipat.B8:ipat.H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0" draw:style-name="gr1" draw:text-style-name="P1" svg:width="17.063cm" svg:height="8.999cm" svg:x="25.835cm" svg:y="42.968cm">
            <draw:object draw:notify-on-update-of-ranges="ipat.B4:ipat.H4 ipat.B4:ipat.H4 ipat.A7:ipat.A7 ipat.B7:ipat.H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1" draw:style-name="gr1" draw:text-style-name="P1" svg:width="17.145cm" svg:height="8.999cm" svg:x="25.863cm" svg:y="33.335cm">
            <draw:object draw:notify-on-update-of-ranges="ipat.B4:ipat.H4 ipat.B4:ipat.H4 ipat.A8:ipat.A8 ipat.B8:ipat.H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mean for SFH and MFH (50:50)</text:p>
          </table:table-cell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2/perso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Wh/m2</text:p>
          </table:table-cell>
          <table:table-cell office:value-type="float" office:value="1472" calcext:value-type="float">
            <text:p>1472</text:p>
          </table:table-cell>
          <table:table-cell office:value-type="float" office:value="833" calcext:value-type="float">
            <text:p>833</text:p>
          </table:table-cell>
          <table:table-cell office:value-type="float" office:value="639" calcext:value-type="float">
            <text:p>639</text:p>
          </table:table-cell>
          <table:table-cell table:style-name="ce5" table:formula="of:=(389+444)/2" office:value-type="float" office:value="416.5" calcext:value-type="float">
            <text:p>417</text:p>
          </table:table-cell>
          <table:table-cell table:formula="of:=(250+194)/2" office:value-type="float" office:value="222" calcext:value-type="float">
            <text:p>222</text:p>
          </table:table-cell>
          <table:table-cell table:formula="of:=(86+117)/2" office:value-type="float" office:value="101.5" calcext:value-type="float">
            <text:p>101.5</text:p>
          </table:table-cell>
          <table:table-cell table:formula="of:=(73+99)/2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Wh/person</text:p>
          </table:table-cell>
          <table:table-cell table:formula="of:=[.B6]*[.B5]" office:value-type="float" office:value="7360" calcext:value-type="float">
            <text:p>7360</text:p>
          </table:table-cell>
          <table:table-cell table:formula="of:=[.C6]*[.C5]" office:value-type="float" office:value="6664" calcext:value-type="float">
            <text:p>6664</text:p>
          </table:table-cell>
          <table:table-cell table:formula="of:=[.D6]*[.D5]" office:value-type="float" office:value="7668" calcext:value-type="float">
            <text:p>7668</text:p>
          </table:table-cell>
          <table:table-cell table:style-name="ce5" table:formula="of:=[.E6]*[.E5]" office:value-type="float" office:value="15410.5" calcext:value-type="float">
            <text:p>15411</text:p>
          </table:table-cell>
          <table:table-cell table:formula="of:=[.F6]*[.F5]" office:value-type="float" office:value="11100" calcext:value-type="float">
            <text:p>11100</text:p>
          </table:table-cell>
          <table:table-cell table:formula="of:=[.G6]*[.G5]" office:value-type="float" office:value="5075" calcext:value-type="float">
            <text:p>5075</text:p>
          </table:table-cell>
          <table:table-cell table:formula="of:=[.H6]*[.H5]" office:value-type="float" office:value="4300" calcext:value-type="float">
            <text:p>4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g CO2/kWh</text:p>
          </table:table-cell>
          <table:table-cell table:style-name="ce11" office:value-type="float" office:value="0.267965558041004" calcext:value-type="float">
            <text:p>0.268</text:p>
          </table:table-cell>
          <table:table-cell table:style-name="ce11" office:value-type="float" office:value="0.282101446480455" calcext:value-type="float">
            <text:p>0.282</text:p>
          </table:table-cell>
          <table:table-cell table:style-name="ce11" office:value-type="float" office:value="0.392559543089811" calcext:value-type="float">
            <text:p>0.393</text:p>
          </table:table-cell>
          <table:table-cell table:style-name="ce11" office:value-type="float" office:value="0.530544472171237" calcext:value-type="float">
            <text:p>0.531</text:p>
          </table:table-cell>
          <table:table-cell table:style-name="ce11" office:value-type="float" office:value="0.18092159395722" calcext:value-type="float">
            <text:p>0.181</text:p>
          </table:table-cell>
          <table:table-cell table:style-name="ce11" office:value-type="float" office:value="0.0648160724531577" calcext:value-type="float">
            <text:p>0.065</text:p>
          </table:table-cell>
          <table:table-cell table:style-name="ce11" office:value-type="float" office:value="0.0366861875404363" calcext:value-type="float">
            <text:p>0.037</text:p>
          </table:table-cell>
          <table:table-cell table:number-columns-repeated="12"/>
        </table:table-row>
        <table:table-row table:style-name="ro1" table:number-rows-repeated="48">
          <table:table-cell table:number-columns-repeated="20"/>
        </table:table-row>
        <table:table-row table:style-name="ro4">
          <table:table-cell table:number-columns-repeated="19"/>
          <table:table-cell office:value-type="string" calcext:value-type="string">
            <text:p>Personal consumption of square meters boomed from the 1920’s to 70’s, and is projected to be frozen for the future.</text:p>
            <text:p>Energy use per square meter decreased drastically in the 1800’s, and have had a steady decrease since. Is projected to stagnate towards the future</text:p>
          </table:table-cell>
        </table:table-row>
        <table:table-row table:style-name="ro1" table:number-rows-repeated="22">
          <table:table-cell table:number-columns-repeated="20"/>
        </table:table-row>
        <table:table-row table:style-name="ro5">
          <table:table-cell table:number-columns-repeated="19"/>
          <table:table-cell office:value-type="string" calcext:value-type="string">
            <text:p>Climate intensity increased quicker than the per-capita energy use.</text:p>
            <text:p>In the period between after the 70’s climate intensity decreaased at a quicker rate, but is projected to stagnate in the future.</text:p>
            <text:p>There is a lagg of aproximately 25 years for the energy use to decrease, and here a stagnation is also forecasted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4">
          <table:table-cell table:number-columns-repeated="19"/>
          <table:table-cell office:value-type="string" calcext:value-type="string">
            <text:p>Personal floor space increased towards the 1970’s, and is forecasted to stagnate in the future.</text:p>
            <text:p>This stabilisation, paired with technological improvements, lead to drastically decreased energy use towars 2035, hereafter forecasted to stagnate towards 2050</text:p>
          </table:table-cell>
        </table:table-row>
        <table:table-row table:style-name="ro1" table:number-rows-repeated="24">
          <table:table-cell table:number-columns-repeated="20"/>
        </table:table-row>
        <table:table-row table:style-name="ro4">
          <table:table-cell table:number-columns-repeated="19"/>
          <table:table-cell office:value-type="string" calcext:value-type="string">
            <text:p>Climate intensity increased in the same time as energy intensity steadily dsecreased.</text:p>
            <text:p>Halfway through this period, climate intensity started drastically decreasing, stagnating in the future foreca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number-style style:name="N123">
      <number:number number:decimal-places="1" number:min-decimal-places="1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2:14:45.876612992</meta:creation-date>
    <dc:date>2024-12-11T11:32:49.262042753</dc:date>
    <meta:editing-duration>P6DT2H43M54S</meta:editing-duration>
    <meta:editing-cycles>94</meta:editing-cycles>
    <meta:generator>LibreOffice/7.3.7.2$Linux_X86_64 LibreOffice_project/30$Build-2</meta:generator>
    <meta:document-statistic meta:table-count="7" meta:cell-count="1474" meta:object-count="2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'district heat'.D4:'district heat'.K7 'district heat'.C5:'district heat'.C7" chart:data-source-has-labels="both" svg:x="0.32cm" svg:y="0.18cm" svg:width="13.07cm" svg:height="8.64cm">
          <chart:coordinate-region svg:x="1.127cm" svg:y="0.379cm" svg:width="12.263cm" svg:height="7.794cm"/>
          <chart:axis chart:dimension="x" chart:name="primary-x" chart:style-name="ch4" chartooo:axis-type="auto">
            <chartooo:date-scale/>
            <chart:categories table:cell-range-address="'district heat'.D4:'district heat'.K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ct heat'.D5:'district heat'.K5" chart:label-cell-address="'district heat'.C5:'district heat'.C5" chart:class="chart:bar">
            <chart:data-point chart:repeated="8"/>
          </chart:series>
          <chart:series chart:style-name="ch8" chart:values-cell-range-address="'district heat'.D6:'district heat'.K6" chart:label-cell-address="'district heat'.C6:'district heat'.C6" chart:class="chart:bar">
            <chart:data-point chart:repeated="8"/>
          </chart:series>
          <chart:series chart:style-name="ch9" chart:values-cell-range-address="'district heat'.D7:'district heat'.K7" chart:label-cell-address="'district heat'.C7:'district heat'.C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'district heat'.D4:'district heat'.K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24">
                <text:p>2024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tinyhouse</text:p>
                <draw:g>
                  <svg:desc>'district heat'.C5:'district heat'.C5</svg:desc>
                </draw:g>
              </table:table-cell>
              <table:table-cell office:value-type="float" office:value="NaN">
                <text:p>NaN</text:p>
                <draw:g>
                  <svg:desc>'district heat'.D5:'district heat'.K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ouse</text:p>
                <draw:g>
                  <svg:desc>'district heat'.C6:'district heat'.C6</svg:desc>
                </draw:g>
              </table:table-cell>
              <table:table-cell office:value-type="float" office:value="NaN">
                <text:p>NaN</text:p>
                <draw:g>
                  <svg:desc>'district heat'.D6:'district heat'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54">
                <text:p>715.54</text:p>
              </table:table-cell>
              <table:table-cell office:value-type="float" office:value="249.15">
                <text:p>249.15</text:p>
              </table:table-cell>
              <table:table-cell office:value-type="float" office:value="143">
                <text:p>143</text:p>
              </table:table-cell>
              <table:table-cell office:value-type="float" office:value="64.9">
                <text:p>64.9</text:p>
              </table:table-cell>
              <table:table-cell office:value-type="float" office:value="27.775">
                <text:p>27.775</text:p>
              </table:table-cell>
            </table:table-row>
            <table:table-row>
              <table:table-cell office:value-type="string">
                <text:p>apartment</text:p>
                <draw:g>
                  <svg:desc>'district heat'.C7:'district heat'.C7</svg:desc>
                </draw:g>
              </table:table-cell>
              <table:table-cell office:value-type="float" office:value="NaN">
                <text:p>NaN</text:p>
                <draw:g>
                  <svg:desc>'district heat'.D7:'district heat'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36">
                <text:p>437.36</text:p>
              </table:table-cell>
              <table:table-cell office:value-type="float" office:value="141.24">
                <text:p>141.24</text:p>
              </table:table-cell>
              <table:table-cell office:value-type="float" office:value="83.6">
                <text:p>83.6</text:p>
              </table:table-cell>
              <table:table-cell office:value-type="float" office:value="33.88">
                <text:p>33.88</text:p>
              </table:table-cell>
              <table:table-cell office:value-type="float" office:value="11.22">
                <text:p>11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300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51cm" svg:height="9cm" xlink:href=".." xlink:type="simple" chart:class="chart:scatter" chart:row-mapping="0" chart:style-name="ch1">
        <chart:title svg:x="6.53cm" svg:y="0.316cm" chart:style-name="ch2">
          <text:p>Energy use VS climate intensity</text:p>
        </chart:title>
        <chart:legend chart:legend-position="start" svg:x="0.182cm" svg:y="5.128cm" style:legend-expansion="custom" svg:width="2.96cm" svg:height="0.598cm" style:legend-expansion-aspect-ratio="4.94983277591973" chart:style-name="ch3"/>
        <chart:plot-area chart:style-name="ch4" table:cell-range-address="ipat.B4:ipat.H4 ipat.A7:ipat.H7" chart:data-source-has-labels="both" svg:x="2.764cm" svg:y="1.275cm" svg:width="12.897cm" svg:height="7.544cm">
          <chart:coordinate-region svg:x="3.942cm" svg:y="1.474cm" svg:width="11.719cm" svg:height="6.698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7:ipat.H7" chart:label-cell-address="ipat.A7:ipat.A7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Wh/person</text:p>
                <draw:g>
                  <svg:desc>ipat.A7:ipat.A7</svg:desc>
                </draw:g>
              </table:table-cell>
              <table:table-cell office:value-type="float" office:value="7360">
                <text:p>7360</text:p>
                <draw:g>
                  <svg:desc>ipat.B7:ipat.H7</svg:desc>
                </draw:g>
              </table:table-cell>
              <table:table-cell office:value-type="float" office:value="6664">
                <text:p>6664</text:p>
              </table:table-cell>
              <table:table-cell office:value-type="float" office:value="7668">
                <text:p>7668</text:p>
              </table:table-cell>
              <table:table-cell office:value-type="float" office:value="15410.5">
                <text:p>15410.5</text:p>
              </table:table-cell>
              <table:table-cell office:value-type="float" office:value="11100">
                <text:p>11100</text:p>
              </table:table-cell>
              <table:table-cell office:value-type="float" office:value="5075">
                <text:p>5075</text:p>
              </table:table-cell>
              <table:table-cell office:value-type="float" office:value="4300">
                <text:p>43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79cm" svg:height="9cm" xlink:href=".." xlink:type="simple" chart:class="chart:scatter" chart:row-mapping="0" chart:style-name="ch1">
        <chart:title svg:x="6.544cm" svg:y="0.316cm" chart:style-name="ch2">
          <text:p>Floor space VS energy intensity</text:p>
        </chart:title>
        <chart:legend chart:legend-position="start" svg:x="0.541cm" svg:y="6.159cm" style:legend-expansion="custom" svg:width="2.748cm" svg:height="0.598cm" style:legend-expansion-aspect-ratio="4.59531772575251" chart:style-name="ch3"/>
        <chart:plot-area chart:style-name="ch4" table:cell-range-address="ipat.B4:ipat.H5 ipat.A5:ipat.A5" chart:data-source-has-labels="both" svg:x="3.352cm" svg:y="1.274cm" svg:width="12.287cm" svg:height="7.542cm">
          <chart:coordinate-region svg:x="3.973cm" svg:y="1.473cm" svg:width="11.666cm" svg:height="6.696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5:ipat.H5" chart:label-cell-address="ipat.A5:ipat.A5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m2/person</text:p>
                <draw:g>
                  <svg:desc>ipat.A5:ipat.A5</svg:desc>
                </draw:g>
              </table:table-cell>
              <table:table-cell office:value-type="float" office:value="5">
                <text:p>5</text:p>
                <draw:g>
                  <svg:desc>ipat.B5:ipat.H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origin="1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500" chart:origin="0" chart:interval-major="2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07cm" svg:height="9cm" xlink:href=".." xlink:type="simple" chart:class="chart:scatter" chart:row-mapping="0" chart:style-name="ch1">
        <chart:title svg:x="8.004cm" svg:y="0.316cm" chart:style-name="ch2">
          <text:p> </text:p>
        </chart:title>
        <chart:legend chart:legend-position="end" svg:x="13.418cm" svg:y="6.292cm" style:legend-expansion="custom" svg:width="2.404cm" svg:height="0.598cm" style:legend-expansion-aspect-ratio="4.02006688963211" chart:style-name="ch3"/>
        <chart:plot-area chart:style-name="ch4" table:cell-range-address="ipat.B4:ipat.H4 ipat.A6:ipat.H6" chart:data-source-has-labels="both" svg:x="0.326cm" svg:y="1.275cm" svg:width="13.041cm" svg:height="7.545cm">
          <chart:coordinate-region svg:x="0.697cm" svg:y="1.474cm" svg:width="11.677cm" svg:height="6.699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6:ipat.H6" chart:label-cell-address="ipat.A6:ipat.A6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Wh/m2</text:p>
                <draw:g>
                  <svg:desc>ipat.A6:ipat.A6</svg:desc>
                </draw:g>
              </table:table-cell>
              <table:table-cell office:value-type="float" office:value="1472">
                <text:p>1472</text:p>
                <draw:g>
                  <svg:desc>ipat.B6:ipat.H6</svg:desc>
                </draw:g>
              </table:table-cell>
              <table:table-cell office:value-type="float" office:value="833">
                <text:p>833</text:p>
              </table:table-cell>
              <table:table-cell office:value-type="float" office:value="639">
                <text:p>639</text:p>
              </table:table-cell>
              <table:table-cell office:value-type="float" office:value="416.5">
                <text:p>416.5</text:p>
              </table:table-cell>
              <table:table-cell office:value-type="float" office:value="222">
                <text:p>222</text:p>
              </table:table-cell>
              <table:table-cell office:value-type="float" office:value="101.5">
                <text:p>101.5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3cm" svg:height="9cm" xlink:href=".." xlink:type="simple" chart:class="chart:scatter" chart:row-mapping="0" chart:style-name="ch1">
        <chart:title svg:x="8.466cm" svg:y="0.316cm" chart:style-name="ch2">
          <text:p> </text:p>
        </chart:title>
        <chart:legend chart:legend-position="end" svg:x="13.297cm" svg:y="6.159cm" style:legend-expansion="custom" svg:width="3.092cm" svg:height="0.598cm" style:legend-expansion-aspect-ratio="5.17056856187291" chart:style-name="ch3"/>
        <chart:plot-area chart:style-name="ch4" table:cell-range-address="ipat.B4:ipat.H4 ipat.A8:ipat.H8" chart:data-source-has-labels="both" svg:x="0.344cm" svg:y="1.275cm" svg:width="13.24cm" svg:height="7.545cm">
          <chart:coordinate-region svg:x="0.715cm" svg:y="1.475cm" svg:width="11.77cm" svg:height="6.698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8:ipat.H8" chart:label-cell-address="ipat.A8:ipat.A8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g CO2/kWh</text:p>
                <draw:g>
                  <svg:desc>ipat.A8:ipat.A8</svg:desc>
                </draw:g>
              </table:table-cell>
              <table:table-cell office:value-type="float" office:value="0.267965558041004">
                <text:p>0.267965558041004</text:p>
                <draw:g>
                  <svg:desc>ipat.B8:ipat.H8</svg:desc>
                </draw:g>
              </table:table-cell>
              <table:table-cell office:value-type="float" office:value="0.282101446480455">
                <text:p>0.282101446480455</text:p>
              </table:table-cell>
              <table:table-cell office:value-type="float" office:value="0.392559543089811">
                <text:p>0.392559543089811</text:p>
              </table:table-cell>
              <table:table-cell office:value-type="float" office:value="0.530544472171237">
                <text:p>0.530544472171237</text:p>
              </table:table-cell>
              <table:table-cell office:value-type="float" office:value="0.18092159395722">
                <text:p>0.18092159395722</text:p>
              </table:table-cell>
              <table:table-cell office:value-type="float" office:value="0.0648160724531577">
                <text:p>0.0648160724531577</text:p>
              </table:table-cell>
              <table:table-cell office:value-type="float" office:value="0.0366861875404363">
                <text:p>0.036686187540436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3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cm" xlink:href=".." xlink:type="simple" chart:class="chart:scatter" chart:row-mapping="0" chart:style-name="ch1">
        <chart:title svg:x="8.383cm" svg:y="0.316cm" chart:style-name="ch2">
          <text:p> </text:p>
        </chart:title>
        <chart:legend chart:legend-position="end" svg:x="13.043cm" svg:y="5.18cm" style:legend-expansion="custom" svg:width="2.96cm" svg:height="0.598cm" style:legend-expansion-aspect-ratio="4.94983277591973" chart:style-name="ch3"/>
        <chart:plot-area chart:style-name="ch4" table:cell-range-address="ipat.B4:ipat.H4 ipat.A7:ipat.H7" chart:data-source-has-labels="both" svg:x="0.341cm" svg:y="1.275cm" svg:width="13.212cm" svg:height="7.545cm">
          <chart:coordinate-region svg:x="0.712cm" svg:y="1.474cm" svg:width="11.663cm" svg:height="6.699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7:ipat.H7" chart:label-cell-address="ipat.A7:ipat.A7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Wh/person</text:p>
                <draw:g>
                  <svg:desc>ipat.A7:ipat.A7</svg:desc>
                </draw:g>
              </table:table-cell>
              <table:table-cell office:value-type="float" office:value="7360">
                <text:p>7360</text:p>
                <draw:g>
                  <svg:desc>ipat.B7:ipat.H7</svg:desc>
                </draw:g>
              </table:table-cell>
              <table:table-cell office:value-type="float" office:value="6664">
                <text:p>6664</text:p>
              </table:table-cell>
              <table:table-cell office:value-type="float" office:value="7668">
                <text:p>7668</text:p>
              </table:table-cell>
              <table:table-cell office:value-type="float" office:value="15410.5">
                <text:p>15410.5</text:p>
              </table:table-cell>
              <table:table-cell office:value-type="float" office:value="11100">
                <text:p>11100</text:p>
              </table:table-cell>
              <table:table-cell office:value-type="float" office:value="5075">
                <text:p>5075</text:p>
              </table:table-cell>
              <table:table-cell office:value-type="float" office:value="4300">
                <text:p>43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79cm" svg:height="9cm" xlink:href=".." xlink:type="simple" chart:class="chart:scatter" chart:row-mapping="0" chart:style-name="ch1">
        <chart:title svg:x="7.02cm" svg:y="0.316cm" chart:style-name="ch2">
          <text:p>Floor space VS energy use</text:p>
        </chart:title>
        <chart:legend chart:legend-position="start" svg:x="0.623cm" svg:y="6.212cm" style:legend-expansion="custom" svg:width="2.748cm" svg:height="0.598cm" style:legend-expansion-aspect-ratio="4.59531772575251" chart:style-name="ch3"/>
        <chart:plot-area chart:style-name="ch4" table:cell-range-address="ipat.B4:ipat.H5 ipat.A5:ipat.A5" chart:data-source-has-labels="both" svg:x="3.352cm" svg:y="1.274cm" svg:width="12.287cm" svg:height="7.542cm">
          <chart:coordinate-region svg:x="3.973cm" svg:y="1.473cm" svg:width="11.666cm" svg:height="6.696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5:ipat.H5" chart:label-cell-address="ipat.A5:ipat.A5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m2/person</text:p>
                <draw:g>
                  <svg:desc>ipat.A5:ipat.A5</svg:desc>
                </draw:g>
              </table:table-cell>
              <table:table-cell office:value-type="float" office:value="5">
                <text:p>5</text:p>
                <draw:g>
                  <svg:desc>ipat.B5:ipat.H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origin="1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500" chart:origin="0" chart:interval-major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73cm" svg:height="9cm" xlink:href=".." xlink:type="simple" chart:class="chart:scatter" chart:row-mapping="0" chart:style-name="ch1">
        <chart:title svg:x="6.215cm" svg:y="0.316cm" chart:style-name="ch2">
          <text:p>Energy intensity VS climate intensity</text:p>
        </chart:title>
        <chart:legend chart:legend-position="start" svg:x="0.43cm" svg:y="2.825cm" style:legend-expansion="custom" svg:width="2.404cm" svg:height="0.598cm" style:legend-expansion-aspect-ratio="4.02006688963211" chart:style-name="ch3"/>
        <chart:plot-area chart:style-name="ch4" table:cell-range-address="ipat.B4:ipat.H4 ipat.A6:ipat.H6" chart:data-source-has-labels="both" svg:x="3.071cm" svg:y="1.275cm" svg:width="12.747cm" svg:height="7.544cm">
          <chart:coordinate-region svg:x="4.063cm" svg:y="1.474cm" svg:width="11.755cm" svg:height="6.698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6:ipat.H6" chart:label-cell-address="ipat.A6:ipat.A6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Wh/m2</text:p>
                <draw:g>
                  <svg:desc>ipat.A6:ipat.A6</svg:desc>
                </draw:g>
              </table:table-cell>
              <table:table-cell office:value-type="float" office:value="1472">
                <text:p>1472</text:p>
                <draw:g>
                  <svg:desc>ipat.B6:ipat.H6</svg:desc>
                </draw:g>
              </table:table-cell>
              <table:table-cell office:value-type="float" office:value="833">
                <text:p>833</text:p>
              </table:table-cell>
              <table:table-cell office:value-type="float" office:value="639">
                <text:p>639</text:p>
              </table:table-cell>
              <table:table-cell office:value-type="float" office:value="416.5">
                <text:p>416.5</text:p>
              </table:table-cell>
              <table:table-cell office:value-type="float" office:value="222">
                <text:p>222</text:p>
              </table:table-cell>
              <table:table-cell office:value-type="float" office:value="101.5">
                <text:p>101.5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500" chart:origin="0" chart:interval-major="1000" chart:gap-width="20" chart:overlap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gap-width="20" chart:overlap="5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b3d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svg:stroke-opacity="10%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error-category="cell-range" chart:error-upper-range="'DK Mix contribution'.R3:'DK Mix contribution'.R21" chart:error-lower-range="'DK Mix contribution'.R3:'DK Mix contribution'.R21"/>
      <style:graphic-properties draw:stroke="none" draw:fill-color="#bbe33d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false" chart:error-category="cell-range" chart:error-upper-range="'DK Mix contribution'.R3:'DK Mix contribution'.R21" loext:std-weight="1"/>
      <style:graphic-properties draw:stroke="solid" svg:stroke-width="0cm" svg:stroke-color="#000000" svg:stroke-opacity="100%" draw:stroke-linejoin="roun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769cm" svg:height="13.916cm" xlink:href=".." xlink:type="simple" chart:class="chart:bar" chart:style-name="ch1">
        <chart:title svg:x="5.011cm" svg:y="0.45cm" chart:style-name="ch2">
          <text:p>Historical and future personal climate impacts of three dwelling typologies</text:p>
        </chart:title>
        <chart:subtitle svg:x="2.328cm" svg:y="13.085cm" chart:style-name="ch3">
          <text:p>Caption: Taken into account that personal floor area (m2/person) varies in the different typologies, as well different heat use (kWh/m2).
Error bar indicates that the climate impact is higher if tiny houses do not use district heat etc. like the other typologies
LCIA method: EF3.1 Climate change total.</text:p>
        </chart:subtitle>
        <chart:legend chart:legend-position="end" svg:x="20.707cm" svg:y="5.414cm" style:legend-expansion="high" chart:style-name="ch4"/>
        <chart:plot-area chart:style-name="ch5" table:cell-range-address="'DK Mix contribution'.J2:'DK Mix contribution'.Q21" chart:data-source-has-labels="both" svg:x="2.601cm" svg:y="0.514cm" svg:width="17.974cm" svg:height="12.223cm">
          <chart:coordinate-region svg:x="3.593cm" svg:y="0.514cm" svg:width="16.982cm" svg:height="9.924cm"/>
          <chart:axis chart:dimension="x" chart:name="primary-x" chart:style-name="ch6" chartooo:axis-type="auto">
            <chartooo:date-scale/>
            <chart:title svg:x="11.491cm" svg:y="13.015cm" chart:style-name="ch7">
              <text:p> </text:p>
            </chart:title>
            <chart:categories table:cell-range-address="'DK Mix contribution'.J3:'DK Mix contribution'.K21"/>
          </chart:axis>
          <chart:axis chart:dimension="y" chart:name="primary-y" chart:style-name="ch8">
            <chart:title svg:x="1.546cm" svg:y="8.349cm" chart:style-name="ch9">
              <text:p>kg CO2eq / person / yr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'DK Mix contribution'.L3:'DK Mix contribution'.L21" chart:label-cell-address="'DK Mix contribution'.L2:'DK Mix contribution'.L2" chart:class="chart:bar">
            <chart:data-point chart:repeated="19"/>
          </chart:series>
          <chart:series chart:attached-axis="primary-y" chart:style-name="ch14" chart:values-cell-range-address="'DK Mix contribution'.M3:'DK Mix contribution'.M21" chart:label-cell-address="'DK Mix contribution'.M2:'DK Mix contribution'.M2" chart:class="chart:bar">
            <chart:data-point chart:style-name="ch15"/>
            <chart:data-point chart:repeated="18"/>
          </chart:series>
          <chart:series chart:attached-axis="primary-y" chart:style-name="ch16" chart:values-cell-range-address="'DK Mix contribution'.N3:'DK Mix contribution'.N21" chart:label-cell-address="'DK Mix contribution'.N2:'DK Mix contribution'.N2" chart:class="chart:bar">
            <chart:data-point chart:repeated="19"/>
          </chart:series>
          <chart:series chart:attached-axis="primary-y" chart:style-name="ch17" chart:values-cell-range-address="'DK Mix contribution'.O3:'DK Mix contribution'.O21" chart:label-cell-address="'DK Mix contribution'.O2:'DK Mix contribution'.O2" chart:class="chart:bar">
            <chart:data-point chart:repeated="19"/>
          </chart:series>
          <chart:series chart:attached-axis="primary-y" chart:style-name="ch18" chart:values-cell-range-address="'DK Mix contribution'.P3:'DK Mix contribution'.P21" chart:label-cell-address="'DK Mix contribution'.P2:'DK Mix contribution'.P2" chart:class="chart:bar">
            <chart:data-point chart:repeated="19"/>
          </chart:series>
          <chart:series chart:attached-axis="primary-y" chart:style-name="ch19" chart:values-cell-range-address="'DK Mix contribution'.Q3:'DK Mix contribution'.Q21" chart:label-cell-address="'DK Mix contribution'.Q2:'DK Mix contribution'.Q2" chart:class="chart:bar">
            <chart:error-indicator chart:style-name="ch20" chart:dimension="y"/>
            <chart:data-point chart:repeated="2"/>
            <chart:data-point chart:style-name="ch15"/>
            <chart:data-point chart:repeated="11"/>
            <chart:data-point chart:style-name="ch1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 (materials)</text:p>
                <draw:g>
                  <svg:desc>'DK Mix contribution'.L2:'DK Mix contribution'.L2</svg:desc>
                </draw:g>
              </table:table-cell>
              <table:table-cell office:value-type="string">
                <text:p>House (energy)</text:p>
                <draw:g>
                  <svg:desc>'DK Mix contribution'.M2:'DK Mix contribution'.M2</svg:desc>
                </draw:g>
              </table:table-cell>
              <table:table-cell office:value-type="string">
                <text:p>Apartment (materials)</text:p>
                <draw:g>
                  <svg:desc>'DK Mix contribution'.N2:'DK Mix contribution'.N2</svg:desc>
                </draw:g>
              </table:table-cell>
              <table:table-cell office:value-type="string">
                <text:p>Apartment (energy)</text:p>
                <draw:g>
                  <svg:desc>'DK Mix contribution'.O2:'DK Mix contribution'.O2</svg:desc>
                </draw:g>
              </table:table-cell>
              <table:table-cell office:value-type="string">
                <text:p>Tiny (materials)</text:p>
                <draw:g>
                  <svg:desc>'DK Mix contribution'.P2:'DK Mix contribution'.P2</svg:desc>
                </draw:g>
              </table:table-cell>
              <table:table-cell office:value-type="string">
                <text:p>Tiny (energy)</text:p>
                <draw:g>
                  <svg:desc>'DK Mix contribution'.Q2:'DK Mix contribution'.Q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1970">
                <text:p>1970 House</text:p>
                <text:list>
                  <text:list-item>
                    <text:p>1970</text:p>
                  </text:list-item>
                  <text:list-item>
                    <text:p>House</text:p>
                  </text:list-item>
                </text:list>
                <draw:g>
                  <svg:desc>'DK Mix contribution'.J3:'DK Mix contribution'.K21</svg:desc>
                </draw:g>
              </table:table-cell>
              <table:table-cell office:value-type="float" office:value="434.2">
                <text:p>434.2</text:p>
                <draw:g>
                  <svg:desc>'DK Mix contribution'.L3:'DK Mix contribution'.L21</svg:desc>
                </draw:g>
              </table:table-cell>
              <table:table-cell office:value-type="float" office:value="5979.8">
                <text:p>5979.8</text:p>
                <draw:g>
                  <svg:desc>'DK Mix contribution'.M3:'DK Mix contribution'.M21</svg:desc>
                </draw:g>
              </table:table-cell>
              <table:table-cell office:value-type="float" office:value="NaN">
                <text:p>NaN</text:p>
                <draw:g>
                  <svg:desc>'DK Mix contribution'.N3:'DK Mix contribution'.N21</svg:desc>
                </draw:g>
              </table:table-cell>
              <table:table-cell office:value-type="float" office:value="NaN">
                <text:p>NaN</text:p>
                <draw:g>
                  <svg:desc>'DK Mix contribution'.O3:'DK Mix contribution'.O21</svg:desc>
                </draw:g>
              </table:table-cell>
              <table:table-cell office:value-type="float" office:value="NaN">
                <text:p>NaN</text:p>
                <draw:g>
                  <svg:desc>'DK Mix contribution'.P3:'DK Mix contribution'.P21</svg:desc>
                </draw:g>
              </table:table-cell>
              <table:table-cell office:value-type="float" office:value="NaN">
                <text:p>NaN</text:p>
                <draw:g>
                  <svg:desc>'DK Mix contribution'.Q3:'DK Mix contribution'.Q21</svg:desc>
                </draw:g>
              </table:table-cell>
              <table:table-cell office:value-type="float" office:value="NaN">
                <text:p>NaN</text:p>
                <draw:g>
                  <svg:desc>'DK Mix contribution'.R3:'DK Mix contribution'.R21</svg:desc>
                </draw:g>
              </table:table-cell>
              <table:table-cell office:value-type="float" office:value="NaN">
                <text:p>NaN</text:p>
                <draw:g>
                  <svg:desc>'DK Mix contribution'.R3:'DK Mix contribution'.R21</svg:desc>
                </draw:g>
              </table:table-cell>
            </table:table-row>
            <table:table-row>
              <table:table-cell office:value-type="string">
                <text:p>1970   Apartment</text:p>
                <text:list>
                  <text:list-item>
                    <text:p/>
                  </text:list-item>
                  <text:list-item>
                    <text:p>  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8">
                <text:p>385.8</text:p>
              </table:table-cell>
              <table:table-cell office:value-type="float" office:value="3063.9">
                <text:p>306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233.5">
                <text:p>523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 House</text:p>
                <text:list>
                  <text:list-item>
                    <text:p>201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328.9">
                <text:p>328.9</text:p>
              </table:table-cell>
              <table:table-cell office:value-type="float" office:value="1491.6">
                <text:p>14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4">
                <text:p>231.4</text:p>
              </table:table-cell>
              <table:table-cell office:value-type="float" office:value="857.6">
                <text:p>8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821.3">
                <text:p>82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4">
                <text:p>2024 House</text:p>
                <text:list>
                  <text:list-item>
                    <text:p>2024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332.1">
                <text:p>332.1</text:p>
              </table:table-cell>
              <table:table-cell office:value-type="float" office:value="1284.2">
                <text:p>128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1">
                <text:p>246.1</text:p>
              </table:table-cell>
              <table:table-cell office:value-type="float" office:value="857.6">
                <text:p>8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">
                <text:p>59.6</text:p>
              </table:table-cell>
              <table:table-cell office:value-type="float" office:value="615">
                <text:p>615</text:p>
              </table:table-cell>
              <table:table-cell office:value-type="float" office:value="206.3">
                <text:p>206.3</text:p>
              </table:table-cell>
              <table:table-cell office:value-type="float" office:value="206.3">
                <text:p>206.3</text:p>
              </table:table-cell>
            </table:table-row>
            <table:table-row>
              <table:table-cell office:value-type="string">
                <text:p>2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5">
                <text:p>2035 House</text:p>
                <text:list>
                  <text:list-item>
                    <text:p>2035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99.6">
                <text:p>299.6</text:p>
              </table:table-cell>
              <table:table-cell office:value-type="float" office:value="414.1">
                <text:p>4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246.9">
                <text:p>2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">
                <text:p>48.6</text:p>
              </table:table-cell>
              <table:table-cell office:value-type="float" office:value="220">
                <text:p>220</text:p>
              </table:table-cell>
              <table:table-cell office:value-type="float" office:value="173.3">
                <text:p>173.3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2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">
                <text:p>2050 House</text:p>
                <text:list>
                  <text:list-item>
                    <text:p>205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81.3">
                <text:p>281.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  <table:table-cell office:value-type="float" office:value="118.6">
                <text:p>1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  <table:table-cell office:value-type="float" office:value="125">
                <text:p>12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750" chart:origin="0" chart:interval-major="250" chart:gap-width="20" chart:overlap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gap-width="20" chart:overlap="5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b3d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svg:stroke-opacity="10%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error-category="cell-range" chart:error-upper-range="'DK Mix contribution'.R11:'DK Mix contribution'.R21" chart:error-lower-range="'DK Mix contribution'.R11:'DK Mix contribution'.R21"/>
      <style:graphic-properties draw:stroke="none" draw:fill-color="#bbe33d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false" chart:error-category="cell-range" chart:error-upper-range="'DK Mix contribution'.R11:'DK Mix contribution'.R21" loext:std-weight="1"/>
      <style:graphic-properties draw:stroke="solid" svg:stroke-width="0.051cm" svg:stroke-color="#000000" svg:stroke-opacity="100%" draw:stroke-linejoin="roun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769cm" svg:height="13.916cm" xlink:href=".." xlink:type="simple" chart:class="chart:bar" chart:style-name="ch1">
        <chart:title svg:x="5.02cm" svg:y="0.45cm" chart:style-name="ch2">
          <text:p>Current and future personal climate impacts of three dwelling typologies</text:p>
        </chart:title>
        <chart:subtitle svg:x="2.402cm" svg:y="12.244cm" chart:style-name="ch3">
          <text:p>Caption: 
Taken into account that personal floor area (m2/person) varies in the different typologies, as well different heat use (kWh/m2).
With average national energy mix. Error bars indicate tinyhouse-specific energy mix.
LCIA method: EF3.1 Climate change total.</text:p>
        </chart:subtitle>
        <chart:legend chart:legend-position="end" svg:x="20.707cm" svg:y="5.414cm" style:legend-expansion="high" chart:style-name="ch4"/>
        <chart:plot-area chart:style-name="ch5" table:cell-range-address="'DK Mix contribution'.J11:'DK Mix contribution'.Q21 'DK Mix contribution'.L2:'DK Mix contribution'.Q2" chart:data-source-has-labels="both" svg:x="2.599cm" svg:y="0.314cm" svg:width="17.973cm" svg:height="11.791cm">
          <chart:coordinate-region svg:x="3.591cm" svg:y="0.514cm" svg:width="16.981cm" svg:height="9.504cm"/>
          <chart:axis chart:dimension="x" chart:name="primary-x" chart:style-name="ch6" chartooo:axis-type="auto">
            <chartooo:date-scale/>
            <chart:title svg:x="11.488cm" svg:y="12.383cm" chart:style-name="ch7">
              <text:p> </text:p>
            </chart:title>
            <chart:categories table:cell-range-address="'DK Mix contribution'.J11:'DK Mix contribution'.K21"/>
          </chart:axis>
          <chart:axis chart:dimension="y" chart:name="primary-y" chart:style-name="ch8">
            <chart:title svg:x="1.842cm" svg:y="7.772cm" chart:style-name="ch9">
              <text:p>kg CO2eq / pers / yr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'DK Mix contribution'.L11:'DK Mix contribution'.L21" chart:label-cell-address="'DK Mix contribution'.L2:'DK Mix contribution'.L2" chart:class="chart:bar">
            <chart:data-point chart:repeated="11"/>
          </chart:series>
          <chart:series chart:attached-axis="primary-y" chart:style-name="ch14" chart:values-cell-range-address="'DK Mix contribution'.M11:'DK Mix contribution'.M21" chart:label-cell-address="'DK Mix contribution'.M2:'DK Mix contribution'.M2" chart:class="chart:bar">
            <chart:data-point chart:style-name="ch15"/>
            <chart:data-point chart:repeated="10"/>
          </chart:series>
          <chart:series chart:attached-axis="primary-y" chart:style-name="ch16" chart:values-cell-range-address="'DK Mix contribution'.N11:'DK Mix contribution'.N21" chart:label-cell-address="'DK Mix contribution'.N2:'DK Mix contribution'.N2" chart:class="chart:bar">
            <chart:data-point chart:repeated="11"/>
          </chart:series>
          <chart:series chart:attached-axis="primary-y" chart:style-name="ch17" chart:values-cell-range-address="'DK Mix contribution'.O11:'DK Mix contribution'.O21" chart:label-cell-address="'DK Mix contribution'.O2:'DK Mix contribution'.O2" chart:class="chart:bar">
            <chart:data-point chart:repeated="11"/>
          </chart:series>
          <chart:series chart:attached-axis="primary-y" chart:style-name="ch18" chart:values-cell-range-address="'DK Mix contribution'.P11:'DK Mix contribution'.P21" chart:label-cell-address="'DK Mix contribution'.P2:'DK Mix contribution'.P2" chart:class="chart:bar">
            <chart:data-point chart:repeated="11"/>
          </chart:series>
          <chart:series chart:attached-axis="primary-y" chart:style-name="ch19" chart:values-cell-range-address="'DK Mix contribution'.Q11:'DK Mix contribution'.Q21" chart:label-cell-address="'DK Mix contribution'.Q2:'DK Mix contribution'.Q2" chart:class="chart:bar">
            <chart:error-indicator chart:style-name="ch20" chart:dimension="y"/>
            <chart:data-point chart:repeated="2"/>
            <chart:data-point chart:style-name="ch15"/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 (materials)</text:p>
                <draw:g>
                  <svg:desc>'DK Mix contribution'.L2:'DK Mix contribution'.L2</svg:desc>
                </draw:g>
              </table:table-cell>
              <table:table-cell office:value-type="string">
                <text:p>House (energy)</text:p>
                <draw:g>
                  <svg:desc>'DK Mix contribution'.M2:'DK Mix contribution'.M2</svg:desc>
                </draw:g>
              </table:table-cell>
              <table:table-cell office:value-type="string">
                <text:p>Apartment (materials)</text:p>
                <draw:g>
                  <svg:desc>'DK Mix contribution'.N2:'DK Mix contribution'.N2</svg:desc>
                </draw:g>
              </table:table-cell>
              <table:table-cell office:value-type="string">
                <text:p>Apartment (energy)</text:p>
                <draw:g>
                  <svg:desc>'DK Mix contribution'.O2:'DK Mix contribution'.O2</svg:desc>
                </draw:g>
              </table:table-cell>
              <table:table-cell office:value-type="string">
                <text:p>Tiny (materials)</text:p>
                <draw:g>
                  <svg:desc>'DK Mix contribution'.P2:'DK Mix contribution'.P2</svg:desc>
                </draw:g>
              </table:table-cell>
              <table:table-cell office:value-type="string">
                <text:p>Tiny (energy)</text:p>
                <draw:g>
                  <svg:desc>'DK Mix contribution'.Q2:'DK Mix contribution'.Q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2024">
                <text:p>2024 House</text:p>
                <text:list>
                  <text:list-item>
                    <text:p>2024</text:p>
                  </text:list-item>
                  <text:list-item>
                    <text:p>House</text:p>
                  </text:list-item>
                </text:list>
                <draw:g>
                  <svg:desc>'DK Mix contribution'.J11:'DK Mix contribution'.K21</svg:desc>
                </draw:g>
              </table:table-cell>
              <table:table-cell office:value-type="float" office:value="332.1">
                <text:p>332.1</text:p>
                <draw:g>
                  <svg:desc>'DK Mix contribution'.L11:'DK Mix contribution'.L21</svg:desc>
                </draw:g>
              </table:table-cell>
              <table:table-cell office:value-type="float" office:value="1284.2">
                <text:p>1284.2</text:p>
                <draw:g>
                  <svg:desc>'DK Mix contribution'.M11:'DK Mix contribution'.M21</svg:desc>
                </draw:g>
              </table:table-cell>
              <table:table-cell office:value-type="float" office:value="NaN">
                <text:p>NaN</text:p>
                <draw:g>
                  <svg:desc>'DK Mix contribution'.N11:'DK Mix contribution'.N21</svg:desc>
                </draw:g>
              </table:table-cell>
              <table:table-cell office:value-type="float" office:value="NaN">
                <text:p>NaN</text:p>
                <draw:g>
                  <svg:desc>'DK Mix contribution'.O11:'DK Mix contribution'.O21</svg:desc>
                </draw:g>
              </table:table-cell>
              <table:table-cell office:value-type="float" office:value="NaN">
                <text:p>NaN</text:p>
                <draw:g>
                  <svg:desc>'DK Mix contribution'.P11:'DK Mix contribution'.P21</svg:desc>
                </draw:g>
              </table:table-cell>
              <table:table-cell office:value-type="float" office:value="NaN">
                <text:p>NaN</text:p>
                <draw:g>
                  <svg:desc>'DK Mix contribution'.Q11:'DK Mix contribution'.Q21</svg:desc>
                </draw:g>
              </table:table-cell>
              <table:table-cell office:value-type="float" office:value="NaN">
                <text:p>NaN</text:p>
                <draw:g>
                  <svg:desc>'DK Mix contribution'.R11:'DK Mix contribution'.R21</svg:desc>
                </draw:g>
              </table:table-cell>
              <table:table-cell office:value-type="float" office:value="NaN">
                <text:p>NaN</text:p>
                <draw:g>
                  <svg:desc>'DK Mix contribution'.R11:'DK Mix contribution'.R21</svg:desc>
                </draw:g>
              </table:table-cell>
            </table:table-row>
            <table:table-row>
              <table:table-cell office:value-type="string">
                <text:p>2024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1">
                <text:p>246.1</text:p>
              </table:table-cell>
              <table:table-cell office:value-type="float" office:value="857.6">
                <text:p>8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">
                <text:p>59.6</text:p>
              </table:table-cell>
              <table:table-cell office:value-type="float" office:value="615">
                <text:p>615</text:p>
              </table:table-cell>
              <table:table-cell office:value-type="float" office:value="206.3">
                <text:p>206.3</text:p>
              </table:table-cell>
              <table:table-cell office:value-type="float" office:value="206.3">
                <text:p>206.3</text:p>
              </table:table-cell>
            </table:table-row>
            <table:table-row>
              <table:table-cell office:value-type="string">
                <text:p>2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5">
                <text:p>2035 House</text:p>
                <text:list>
                  <text:list-item>
                    <text:p>2035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99.6">
                <text:p>299.6</text:p>
              </table:table-cell>
              <table:table-cell office:value-type="float" office:value="414.1">
                <text:p>4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246.9">
                <text:p>2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">
                <text:p>48.6</text:p>
              </table:table-cell>
              <table:table-cell office:value-type="float" office:value="220">
                <text:p>220</text:p>
              </table:table-cell>
              <table:table-cell office:value-type="float" office:value="173.3">
                <text:p>173.3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2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">
                <text:p>2050 House</text:p>
                <text:list>
                  <text:list-item>
                    <text:p>205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81.3">
                <text:p>281.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  <table:table-cell office:value-type="float" office:value="118.6">
                <text:p>1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  <table:table-cell office:value-type="float" office:value="125">
                <text:p>12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maximum="50" chart:origin="0" chart:interval-major="10" chart:gap-width="20" chart:overlap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gap-width="20" chart:overlap="5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b3d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center" style:rotation-angle="90"/>
      <style:graphic-properties draw:stroke="none" svg:stroke-opacity="10%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>
      <style:chart-properties chart:solid-type="cuboid" chart:data-label-number="none" chart:data-label-text="false" chart:data-label-symbol="false" chart:data-label-series="false"/>
    </style:style>
    <style:style style:name="ch1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 chart:data-label-series="false" chart:label-position="center" style:rotation-angle="90"/>
      <style:graphic-properties draw:stroke="none" draw:fill-color="#b4c7dc" dr3d:edge-rounding="5%"/>
      <style:text-properties fo:font-size="10pt" style:font-size-asian="10pt" style:font-size-complex="10pt"/>
    </style:style>
    <style:style style:name="ch19" style:family="chart">
      <style:chart-properties chart:solid-type="cuboid"/>
      <style:text-properties fo:color="#2a6099"/>
    </style:style>
    <style:style style:name="ch20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 chart:data-label-series="false" chart:label-position="center" style:rotation-angle="90"/>
      <style:graphic-properties draw:stroke="none" draw:fill-color="#bbe33d" dr3d:edge-rounding="5%"/>
      <style:text-properties fo:font-size="10pt" style:font-size-asian="10pt" style:font-size-complex="10pt"/>
    </style:style>
    <style:style style:name="ch22" style:family="chart">
      <style:chart-properties chart:solid-type="cuboid"/>
      <style:text-properties fo:color="#158466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769cm" svg:height="13.916cm" xlink:href=".." xlink:type="simple" chart:class="chart:bar" chart:style-name="ch1">
        <chart:title svg:x="11.273cm" svg:y="0.007cm" chart:style-name="ch2">
          <text:p>GWP per M2</text:p>
        </chart:title>
        <chart:subtitle svg:x="5.589cm" svg:y="12.984cm" chart:style-name="ch3">
          <text:p>Caption: Different heat use (kWh/m2) taken into account. 1970's results outside figure crop.
LCIA method: EF3.1 Climate change total.</text:p>
        </chart:subtitle>
        <chart:legend chart:legend-position="end" svg:x="20.707cm" svg:y="5.414cm" style:legend-expansion="high" chart:style-name="ch4"/>
        <chart:plot-area chart:style-name="ch5" table:cell-range-address="'per m2'.J3:'per m2'.Q21 'per m2'.L2:'per m2'.Q2" chart:data-source-has-labels="both" svg:x="2.97cm" svg:y="0.58cm" svg:width="17.602cm" svg:height="12.155cm">
          <chart:coordinate-region svg:x="3.591cm" svg:y="0.779cm" svg:width="16.981cm" svg:height="9.657cm"/>
          <chart:axis chart:dimension="x" chart:name="primary-x" chart:style-name="ch6" chartooo:axis-type="auto">
            <chartooo:date-scale/>
            <chart:title svg:x="11.674cm" svg:y="13.013cm" chart:style-name="ch7">
              <text:p> </text:p>
            </chart:title>
            <chart:categories table:cell-range-address="'per m2'.J3:'per m2'.K21"/>
          </chart:axis>
          <chart:axis chart:dimension="y" chart:name="primary-y" chart:style-name="ch8">
            <chart:title svg:x="1.915cm" svg:y="8.09cm" chart:style-name="ch9">
              <text:p>kg CO2eq / m2 / yr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'per m2'.L3:'per m2'.L21" chart:label-cell-address="'per m2'.L2:'per m2'.L2" chart:class="chart:bar">
            <chart:data-point chart:repeated="19"/>
          </chart:series>
          <chart:series chart:attached-axis="primary-y" chart:style-name="ch14" chart:values-cell-range-address="'per m2'.M3:'per m2'.M21" chart:label-cell-address="'per m2'.M2:'per m2'.M2" chart:class="chart:bar">
            <chart:data-point chart:style-name="ch15" loext:custom-label-pos-x="-0.00222060723514211" loext:custom-label-pos-y="-0.210204814947898"/>
            <chart:data-point chart:repeated="3"/>
            <chart:data-point chart:style-name="ch16"/>
            <chart:data-point chart:repeated="3"/>
            <chart:data-point chart:style-name="ch16"/>
            <chart:data-point chart:repeated="3"/>
            <chart:data-point chart:style-name="ch16"/>
            <chart:data-point chart:repeated="3"/>
            <chart:data-point chart:style-name="ch16"/>
            <chart:data-point chart:repeated="2"/>
          </chart:series>
          <chart:series chart:attached-axis="primary-y" chart:style-name="ch17" chart:values-cell-range-address="'per m2'.N3:'per m2'.N21" chart:label-cell-address="'per m2'.N2:'per m2'.N2" chart:class="chart:bar">
            <chart:data-point chart:repeated="19"/>
          </chart:series>
          <chart:series chart:attached-axis="primary-y" chart:style-name="ch18" chart:values-cell-range-address="'per m2'.O3:'per m2'.O21" chart:label-cell-address="'per m2'.O2:'per m2'.O2" chart:class="chart:bar">
            <chart:data-point/>
            <chart:data-point chart:style-name="ch19" loext:custom-label-pos-x="-0.00109011627906977" loext:custom-label-pos-y="-0.212935680919871"/>
            <chart:data-point chart:repeated="3"/>
            <chart:data-point chart:style-name="ch16" loext:custom-label-pos-x="0.0066618217054264" loext:custom-label-pos-y="0.0114265181458857"/>
            <chart:data-point chart:repeated="3"/>
            <chart:data-point chart:style-name="ch16"/>
            <chart:data-point chart:repeated="3"/>
            <chart:data-point chart:style-name="ch16"/>
            <chart:data-point chart:repeated="3"/>
            <chart:data-point chart:style-name="ch16"/>
            <chart:data-point/>
          </chart:series>
          <chart:series chart:attached-axis="primary-y" chart:style-name="ch20" chart:values-cell-range-address="'per m2'.P3:'per m2'.P21" chart:label-cell-address="'per m2'.P2:'per m2'.P2" chart:class="chart:bar">
            <chart:data-point chart:repeated="19"/>
          </chart:series>
          <chart:series chart:attached-axis="primary-y" chart:style-name="ch21" chart:values-cell-range-address="'per m2'.Q3:'per m2'.Q21" chart:label-cell-address="'per m2'.Q2:'per m2'.Q2" chart:class="chart:bar">
            <chart:data-point chart:repeated="2"/>
            <chart:data-point chart:style-name="ch22" loext:custom-label-pos-x="-0.00222060723514211" loext:custom-label-pos-y="-0.232339202299677"/>
            <chart:data-point chart:repeated="3"/>
            <chart:data-point chart:style-name="ch16"/>
            <chart:data-point chart:repeated="3"/>
            <chart:data-point chart:style-name="ch16"/>
            <chart:data-point chart:repeated="3"/>
            <chart:data-point chart:style-name="ch16"/>
            <chart:data-point chart:repeated="3"/>
            <chart:data-point chart:style-name="ch16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 (materials)</text:p>
                <draw:g>
                  <svg:desc>'per m2'.L2:'per m2'.L2</svg:desc>
                </draw:g>
              </table:table-cell>
              <table:table-cell office:value-type="string">
                <text:p>House (energy)</text:p>
                <draw:g>
                  <svg:desc>'per m2'.M2:'per m2'.M2</svg:desc>
                </draw:g>
              </table:table-cell>
              <table:table-cell office:value-type="string">
                <text:p>Apartment (materials)</text:p>
                <draw:g>
                  <svg:desc>'per m2'.N2:'per m2'.N2</svg:desc>
                </draw:g>
              </table:table-cell>
              <table:table-cell office:value-type="string">
                <text:p>Apartment (energy)</text:p>
                <draw:g>
                  <svg:desc>'per m2'.O2:'per m2'.O2</svg:desc>
                </draw:g>
              </table:table-cell>
              <table:table-cell office:value-type="string">
                <text:p>Tiny (materials)</text:p>
                <draw:g>
                  <svg:desc>'per m2'.P2:'per m2'.P2</svg:desc>
                </draw:g>
              </table:table-cell>
              <table:table-cell office:value-type="string">
                <text:p>Tiny (energy)</text:p>
                <draw:g>
                  <svg:desc>'per m2'.Q2:'per m2'.Q2</svg:desc>
                </draw:g>
              </table:table-cell>
            </table:table-row>
          </table:table-header-rows>
          <table:table-rows>
            <table:table-row>
              <table:table-cell office:value-type="float" office:value="1970">
                <text:p>1970 House</text:p>
                <text:list>
                  <text:list-item>
                    <text:p>1970</text:p>
                  </text:list-item>
                  <text:list-item>
                    <text:p>House</text:p>
                  </text:list-item>
                </text:list>
                <draw:g>
                  <svg:desc>'per m2'.J3:'per m2'.K21</svg:desc>
                </draw:g>
              </table:table-cell>
              <table:table-cell office:value-type="float" office:value="10.36276849642">
                <text:p>10.36276849642</text:p>
                <draw:g>
                  <svg:desc>'per m2'.L3:'per m2'.L21</svg:desc>
                </draw:g>
              </table:table-cell>
              <table:table-cell office:value-type="float" office:value="142.715990453461">
                <text:p>142.715990453461</text:p>
                <draw:g>
                  <svg:desc>'per m2'.M3:'per m2'.M21</svg:desc>
                </draw:g>
              </table:table-cell>
              <table:table-cell office:value-type="float" office:value="NaN">
                <text:p>NaN</text:p>
                <draw:g>
                  <svg:desc>'per m2'.N3:'per m2'.N21</svg:desc>
                </draw:g>
              </table:table-cell>
              <table:table-cell office:value-type="float" office:value="NaN">
                <text:p>NaN</text:p>
                <draw:g>
                  <svg:desc>'per m2'.O3:'per m2'.O21</svg:desc>
                </draw:g>
              </table:table-cell>
              <table:table-cell office:value-type="float" office:value="NaN">
                <text:p>NaN</text:p>
                <draw:g>
                  <svg:desc>'per m2'.P3:'per m2'.P21</svg:desc>
                </draw:g>
              </table:table-cell>
              <table:table-cell office:value-type="float" office:value="NaN">
                <text:p>NaN</text:p>
                <draw:g>
                  <svg:desc>'per m2'.Q3:'per m2'.Q21</svg:desc>
                </draw:g>
              </table:table-cell>
            </table:table-row>
            <table:table-row>
              <table:table-cell office:value-type="string">
                <text:p>1970   Apartment</text:p>
                <text:list>
                  <text:list-item>
                    <text:p/>
                  </text:list-item>
                  <text:list-item>
                    <text:p>  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207792207792">
                <text:p>10.0207792207792</text:p>
              </table:table-cell>
              <table:table-cell office:value-type="float" office:value="79.5818181818182">
                <text:p>79.5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5">
                <text:p>6.85</text:p>
              </table:table-cell>
              <table:table-cell office:value-type="float" office:value="261.675">
                <text:p>261.675</text:p>
              </table:table-cell>
            </table:table-row>
            <table:table-row>
              <table:table-cell office:value-type="string">
                <text:p>1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 House</text:p>
                <text:list>
                  <text:list-item>
                    <text:p>201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6.02380952380952">
                <text:p>6.02380952380952</text:p>
              </table:table-cell>
              <table:table-cell office:value-type="float" office:value="27.3186813186813">
                <text:p>27.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34762979684">
                <text:p>5.2234762979684</text:p>
              </table:table-cell>
              <table:table-cell office:value-type="float" office:value="19.3589164785553">
                <text:p>19.358916478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5">
                <text:p>2.815</text:p>
              </table:table-cell>
              <table:table-cell office:value-type="float" office:value="41.065">
                <text:p>41.065</text:p>
              </table:table-cell>
            </table:table-row>
            <table:table-row>
              <table:table-cell office:value-type="string">
                <text:p>20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4">
                <text:p>2024 House</text:p>
                <text:list>
                  <text:list-item>
                    <text:p>2024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6.08241758241758">
                <text:p>6.08241758241758</text:p>
              </table:table-cell>
              <table:table-cell office:value-type="float" office:value="23.5201465201465">
                <text:p>23.520146520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30474040632">
                <text:p>5.55530474040632</text:p>
              </table:table-cell>
              <table:table-cell office:value-type="float" office:value="19.3589164785553">
                <text:p>19.358916478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">
                <text:p>2.98</text:p>
              </table:table-cell>
              <table:table-cell office:value-type="float" office:value="41.065">
                <text:p>41.065</text:p>
              </table:table-cell>
            </table:table-row>
            <table:table-row>
              <table:table-cell office:value-type="string">
                <text:p>2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5">
                <text:p>2035 House</text:p>
                <text:list>
                  <text:list-item>
                    <text:p>2035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5.48717948717949">
                <text:p>5.48717948717949</text:p>
              </table:table-cell>
              <table:table-cell office:value-type="float" office:value="7.58424908424909">
                <text:p>7.584249084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783295711061">
                <text:p>4.71783295711061</text:p>
              </table:table-cell>
              <table:table-cell office:value-type="float" office:value="5.57336343115124">
                <text:p>5.5733634311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19.665">
                <text:p>19.665</text:p>
              </table:table-cell>
            </table:table-row>
            <table:table-row>
              <table:table-cell office:value-type="string">
                <text:p>2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">
                <text:p>2050 House</text:p>
                <text:list>
                  <text:list-item>
                    <text:p>205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5.15201465201465">
                <text:p>5.15201465201465</text:p>
              </table:table-cell>
              <table:table-cell office:value-type="float" office:value="3.63186813186813">
                <text:p>3.6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537246049661">
                <text:p>4.34537246049661</text:p>
              </table:table-cell>
              <table:table-cell office:value-type="float" office:value="2.67720090293454">
                <text:p>2.6772009029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5">
                <text:p>2.175</text:p>
              </table:table-cell>
              <table:table-cell office:value-type="float" office:value="13.35">
                <text:p>13.3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'heat mix'.C4:'heat mix'.K7" chart:data-source-has-labels="both" svg:x="0.32cm" svg:y="0.18cm" svg:width="13.07cm" svg:height="8.64cm">
          <chart:coordinate-region svg:x="1.312cm" svg:y="0.379cm" svg:width="12.078cm" svg:height="7.794cm"/>
          <chart:axis chart:dimension="x" chart:name="primary-x" chart:style-name="ch4" chartooo:axis-type="auto">
            <chartooo:date-scale/>
            <chart:categories table:cell-range-address="'heat mix'.D4:'heat mix'.K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eat mix'.D5:'heat mix'.K5" chart:label-cell-address="'heat mix'.C5:'heat mix'.C5" chart:class="chart:bar">
            <chart:data-point chart:repeated="8"/>
          </chart:series>
          <chart:series chart:style-name="ch8" chart:values-cell-range-address="'heat mix'.D6:'heat mix'.K6" chart:label-cell-address="'heat mix'.C6:'heat mix'.C6" chart:class="chart:bar">
            <chart:data-point chart:repeated="8"/>
          </chart:series>
          <chart:series chart:style-name="ch9" chart:values-cell-range-address="'heat mix'.D7:'heat mix'.K7" chart:label-cell-address="'heat mix'.C7:'heat mix'.C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'heat mix'.D4:'heat mix'.K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24">
                <text:p>2024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tinyhouse</text:p>
                <draw:g>
                  <svg:desc>'heat mix'.C5:'heat mix'.C5</svg:desc>
                </draw:g>
              </table:table-cell>
              <table:table-cell office:value-type="float" office:value="NaN">
                <text:p>NaN</text:p>
                <draw:g>
                  <svg:desc>'heat mix'.D5:'heat mix'.K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15.133419454549">
                <text:p>615.133419454549</text:p>
              </table:table-cell>
              <table:table-cell office:value-type="float" office:value="394.541804467062">
                <text:p>394.541804467062</text:p>
              </table:table-cell>
              <table:table-cell office:value-type="float" office:value="221.219821262608">
                <text:p>221.219821262608</text:p>
              </table:table-cell>
              <table:table-cell office:value-type="float" office:value="125.108213505122">
                <text:p>125.108213505122</text:p>
              </table:table-cell>
            </table:table-row>
            <table:table-row>
              <table:table-cell office:value-type="string">
                <text:p>house</text:p>
                <draw:g>
                  <svg:desc>'heat mix'.C6:'heat mix'.C6</svg:desc>
                </draw:g>
              </table:table-cell>
              <table:table-cell office:value-type="float" office:value="NaN">
                <text:p>NaN</text:p>
                <draw:g>
                  <svg:desc>'heat mix'.D6:'heat mix'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3.22559453437">
                <text:p>5423.22559453437</text:p>
              </table:table-cell>
              <table:table-cell office:value-type="float" office:value="1502.55383781472">
                <text:p>1502.55383781472</text:p>
              </table:table-cell>
              <table:table-cell office:value-type="float" office:value="514.8">
                <text:p>514.8</text:p>
              </table:table-cell>
              <table:table-cell office:value-type="float" office:value="422.269599998331">
                <text:p>422.269599998331</text:p>
              </table:table-cell>
              <table:table-cell office:value-type="float" office:value="204.404742947339">
                <text:p>204.404742947339</text:p>
              </table:table-cell>
            </table:table-row>
            <table:table-row>
              <table:table-cell office:value-type="string">
                <text:p>apartment</text:p>
                <draw:g>
                  <svg:desc>'heat mix'.C7:'heat mix'.C7</svg:desc>
                </draw:g>
              </table:table-cell>
              <table:table-cell office:value-type="float" office:value="NaN">
                <text:p>NaN</text:p>
                <draw:g>
                  <svg:desc>'heat mix'.D7:'heat mix'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4.84186212588">
                <text:p>3314.84186212588</text:p>
              </table:table-cell>
              <table:table-cell office:value-type="float" office:value="851.778864350593">
                <text:p>851.778864350593</text:p>
              </table:table-cell>
              <table:table-cell office:value-type="float" office:value="300.96">
                <text:p>300.96</text:p>
              </table:table-cell>
              <table:table-cell office:value-type="float" office:value="220.439045422858">
                <text:p>220.439045422858</text:p>
              </table:table-cell>
              <table:table-cell office:value-type="float" office:value="82.5714209133807">
                <text:p>82.5714209133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maximum="270" chart:origin="0" chart:interval-major="30" chart:gap-width="20" chart:overlap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gap-width="20" chart:overlap="5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b3d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 style:rotation-angle="90"/>
      <style:graphic-properties draw:stroke="none" svg:stroke-opacity="10%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 style:rotation-angle="90"/>
      <style:graphic-properties draw:stroke="none" draw:fill-color="#b4c7dc" dr3d:edge-rounding="5%"/>
      <style:text-properties fo:font-size="10pt" style:font-size-asian="10pt" style:font-size-complex="10pt"/>
    </style:style>
    <style:style style:name="ch18" style:family="chart">
      <style:chart-properties chart:solid-type="cuboid"/>
      <style:text-properties fo:color="#2a6099"/>
    </style:style>
    <style:style style:name="ch19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 chart:label-position="center" style:rotation-angle="90"/>
      <style:graphic-properties draw:stroke="none" draw:fill-color="#bbe33d" dr3d:edge-rounding="5%"/>
      <style:text-properties fo:font-size="10pt" style:font-size-asian="10pt" style:font-size-complex="10pt"/>
    </style:style>
    <style:style style:name="ch21" style:family="chart">
      <style:chart-properties chart:solid-type="cuboid"/>
      <style:text-properties fo:color="#158466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4.769cm" svg:height="13.916cm" xlink:href=".." xlink:type="simple" chart:class="chart:bar" chart:style-name="ch1">
        <chart:title svg:x="11.275cm" svg:y="0.009cm" chart:style-name="ch2">
          <text:p>GWP per M2</text:p>
        </chart:title>
        <chart:subtitle svg:x="5.597cm" svg:y="12.984cm" chart:style-name="ch3">
          <text:p>Caption: Different heat use (kWh/m2) taken into account.
LCIA method: EF3.1 Climate change total.</text:p>
        </chart:subtitle>
        <chart:legend chart:legend-position="end" svg:x="20.707cm" svg:y="5.414cm" style:legend-expansion="high" chart:style-name="ch4"/>
        <chart:plot-area chart:style-name="ch5" table:cell-range-address="'per m2'.J3:'per m2'.Q21 'per m2'.L2:'per m2'.Q2" chart:data-source-has-labels="both" svg:x="2.784cm" svg:y="0.58cm" svg:width="17.788cm" svg:height="12.155cm">
          <chart:coordinate-region svg:x="3.591cm" svg:y="0.779cm" svg:width="16.981cm" svg:height="9.657cm"/>
          <chart:axis chart:dimension="x" chart:name="primary-x" chart:style-name="ch6" chartooo:axis-type="auto">
            <chartooo:date-scale/>
            <chart:title svg:x="11.581cm" svg:y="13.013cm" chart:style-name="ch7">
              <text:p> </text:p>
            </chart:title>
            <chart:categories table:cell-range-address="'per m2'.J3:'per m2'.K21"/>
          </chart:axis>
          <chart:axis chart:dimension="y" chart:name="primary-y" chart:style-name="ch8">
            <chart:title svg:x="1.729cm" svg:y="8.09cm" chart:style-name="ch9">
              <text:p>kg CO2eq / m2 / yr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'per m2'.L3:'per m2'.L21" chart:label-cell-address="'per m2'.L2:'per m2'.L2" chart:class="chart:bar">
            <chart:data-point chart:repeated="19"/>
          </chart:series>
          <chart:series chart:attached-axis="primary-y" chart:style-name="ch14" chart:values-cell-range-address="'per m2'.M3:'per m2'.M21" chart:label-cell-address="'per m2'.M2:'per m2'.M2" chart:class="chart:bar">
            <chart:data-point chart:style-name="ch15" loext:custom-label-pos-x="-0.00222060723514211" loext:custom-label-pos-y="-0.210204814947898"/>
            <chart:data-point chart:repeated="3"/>
            <chart:data-point chart:style-name="ch15"/>
            <chart:data-point chart:repeated="3"/>
            <chart:data-point chart:style-name="ch15"/>
            <chart:data-point chart:repeated="3"/>
            <chart:data-point chart:style-name="ch15"/>
            <chart:data-point chart:repeated="3"/>
            <chart:data-point chart:style-name="ch15"/>
            <chart:data-point chart:repeated="2"/>
          </chart:series>
          <chart:series chart:attached-axis="primary-y" chart:style-name="ch16" chart:values-cell-range-address="'per m2'.N3:'per m2'.N21" chart:label-cell-address="'per m2'.N2:'per m2'.N2" chart:class="chart:bar">
            <chart:data-point chart:repeated="19"/>
          </chart:series>
          <chart:series chart:attached-axis="primary-y" chart:style-name="ch17" chart:values-cell-range-address="'per m2'.O3:'per m2'.O21" chart:label-cell-address="'per m2'.O2:'per m2'.O2" chart:class="chart:bar">
            <chart:data-point/>
            <chart:data-point chart:style-name="ch18" loext:custom-label-pos-x="-0.00109011627906977" loext:custom-label-pos-y="-0.212935680919871"/>
            <chart:data-point chart:repeated="3"/>
            <chart:data-point chart:style-name="ch15" loext:custom-label-pos-x="0.0066618217054264" loext:custom-label-pos-y="0.0114265181458857"/>
            <chart:data-point chart:repeated="3"/>
            <chart:data-point chart:style-name="ch15"/>
            <chart:data-point chart:repeated="3"/>
            <chart:data-point chart:style-name="ch15"/>
            <chart:data-point chart:repeated="3"/>
            <chart:data-point chart:style-name="ch15"/>
            <chart:data-point/>
          </chart:series>
          <chart:series chart:attached-axis="primary-y" chart:style-name="ch19" chart:values-cell-range-address="'per m2'.P3:'per m2'.P21" chart:label-cell-address="'per m2'.P2:'per m2'.P2" chart:class="chart:bar">
            <chart:data-point chart:repeated="19"/>
          </chart:series>
          <chart:series chart:attached-axis="primary-y" chart:style-name="ch20" chart:values-cell-range-address="'per m2'.Q3:'per m2'.Q21" chart:label-cell-address="'per m2'.Q2:'per m2'.Q2" chart:class="chart:bar">
            <chart:data-point chart:repeated="2"/>
            <chart:data-point chart:style-name="ch21" loext:custom-label-pos-x="-0.00222060723514211" loext:custom-label-pos-y="-0.232339202299677"/>
            <chart:data-point chart:repeated="3"/>
            <chart:data-point chart:style-name="ch15"/>
            <chart:data-point chart:repeated="3"/>
            <chart:data-point chart:style-name="ch15"/>
            <chart:data-point chart:repeated="3"/>
            <chart:data-point chart:style-name="ch15"/>
            <chart:data-point chart:repeated="3"/>
            <chart:data-point chart:style-name="ch1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 (materials)</text:p>
                <draw:g>
                  <svg:desc>'per m2'.L2:'per m2'.L2</svg:desc>
                </draw:g>
              </table:table-cell>
              <table:table-cell office:value-type="string">
                <text:p>House (energy)</text:p>
                <draw:g>
                  <svg:desc>'per m2'.M2:'per m2'.M2</svg:desc>
                </draw:g>
              </table:table-cell>
              <table:table-cell office:value-type="string">
                <text:p>Apartment (materials)</text:p>
                <draw:g>
                  <svg:desc>'per m2'.N2:'per m2'.N2</svg:desc>
                </draw:g>
              </table:table-cell>
              <table:table-cell office:value-type="string">
                <text:p>Apartment (energy)</text:p>
                <draw:g>
                  <svg:desc>'per m2'.O2:'per m2'.O2</svg:desc>
                </draw:g>
              </table:table-cell>
              <table:table-cell office:value-type="string">
                <text:p>Tiny (materials)</text:p>
                <draw:g>
                  <svg:desc>'per m2'.P2:'per m2'.P2</svg:desc>
                </draw:g>
              </table:table-cell>
              <table:table-cell office:value-type="string">
                <text:p>Tiny (energy)</text:p>
                <draw:g>
                  <svg:desc>'per m2'.Q2:'per m2'.Q2</svg:desc>
                </draw:g>
              </table:table-cell>
            </table:table-row>
          </table:table-header-rows>
          <table:table-rows>
            <table:table-row>
              <table:table-cell office:value-type="float" office:value="1970">
                <text:p>1970 House</text:p>
                <text:list>
                  <text:list-item>
                    <text:p>1970</text:p>
                  </text:list-item>
                  <text:list-item>
                    <text:p>House</text:p>
                  </text:list-item>
                </text:list>
                <draw:g>
                  <svg:desc>'per m2'.J3:'per m2'.K21</svg:desc>
                </draw:g>
              </table:table-cell>
              <table:table-cell office:value-type="float" office:value="10.36276849642">
                <text:p>10.36276849642</text:p>
                <draw:g>
                  <svg:desc>'per m2'.L3:'per m2'.L21</svg:desc>
                </draw:g>
              </table:table-cell>
              <table:table-cell office:value-type="float" office:value="142.715990453461">
                <text:p>142.715990453461</text:p>
                <draw:g>
                  <svg:desc>'per m2'.M3:'per m2'.M21</svg:desc>
                </draw:g>
              </table:table-cell>
              <table:table-cell office:value-type="float" office:value="NaN">
                <text:p>NaN</text:p>
                <draw:g>
                  <svg:desc>'per m2'.N3:'per m2'.N21</svg:desc>
                </draw:g>
              </table:table-cell>
              <table:table-cell office:value-type="float" office:value="NaN">
                <text:p>NaN</text:p>
                <draw:g>
                  <svg:desc>'per m2'.O3:'per m2'.O21</svg:desc>
                </draw:g>
              </table:table-cell>
              <table:table-cell office:value-type="float" office:value="NaN">
                <text:p>NaN</text:p>
                <draw:g>
                  <svg:desc>'per m2'.P3:'per m2'.P21</svg:desc>
                </draw:g>
              </table:table-cell>
              <table:table-cell office:value-type="float" office:value="NaN">
                <text:p>NaN</text:p>
                <draw:g>
                  <svg:desc>'per m2'.Q3:'per m2'.Q21</svg:desc>
                </draw:g>
              </table:table-cell>
            </table:table-row>
            <table:table-row>
              <table:table-cell office:value-type="string">
                <text:p>1970   Apartment</text:p>
                <text:list>
                  <text:list-item>
                    <text:p/>
                  </text:list-item>
                  <text:list-item>
                    <text:p>  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207792207792">
                <text:p>10.0207792207792</text:p>
              </table:table-cell>
              <table:table-cell office:value-type="float" office:value="79.5818181818182">
                <text:p>79.5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5">
                <text:p>6.85</text:p>
              </table:table-cell>
              <table:table-cell office:value-type="float" office:value="261.675">
                <text:p>261.675</text:p>
              </table:table-cell>
            </table:table-row>
            <table:table-row>
              <table:table-cell office:value-type="string">
                <text:p>1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 House</text:p>
                <text:list>
                  <text:list-item>
                    <text:p>201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6.02380952380952">
                <text:p>6.02380952380952</text:p>
              </table:table-cell>
              <table:table-cell office:value-type="float" office:value="27.3186813186813">
                <text:p>27.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34762979684">
                <text:p>5.2234762979684</text:p>
              </table:table-cell>
              <table:table-cell office:value-type="float" office:value="19.3589164785553">
                <text:p>19.358916478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5">
                <text:p>2.815</text:p>
              </table:table-cell>
              <table:table-cell office:value-type="float" office:value="41.065">
                <text:p>41.065</text:p>
              </table:table-cell>
            </table:table-row>
            <table:table-row>
              <table:table-cell office:value-type="string">
                <text:p>20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4">
                <text:p>2024 House</text:p>
                <text:list>
                  <text:list-item>
                    <text:p>2024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6.08241758241758">
                <text:p>6.08241758241758</text:p>
              </table:table-cell>
              <table:table-cell office:value-type="float" office:value="23.5201465201465">
                <text:p>23.520146520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30474040632">
                <text:p>5.55530474040632</text:p>
              </table:table-cell>
              <table:table-cell office:value-type="float" office:value="19.3589164785553">
                <text:p>19.358916478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">
                <text:p>2.98</text:p>
              </table:table-cell>
              <table:table-cell office:value-type="float" office:value="41.065">
                <text:p>41.065</text:p>
              </table:table-cell>
            </table:table-row>
            <table:table-row>
              <table:table-cell office:value-type="string">
                <text:p>2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5">
                <text:p>2035 House</text:p>
                <text:list>
                  <text:list-item>
                    <text:p>2035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5.48717948717949">
                <text:p>5.48717948717949</text:p>
              </table:table-cell>
              <table:table-cell office:value-type="float" office:value="7.58424908424909">
                <text:p>7.584249084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783295711061">
                <text:p>4.71783295711061</text:p>
              </table:table-cell>
              <table:table-cell office:value-type="float" office:value="5.57336343115124">
                <text:p>5.5733634311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19.665">
                <text:p>19.665</text:p>
              </table:table-cell>
            </table:table-row>
            <table:table-row>
              <table:table-cell office:value-type="string">
                <text:p>2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">
                <text:p>2050 House</text:p>
                <text:list>
                  <text:list-item>
                    <text:p>205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5.15201465201465">
                <text:p>5.15201465201465</text:p>
              </table:table-cell>
              <table:table-cell office:value-type="float" office:value="3.63186813186813">
                <text:p>3.6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537246049661">
                <text:p>4.34537246049661</text:p>
              </table:table-cell>
              <table:table-cell office:value-type="float" office:value="2.67720090293454">
                <text:p>2.6772009029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5">
                <text:p>2.175</text:p>
              </table:table-cell>
              <table:table-cell office:value-type="float" office:value="13.35">
                <text:p>13.3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500" chart:origin="0" chart:interval-major="1000" chart:gap-width="20" chart:overlap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maximum="325" chart:interval-major="50" chart:interval-minor-divisor="25" chart:gap-width="20" chart:overlap="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font-size="9pt" style:font-size-asian="9pt" style:font-size-complex="9pt"/>
    </style:style>
    <style:style style:name="ch14" style:family="chart" style:data-style-name="N0">
      <style:chart-properties chart:link-data-style-to-source="true"/>
      <style:graphic-properties draw:stroke="none" draw:fill-color="#7b3d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svg:stroke-opacity="10%" draw:fill-color="#ff420e" dr3d:edge-rounding="5%"/>
      <style:text-properties fo:font-size="10pt" style:font-size-asian="10pt" style:font-size-complex="10pt"/>
    </style:style>
    <style:style style:name="ch16" style:family="chart">
      <style:chart-properties chart:solid-type="cuboid"/>
    </style:style>
    <style:style style:name="ch1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center" draw:textarea-vertical-align="middle" draw:auto-grow-height="true" draw:auto-grow-width="true" fo:min-height="0.795cm" fo:min-width="3.9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 draw:fill-color="#ffffff"/>
      <style:paragraph-properties style:writing-mode="lr-tb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4.769cm" svg:height="13.916cm" xlink:href=".." xlink:type="simple" chart:class="chart:bar" chart:style-name="ch1">
        <chart:title svg:x="3.399cm" svg:y="0.574cm" chart:style-name="ch2">
          <text:p>Historical and future personal climate impacts of three dwelling typologies</text:p>
        </chart:title>
        <chart:subtitle svg:x="2.326cm" svg:y="13.085cm" chart:style-name="ch3">
          <text:p>Caption: Taken into account that personal floor area (m2/person) varies in the different typologies, as well different heat use (kWh/m2).
LCIA method: EF3.1 Climate change total.</text:p>
        </chart:subtitle>
        <chart:legend chart:legend-position="end" svg:x="20.707cm" svg:y="5.414cm" style:legend-expansion="high" chart:style-name="ch4"/>
        <chart:plot-area chart:style-name="ch5" table:cell-range-address="'contribtuion results'.J3:'contribtuion results'.Q21 'contribtuion results'.L2:'contribtuion results'.Q2" chart:data-source-has-labels="both" svg:x="1.086cm" svg:y="0.487cm" svg:width="18.779cm" svg:height="12.22cm">
          <chart:coordinate-region svg:x="2.078cm" svg:y="0.487cm" svg:width="16.979cm" svg:height="9.921cm"/>
          <chart:axis chart:dimension="x" chart:name="primary-x" chart:style-name="ch6" chartooo:axis-type="auto">
            <chartooo:date-scale/>
            <chart:title svg:x="10.378cm" svg:y="12.985cm" chart:style-name="ch7">
              <text:p> </text:p>
            </chart:title>
            <chart:categories table:cell-range-address="'contribtuion results'.J3:'contribtuion results'.K21"/>
          </chart:axis>
          <chart:axis chart:dimension="y" chart:name="primary-y" chart:style-name="ch8">
            <chart:title svg:x="0.031cm" svg:y="8.136cm" chart:style-name="ch9">
              <text:p>kg CO2eq / pers / yr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146cm" svg:y="7.973cm" chart:style-name="ch13">
              <text:p>kg CO2eq / m2 / year</text:p>
            </chart:title>
          </chart:axis>
          <chart:series chart:attached-axis="primary-y" chart:style-name="ch14" chart:values-cell-range-address="'contribtuion results'.L3:'contribtuion results'.L21" chart:label-cell-address="'contribtuion results'.L2:'contribtuion results'.L2" chart:class="chart:bar">
            <chart:data-point chart:repeated="19"/>
          </chart:series>
          <chart:series chart:attached-axis="primary-y" chart:style-name="ch15" chart:values-cell-range-address="'contribtuion results'.M3:'contribtuion results'.M21" chart:label-cell-address="'contribtuion results'.M2:'contribtuion results'.M2" chart:class="chart:bar">
            <chart:data-point chart:style-name="ch16"/>
            <chart:data-point chart:repeated="18"/>
          </chart:series>
          <chart:series chart:attached-axis="primary-y" chart:style-name="ch17" chart:values-cell-range-address="'contribtuion results'.N3:'contribtuion results'.N21" chart:label-cell-address="'contribtuion results'.N2:'contribtuion results'.N2" chart:class="chart:bar">
            <chart:data-point chart:repeated="19"/>
          </chart:series>
          <chart:series chart:attached-axis="primary-y" chart:style-name="ch18" chart:values-cell-range-address="'contribtuion results'.O3:'contribtuion results'.O21" chart:label-cell-address="'contribtuion results'.O2:'contribtuion results'.O2" chart:class="chart:bar">
            <chart:data-point chart:repeated="19"/>
          </chart:series>
          <chart:series chart:attached-axis="primary-y" chart:style-name="ch19" chart:values-cell-range-address="'contribtuion results'.P3:'contribtuion results'.P21" chart:label-cell-address="'contribtuion results'.P2:'contribtuion results'.P2" chart:class="chart:bar">
            <chart:data-point chart:repeated="19"/>
          </chart:series>
          <chart:series chart:attached-axis="primary-y" chart:style-name="ch20" chart:values-cell-range-address="'contribtuion results'.Q3:'contribtuion results'.Q21" chart:label-cell-address="'contribtuion results'.Q2:'contribtuion results'.Q2" chart:class="chart:bar">
            <chart:data-point chart:repeated="19"/>
          </chart:series>
          <chart:wall chart:style-name="ch21"/>
          <chart:floor chart:style-name="ch22"/>
        </chart:plot-area>
        <draw:frame draw:style-name="gr1" draw:text-style-name="P1" svg:width="14.553cm" svg:height="2.707cm" svg:x="3.31cm" svg:y="7.585cm">
          <draw:image xlink:href="Pictures/20000042000038D900000A936EE121A266FE9DD0.svm" xlink:type="simple" xlink:show="embed" xlink:actuate="onLoad" draw:mime-type="image/x-svm">
            <text:p/>
          </draw:image>
          <draw:image xlink:href="Pictures/100000010000022700000067713CA59B4775326E.png" xlink:type="simple" xlink:show="embed" xlink:actuate="onLoad" draw:mime-type="image/png"/>
        </draw:frame>
        <draw:frame draw:style-name="gr1" draw:text-style-name="P1" svg:width="14.553cm" svg:height="7.77cm" svg:x="4.158cm" svg:y="2.209cm">
          <draw:image xlink:href="Pictures/20000042000038D900001E5AE8ED76237B8FBAA8.svm" xlink:type="simple" xlink:show="embed" xlink:actuate="onLoad" draw:mime-type="image/x-svm">
            <text:p/>
          </draw:image>
          <draw:image xlink:href="Pictures/10000001000002270000012713936F96C7FCC108.png" xlink:type="simple" xlink:show="embed" xlink:actuate="onLoad" draw:mime-type="image/png"/>
        </draw:frame>
        <draw:frame draw:style-name="gr1" draw:text-style-name="P2" svg:width="14.553cm" svg:height="4.54cm" svg:x="2.355cm" svg:y="5.632cm">
          <draw:image xlink:href="Pictures/20000042000038D9000011BCB913C42313BA521D.svm" xlink:type="simple" xlink:show="embed" xlink:actuate="onLoad" draw:mime-type="image/x-svm">
            <text:p/>
          </draw:image>
          <draw:image xlink:href="Pictures/1000000100000227000000AD4B2467F12A5FB158.png" xlink:type="simple" xlink:show="embed" xlink:actuate="onLoad" draw:mime-type="image/png"/>
        </draw:frame>
        <draw:frame draw:style-name="gr2" draw:text-style-name="P3" svg:width="3.971cm" svg:height="0.795cm" svg:x="20.797cm" svg:y="8.512cm">
          <draw:text-box>
            <text:p><text:span text:style-name="T1">× materials + energy / m2</text:span></text:p>
            <text:p><text:span text:style-name="T1"><text:s text:c="3"/></text:span><text:span text:style-name="T1">(secondary y axis)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 (materials)</text:p>
                <draw:g>
                  <svg:desc>'contribtuion results'.L2:'contribtuion results'.L2</svg:desc>
                </draw:g>
              </table:table-cell>
              <table:table-cell office:value-type="string">
                <text:p>House (energy)</text:p>
                <draw:g>
                  <svg:desc>'contribtuion results'.M2:'contribtuion results'.M2</svg:desc>
                </draw:g>
              </table:table-cell>
              <table:table-cell office:value-type="string">
                <text:p>Apartment (materials)</text:p>
                <draw:g>
                  <svg:desc>'contribtuion results'.N2:'contribtuion results'.N2</svg:desc>
                </draw:g>
              </table:table-cell>
              <table:table-cell office:value-type="string">
                <text:p>Apartment (energy)</text:p>
                <draw:g>
                  <svg:desc>'contribtuion results'.O2:'contribtuion results'.O2</svg:desc>
                </draw:g>
              </table:table-cell>
              <table:table-cell office:value-type="string">
                <text:p>Tiny (materials)</text:p>
                <draw:g>
                  <svg:desc>'contribtuion results'.P2:'contribtuion results'.P2</svg:desc>
                </draw:g>
              </table:table-cell>
              <table:table-cell office:value-type="string">
                <text:p>Tiny (energy)</text:p>
                <draw:g>
                  <svg:desc>'contribtuion results'.Q2:'contribtuion results'.Q2</svg:desc>
                </draw:g>
              </table:table-cell>
            </table:table-row>
          </table:table-header-rows>
          <table:table-rows>
            <table:table-row>
              <table:table-cell office:value-type="float" office:value="1970">
                <text:p>1970 House</text:p>
                <text:list>
                  <text:list-item>
                    <text:p>1970</text:p>
                  </text:list-item>
                  <text:list-item>
                    <text:p>House</text:p>
                  </text:list-item>
                </text:list>
                <draw:g>
                  <svg:desc>'contribtuion results'.J3:'contribtuion results'.K21</svg:desc>
                </draw:g>
              </table:table-cell>
              <table:table-cell office:value-type="float" office:value="434.2">
                <text:p>434.2</text:p>
                <draw:g>
                  <svg:desc>'contribtuion results'.L3:'contribtuion results'.L21</svg:desc>
                </draw:g>
              </table:table-cell>
              <table:table-cell office:value-type="float" office:value="5979.8">
                <text:p>5979.8</text:p>
                <draw:g>
                  <svg:desc>'contribtuion results'.M3:'contribtuion results'.M21</svg:desc>
                </draw:g>
              </table:table-cell>
              <table:table-cell office:value-type="float" office:value="NaN">
                <text:p>NaN</text:p>
                <draw:g>
                  <svg:desc>'contribtuion results'.N3:'contribtuion results'.N21</svg:desc>
                </draw:g>
              </table:table-cell>
              <table:table-cell office:value-type="float" office:value="NaN">
                <text:p>NaN</text:p>
                <draw:g>
                  <svg:desc>'contribtuion results'.O3:'contribtuion results'.O21</svg:desc>
                </draw:g>
              </table:table-cell>
              <table:table-cell office:value-type="float" office:value="NaN">
                <text:p>NaN</text:p>
                <draw:g>
                  <svg:desc>'contribtuion results'.P3:'contribtuion results'.P21</svg:desc>
                </draw:g>
              </table:table-cell>
              <table:table-cell office:value-type="float" office:value="NaN">
                <text:p>NaN</text:p>
                <draw:g>
                  <svg:desc>'contribtuion results'.Q3:'contribtuion results'.Q21</svg:desc>
                </draw:g>
              </table:table-cell>
            </table:table-row>
            <table:table-row>
              <table:table-cell office:value-type="string">
                <text:p>1970   Apartment</text:p>
                <text:list>
                  <text:list-item>
                    <text:p/>
                  </text:list-item>
                  <text:list-item>
                    <text:p>  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8">
                <text:p>385.8</text:p>
              </table:table-cell>
              <table:table-cell office:value-type="float" office:value="3063.9">
                <text:p>306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233.5">
                <text:p>5233.5</text:p>
              </table:table-cell>
            </table:table-row>
            <table:table-row>
              <table:table-cell office:value-type="string">
                <text:p>1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 House</text:p>
                <text:list>
                  <text:list-item>
                    <text:p>201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328.9">
                <text:p>328.9</text:p>
              </table:table-cell>
              <table:table-cell office:value-type="float" office:value="1491.6">
                <text:p>14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4">
                <text:p>231.4</text:p>
              </table:table-cell>
              <table:table-cell office:value-type="float" office:value="857.6">
                <text:p>8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">
                <text:p>59.6</text:p>
              </table:table-cell>
              <table:table-cell office:value-type="float" office:value="821.3">
                <text:p>821.3</text:p>
              </table:table-cell>
            </table:table-row>
            <table:table-row>
              <table:table-cell office:value-type="string">
                <text:p>20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4">
                <text:p>2024 House</text:p>
                <text:list>
                  <text:list-item>
                    <text:p>2024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332.1">
                <text:p>332.1</text:p>
              </table:table-cell>
              <table:table-cell office:value-type="float" office:value="1284.2">
                <text:p>128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1">
                <text:p>246.1</text:p>
              </table:table-cell>
              <table:table-cell office:value-type="float" office:value="857.6">
                <text:p>8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">
                <text:p>59.6</text:p>
              </table:table-cell>
              <table:table-cell office:value-type="float" office:value="821.3">
                <text:p>821.3</text:p>
              </table:table-cell>
            </table:table-row>
            <table:table-row>
              <table:table-cell office:value-type="string">
                <text:p>2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5">
                <text:p>2035 House</text:p>
                <text:list>
                  <text:list-item>
                    <text:p>2035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99.6">
                <text:p>299.6</text:p>
              </table:table-cell>
              <table:table-cell office:value-type="float" office:value="414.1">
                <text:p>4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246.9">
                <text:p>2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">
                <text:p>48.6</text:p>
              </table:table-cell>
              <table:table-cell office:value-type="float" office:value="393.3">
                <text:p>393.3</text:p>
              </table:table-cell>
            </table:table-row>
            <table:table-row>
              <table:table-cell office:value-type="string">
                <text:p>2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">
                <text:p>2050 House</text:p>
                <text:list>
                  <text:list-item>
                    <text:p>205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81.3">
                <text:p>281.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  <table:table-cell office:value-type="float" office:value="118.6">
                <text:p>1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maximum="325" chart:origin="0" chart:interval-major="50" chart:gap-width="20" chart:overlap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gap-width="20" chart:overlap="5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b3d00" draw:fill-color="#7b3d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 style:rotation-angle="90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3465a4" draw:fill-color="#3465a4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up" chart:symbol-width="0.25cm" chart:symbol-height="0.25cm"/>
      <style:text-properties fo:color="#2a6099"/>
    </style:style>
    <style:style style:name="ch18" style:family="chart">
      <style:chart-properties chart:solid-type="cuboid" chart:symbol-type="named-symbol" chart:symbol-name="arrow-up" chart:symbol-width="0.25cm" chart:symbol-height="0.25cm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127622" draw:fill-color="#127622" dr3d:edge-rounding="5%"/>
      <style:text-properties fo:font-size="10pt" style:font-size-asian="10pt" style:font-size-complex="10pt"/>
    </style:style>
    <style:style style:name="ch20" style:family="chart">
      <style:chart-properties chart:solid-type="cuboid" chart:symbol-type="named-symbol" chart:symbol-name="arrow-left" chart:symbol-width="0.25cm" chart:symbol-height="0.25cm"/>
      <style:text-properties fo:color="#158466"/>
    </style:style>
    <style:style style:name="ch21" style:family="chart">
      <style:chart-properties chart:solid-type="cuboid" chart:symbol-type="named-symbol" chart:symbol-name="arrow-left" chart:symbol-width="0.25cm" chart:symbol-height="0.25cm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4.762cm" svg:height="13.923cm" xlink:href=".." xlink:type="simple" chart:class="chart:line" chart:style-name="ch1">
        <chart:title svg:x="11.271cm" svg:y="0.007cm" chart:style-name="ch2">
          <text:p>GWP per M2</text:p>
        </chart:title>
        <chart:subtitle svg:x="5.595cm" svg:y="12.99cm" chart:style-name="ch3">
          <text:p>Caption: Different heat use (kWh/m2) taken into account.
LCIA method: EF3.1 Climate change total.</text:p>
        </chart:subtitle>
        <chart:legend chart:legend-position="end" svg:x="20.7cm" svg:y="5.417cm" style:legend-expansion="high" chart:style-name="ch4"/>
        <chart:plot-area chart:style-name="ch5" table:cell-range-address="'per m2'.J2:'per m2'.Q21" chart:data-source-has-labels="both" svg:x="2.782cm" svg:y="0.779cm" svg:width="17.783cm" svg:height="11.96cm">
          <chart:coordinate-region svg:x="3.589cm" svg:y="0.779cm" svg:width="16.976cm" svg:height="9.661cm"/>
          <chart:axis chart:dimension="x" chart:name="primary-x" chart:style-name="ch6" chartooo:axis-type="auto">
            <chartooo:date-scale/>
            <chart:title svg:x="11.576cm" svg:y="13.017cm" chart:style-name="ch7">
              <text:p> </text:p>
            </chart:title>
            <chart:categories table:cell-range-address="'per m2'.J3:'per m2'.K21"/>
          </chart:axis>
          <chart:axis chart:dimension="y" chart:name="primary-y" chart:style-name="ch8">
            <chart:title svg:x="1.727cm" svg:y="8.007cm" chart:style-name="ch9">
              <text:p>kg CO2 / m2 / yr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'per m2'.L3:'per m2'.L21" chart:label-cell-address="'per m2'.L2:'per m2'.L2" chart:class="chart:line">
            <chart:data-point chart:repeated="19"/>
          </chart:series>
          <chart:series chart:attached-axis="primary-y" chart:style-name="ch14" chart:values-cell-range-address="'per m2'.M3:'per m2'.M21" chart:label-cell-address="'per m2'.M2:'per m2'.M2" chart:class="chart:line">
            <chart:data-point chart:style-name="ch15" loext:custom-label-pos-x="-0.00222060723514211" loext:custom-label-pos-y="-0.210204814947898"/>
            <chart:data-point chart:repeated="3"/>
            <chart:data-point chart:style-name="ch15"/>
            <chart:data-point chart:repeated="3"/>
            <chart:data-point chart:style-name="ch15"/>
            <chart:data-point chart:repeated="3"/>
            <chart:data-point chart:style-name="ch15"/>
            <chart:data-point chart:repeated="3"/>
            <chart:data-point chart:style-name="ch15"/>
            <chart:data-point chart:repeated="2"/>
          </chart:series>
          <chart:series chart:attached-axis="primary-y" chart:style-name="ch16" chart:values-cell-range-address="'per m2'.N3:'per m2'.N21" chart:label-cell-address="'per m2'.N2:'per m2'.N2" chart:class="chart:line">
            <chart:data-point chart:repeated="19"/>
          </chart:series>
          <chart:series chart:attached-axis="primary-y" chart:style-name="ch14" chart:values-cell-range-address="'per m2'.O3:'per m2'.O21" chart:label-cell-address="'per m2'.O2:'per m2'.O2" chart:class="chart:line">
            <chart:data-point/>
            <chart:data-point chart:style-name="ch17" loext:custom-label-pos-x="-0.00109011627906977" loext:custom-label-pos-y="-0.212935680919871"/>
            <chart:data-point chart:repeated="3"/>
            <chart:data-point chart:style-name="ch18" loext:custom-label-pos-x="0.0066618217054264" loext:custom-label-pos-y="0.0114265181458857"/>
            <chart:data-point chart:repeated="3"/>
            <chart:data-point chart:style-name="ch18"/>
            <chart:data-point chart:repeated="3"/>
            <chart:data-point chart:style-name="ch18"/>
            <chart:data-point chart:repeated="3"/>
            <chart:data-point chart:style-name="ch18"/>
            <chart:data-point/>
          </chart:series>
          <chart:series chart:attached-axis="primary-y" chart:style-name="ch19" chart:values-cell-range-address="'per m2'.P3:'per m2'.P21" chart:label-cell-address="'per m2'.P2:'per m2'.P2" chart:class="chart:line">
            <chart:data-point chart:repeated="19"/>
          </chart:series>
          <chart:series chart:attached-axis="primary-y" chart:style-name="ch14" chart:values-cell-range-address="'per m2'.Q3:'per m2'.Q21" chart:label-cell-address="'per m2'.Q2:'per m2'.Q2" chart:class="chart:line">
            <chart:data-point chart:repeated="2"/>
            <chart:data-point chart:style-name="ch20" loext:custom-label-pos-x="-0.00222060723514211" loext:custom-label-pos-y="-0.232339202299677"/>
            <chart:data-point chart:repeated="3"/>
            <chart:data-point chart:style-name="ch21"/>
            <chart:data-point chart:repeated="3"/>
            <chart:data-point chart:style-name="ch21"/>
            <chart:data-point chart:repeated="3"/>
            <chart:data-point chart:style-name="ch21"/>
            <chart:data-point chart:repeated="3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 (materials)</text:p>
                <draw:g>
                  <svg:desc>'per m2'.L2:'per m2'.L2</svg:desc>
                </draw:g>
              </table:table-cell>
              <table:table-cell office:value-type="string">
                <text:p>House (energy)</text:p>
                <draw:g>
                  <svg:desc>'per m2'.M2:'per m2'.M2</svg:desc>
                </draw:g>
              </table:table-cell>
              <table:table-cell office:value-type="string">
                <text:p>Apartment (materials)</text:p>
                <draw:g>
                  <svg:desc>'per m2'.N2:'per m2'.N2</svg:desc>
                </draw:g>
              </table:table-cell>
              <table:table-cell office:value-type="string">
                <text:p>Apartment (energy)</text:p>
                <draw:g>
                  <svg:desc>'per m2'.O2:'per m2'.O2</svg:desc>
                </draw:g>
              </table:table-cell>
              <table:table-cell office:value-type="string">
                <text:p>Tiny (materials)</text:p>
                <draw:g>
                  <svg:desc>'per m2'.P2:'per m2'.P2</svg:desc>
                </draw:g>
              </table:table-cell>
              <table:table-cell office:value-type="string">
                <text:p>Tiny (energy)</text:p>
                <draw:g>
                  <svg:desc>'per m2'.Q2:'per m2'.Q2</svg:desc>
                </draw:g>
              </table:table-cell>
            </table:table-row>
          </table:table-header-rows>
          <table:table-rows>
            <table:table-row>
              <table:table-cell office:value-type="float" office:value="1970">
                <text:p>1970 House</text:p>
                <text:list>
                  <text:list-item>
                    <text:p>1970</text:p>
                  </text:list-item>
                  <text:list-item>
                    <text:p>House</text:p>
                  </text:list-item>
                </text:list>
                <draw:g>
                  <svg:desc>'per m2'.J3:'per m2'.K21</svg:desc>
                </draw:g>
              </table:table-cell>
              <table:table-cell office:value-type="float" office:value="10.36276849642">
                <text:p>10.36276849642</text:p>
                <draw:g>
                  <svg:desc>'per m2'.L3:'per m2'.L21</svg:desc>
                </draw:g>
              </table:table-cell>
              <table:table-cell office:value-type="float" office:value="142.715990453461">
                <text:p>142.715990453461</text:p>
                <draw:g>
                  <svg:desc>'per m2'.M3:'per m2'.M21</svg:desc>
                </draw:g>
              </table:table-cell>
              <table:table-cell office:value-type="float" office:value="NaN">
                <text:p>NaN</text:p>
                <draw:g>
                  <svg:desc>'per m2'.N3:'per m2'.N21</svg:desc>
                </draw:g>
              </table:table-cell>
              <table:table-cell office:value-type="float" office:value="NaN">
                <text:p>NaN</text:p>
                <draw:g>
                  <svg:desc>'per m2'.O3:'per m2'.O21</svg:desc>
                </draw:g>
              </table:table-cell>
              <table:table-cell office:value-type="float" office:value="NaN">
                <text:p>NaN</text:p>
                <draw:g>
                  <svg:desc>'per m2'.P3:'per m2'.P21</svg:desc>
                </draw:g>
              </table:table-cell>
              <table:table-cell office:value-type="float" office:value="NaN">
                <text:p>NaN</text:p>
                <draw:g>
                  <svg:desc>'per m2'.Q3:'per m2'.Q21</svg:desc>
                </draw:g>
              </table:table-cell>
            </table:table-row>
            <table:table-row>
              <table:table-cell office:value-type="string">
                <text:p>1970   Apartment</text:p>
                <text:list>
                  <text:list-item>
                    <text:p/>
                  </text:list-item>
                  <text:list-item>
                    <text:p>  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207792207792">
                <text:p>10.0207792207792</text:p>
              </table:table-cell>
              <table:table-cell office:value-type="float" office:value="79.5818181818182">
                <text:p>79.5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5">
                <text:p>6.85</text:p>
              </table:table-cell>
              <table:table-cell office:value-type="float" office:value="261.675">
                <text:p>261.675</text:p>
              </table:table-cell>
            </table:table-row>
            <table:table-row>
              <table:table-cell office:value-type="string">
                <text:p>1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 House</text:p>
                <text:list>
                  <text:list-item>
                    <text:p>201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6.02380952380952">
                <text:p>6.02380952380952</text:p>
              </table:table-cell>
              <table:table-cell office:value-type="float" office:value="27.3186813186813">
                <text:p>27.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34762979684">
                <text:p>5.2234762979684</text:p>
              </table:table-cell>
              <table:table-cell office:value-type="float" office:value="19.3589164785553">
                <text:p>19.358916478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5">
                <text:p>2.815</text:p>
              </table:table-cell>
              <table:table-cell office:value-type="float" office:value="41.065">
                <text:p>41.065</text:p>
              </table:table-cell>
            </table:table-row>
            <table:table-row>
              <table:table-cell office:value-type="string">
                <text:p>20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4">
                <text:p>2024 House</text:p>
                <text:list>
                  <text:list-item>
                    <text:p>2024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6.08241758241758">
                <text:p>6.08241758241758</text:p>
              </table:table-cell>
              <table:table-cell office:value-type="float" office:value="23.5201465201465">
                <text:p>23.520146520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30474040632">
                <text:p>5.55530474040632</text:p>
              </table:table-cell>
              <table:table-cell office:value-type="float" office:value="19.3589164785553">
                <text:p>19.358916478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">
                <text:p>2.98</text:p>
              </table:table-cell>
              <table:table-cell office:value-type="float" office:value="41.065">
                <text:p>41.065</text:p>
              </table:table-cell>
            </table:table-row>
            <table:table-row>
              <table:table-cell office:value-type="string">
                <text:p>2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5">
                <text:p>2035 House</text:p>
                <text:list>
                  <text:list-item>
                    <text:p>2035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5.48717948717949">
                <text:p>5.48717948717949</text:p>
              </table:table-cell>
              <table:table-cell office:value-type="float" office:value="7.58424908424909">
                <text:p>7.584249084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783295711061">
                <text:p>4.71783295711061</text:p>
              </table:table-cell>
              <table:table-cell office:value-type="float" office:value="5.57336343115124">
                <text:p>5.5733634311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19.665">
                <text:p>19.665</text:p>
              </table:table-cell>
            </table:table-row>
            <table:table-row>
              <table:table-cell office:value-type="string">
                <text:p>2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">
                <text:p>2050 House</text:p>
                <text:list>
                  <text:list-item>
                    <text:p>205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5.15201465201465">
                <text:p>5.15201465201465</text:p>
              </table:table-cell>
              <table:table-cell office:value-type="float" office:value="3.63186813186813">
                <text:p>3.631868131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537246049661">
                <text:p>4.34537246049661</text:p>
              </table:table-cell>
              <table:table-cell office:value-type="float" office:value="2.67720090293454">
                <text:p>2.6772009029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5">
                <text:p>2.175</text:p>
              </table:table-cell>
              <table:table-cell office:value-type="float" office:value="13.35">
                <text:p>13.3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'specific TH mix'.C4:'specific TH mix'.K7" chart:data-source-has-labels="both" svg:x="0.32cm" svg:y="0.18cm" svg:width="13.07cm" svg:height="8.64cm">
          <chart:coordinate-region svg:x="1.312cm" svg:y="0.379cm" svg:width="12.078cm" svg:height="7.794cm"/>
          <chart:axis chart:dimension="x" chart:name="primary-x" chart:style-name="ch4" chartooo:axis-type="auto">
            <chartooo:date-scale/>
            <chart:categories table:cell-range-address="'specific TH mix'.D4:'specific TH mix'.K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ecific TH mix'.D5:'specific TH mix'.K5" chart:label-cell-address="'specific TH mix'.C5:'specific TH mix'.C5" chart:class="chart:bar">
            <chart:data-point chart:repeated="8"/>
          </chart:series>
          <chart:series chart:style-name="ch8" chart:values-cell-range-address="'specific TH mix'.D6:'specific TH mix'.K6" chart:label-cell-address="'specific TH mix'.C6:'specific TH mix'.C6" chart:class="chart:bar">
            <chart:data-point chart:repeated="8"/>
          </chart:series>
          <chart:series chart:style-name="ch9" chart:values-cell-range-address="'specific TH mix'.D7:'specific TH mix'.K7" chart:label-cell-address="'specific TH mix'.C7:'specific TH mix'.C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'specific TH mix'.D4:'specific TH mix'.K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24">
                <text:p>2024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tinyhouse</text:p>
                <draw:g>
                  <svg:desc>'specific TH mix'.C5:'specific TH mix'.C5</svg:desc>
                </draw:g>
              </table:table-cell>
              <table:table-cell office:value-type="float" office:value="NaN">
                <text:p>NaN</text:p>
                <draw:g>
                  <svg:desc>'specific TH mix'.D5:'specific TH mix'.K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1.581032941278">
                <text:p>351.581032941278</text:p>
              </table:table-cell>
              <table:table-cell office:value-type="float" office:value="375.10706849756">
                <text:p>375.10706849756</text:p>
              </table:table-cell>
              <table:table-cell office:value-type="float" office:value="393.591810720354">
                <text:p>393.591810720354</text:p>
              </table:table-cell>
              <table:table-cell office:value-type="float" office:value="267.003902979158">
                <text:p>267.003902979158</text:p>
              </table:table-cell>
            </table:table-row>
            <table:table-row>
              <table:table-cell office:value-type="string">
                <text:p>house</text:p>
                <draw:g>
                  <svg:desc>'specific TH mix'.C6:'specific TH mix'.C6</svg:desc>
                </draw:g>
              </table:table-cell>
              <table:table-cell office:value-type="float" office:value="NaN">
                <text:p>NaN</text:p>
                <draw:g>
                  <svg:desc>'specific TH mix'.D6:'specific TH mix'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3.22559453437">
                <text:p>5423.22559453437</text:p>
              </table:table-cell>
              <table:table-cell office:value-type="float" office:value="1502.55383781472">
                <text:p>1502.55383781472</text:p>
              </table:table-cell>
              <table:table-cell office:value-type="float" office:value="514.8">
                <text:p>514.8</text:p>
              </table:table-cell>
              <table:table-cell office:value-type="float" office:value="422.269599998331">
                <text:p>422.269599998331</text:p>
              </table:table-cell>
              <table:table-cell office:value-type="float" office:value="204.404742947339">
                <text:p>204.404742947339</text:p>
              </table:table-cell>
            </table:table-row>
            <table:table-row>
              <table:table-cell office:value-type="string">
                <text:p>apartment</text:p>
                <draw:g>
                  <svg:desc>'specific TH mix'.C7:'specific TH mix'.C7</svg:desc>
                </draw:g>
              </table:table-cell>
              <table:table-cell office:value-type="float" office:value="NaN">
                <text:p>NaN</text:p>
                <draw:g>
                  <svg:desc>'specific TH mix'.D7:'specific TH mix'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4.84186212588">
                <text:p>3314.84186212588</text:p>
              </table:table-cell>
              <table:table-cell office:value-type="float" office:value="851.778864350593">
                <text:p>851.778864350593</text:p>
              </table:table-cell>
              <table:table-cell office:value-type="float" office:value="300.96">
                <text:p>300.96</text:p>
              </table:table-cell>
              <table:table-cell office:value-type="float" office:value="220.439045422858">
                <text:p>220.439045422858</text:p>
              </table:table-cell>
              <table:table-cell office:value-type="float" office:value="82.5714209133807">
                <text:p>82.57142091338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500" chart:origin="0" chart:interval-major="1000" chart:gap-width="20" chart:overlap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gap-width="20" chart:overlap="5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b3d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svg:stroke-opacity="10%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69cm" svg:height="13.916cm" xlink:href=".." xlink:type="simple" chart:class="chart:bar" chart:style-name="ch1">
        <chart:title svg:x="5.011cm" svg:y="0.447cm" chart:style-name="ch2">
          <text:p>Historical and future personal climate impacts of three dwelling typologies</text:p>
        </chart:title>
        <chart:subtitle svg:x="2.324cm" svg:y="13.085cm" chart:style-name="ch3">
          <text:p>Caption: Taken into account that personal floor area (m2/person) varies in the different typologies, as well different heat use (kWh/m2).
LCIA method: EF3.1 Climate change total.</text:p>
        </chart:subtitle>
        <chart:legend chart:legend-position="end" svg:x="20.707cm" svg:y="5.414cm" style:legend-expansion="high" chart:style-name="ch4"/>
        <chart:plot-area chart:style-name="ch5" table:cell-range-address="'contribtuion results'.J3:'contribtuion results'.Q21 'contribtuion results'.L2:'contribtuion results'.Q2" chart:data-source-has-labels="both" svg:x="2.601cm" svg:y="0.514cm" svg:width="17.974cm" svg:height="12.223cm">
          <chart:coordinate-region svg:x="3.593cm" svg:y="0.514cm" svg:width="16.982cm" svg:height="9.924cm"/>
          <chart:axis chart:dimension="x" chart:name="primary-x" chart:style-name="ch6" chartooo:axis-type="auto">
            <chartooo:date-scale/>
            <chart:title svg:x="11.491cm" svg:y="13.015cm" chart:style-name="ch7">
              <text:p> </text:p>
            </chart:title>
            <chart:categories table:cell-range-address="'contribtuion results'.J3:'contribtuion results'.K21"/>
          </chart:axis>
          <chart:axis chart:dimension="y" chart:name="primary-y" chart:style-name="ch8">
            <chart:title svg:x="1.546cm" svg:y="8.164cm" chart:style-name="ch9">
              <text:p>kg CO2eq / pers / yr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'contribtuion results'.L3:'contribtuion results'.L21" chart:label-cell-address="'contribtuion results'.L2:'contribtuion results'.L2" chart:class="chart:bar">
            <chart:data-point chart:repeated="19"/>
          </chart:series>
          <chart:series chart:attached-axis="primary-y" chart:style-name="ch14" chart:values-cell-range-address="'contribtuion results'.M3:'contribtuion results'.M21" chart:label-cell-address="'contribtuion results'.M2:'contribtuion results'.M2" chart:class="chart:bar">
            <chart:data-point chart:style-name="ch15"/>
            <chart:data-point chart:repeated="18"/>
          </chart:series>
          <chart:series chart:attached-axis="primary-y" chart:style-name="ch16" chart:values-cell-range-address="'contribtuion results'.N3:'contribtuion results'.N21" chart:label-cell-address="'contribtuion results'.N2:'contribtuion results'.N2" chart:class="chart:bar">
            <chart:data-point chart:repeated="19"/>
          </chart:series>
          <chart:series chart:attached-axis="primary-y" chart:style-name="ch17" chart:values-cell-range-address="'contribtuion results'.O3:'contribtuion results'.O21" chart:label-cell-address="'contribtuion results'.O2:'contribtuion results'.O2" chart:class="chart:bar">
            <chart:data-point chart:repeated="19"/>
          </chart:series>
          <chart:series chart:attached-axis="primary-y" chart:style-name="ch18" chart:values-cell-range-address="'contribtuion results'.P3:'contribtuion results'.P21" chart:label-cell-address="'contribtuion results'.P2:'contribtuion results'.P2" chart:class="chart:bar">
            <chart:data-point chart:repeated="19"/>
          </chart:series>
          <chart:series chart:attached-axis="primary-y" chart:style-name="ch19" chart:values-cell-range-address="'contribtuion results'.Q3:'contribtuion results'.Q21" chart:label-cell-address="'contribtuion results'.Q2:'contribtuion results'.Q2" chart:class="chart:bar">
            <chart:data-point chart:repeated="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se (materials)</text:p>
                <draw:g>
                  <svg:desc>'contribtuion results'.L2:'contribtuion results'.L2</svg:desc>
                </draw:g>
              </table:table-cell>
              <table:table-cell office:value-type="string">
                <text:p>House (energy)</text:p>
                <draw:g>
                  <svg:desc>'contribtuion results'.M2:'contribtuion results'.M2</svg:desc>
                </draw:g>
              </table:table-cell>
              <table:table-cell office:value-type="string">
                <text:p>Apartment (materials)</text:p>
                <draw:g>
                  <svg:desc>'contribtuion results'.N2:'contribtuion results'.N2</svg:desc>
                </draw:g>
              </table:table-cell>
              <table:table-cell office:value-type="string">
                <text:p>Apartment (energy)</text:p>
                <draw:g>
                  <svg:desc>'contribtuion results'.O2:'contribtuion results'.O2</svg:desc>
                </draw:g>
              </table:table-cell>
              <table:table-cell office:value-type="string">
                <text:p>Tiny (materials)</text:p>
                <draw:g>
                  <svg:desc>'contribtuion results'.P2:'contribtuion results'.P2</svg:desc>
                </draw:g>
              </table:table-cell>
              <table:table-cell office:value-type="string">
                <text:p>Tiny (energy)</text:p>
                <draw:g>
                  <svg:desc>'contribtuion results'.Q2:'contribtuion results'.Q2</svg:desc>
                </draw:g>
              </table:table-cell>
            </table:table-row>
          </table:table-header-rows>
          <table:table-rows>
            <table:table-row>
              <table:table-cell office:value-type="float" office:value="1970">
                <text:p>1970 House</text:p>
                <text:list>
                  <text:list-item>
                    <text:p>1970</text:p>
                  </text:list-item>
                  <text:list-item>
                    <text:p>House</text:p>
                  </text:list-item>
                </text:list>
                <draw:g>
                  <svg:desc>'contribtuion results'.J3:'contribtuion results'.K21</svg:desc>
                </draw:g>
              </table:table-cell>
              <table:table-cell office:value-type="float" office:value="434.2">
                <text:p>434.2</text:p>
                <draw:g>
                  <svg:desc>'contribtuion results'.L3:'contribtuion results'.L21</svg:desc>
                </draw:g>
              </table:table-cell>
              <table:table-cell office:value-type="float" office:value="5979.8">
                <text:p>5979.8</text:p>
                <draw:g>
                  <svg:desc>'contribtuion results'.M3:'contribtuion results'.M21</svg:desc>
                </draw:g>
              </table:table-cell>
              <table:table-cell office:value-type="float" office:value="NaN">
                <text:p>NaN</text:p>
                <draw:g>
                  <svg:desc>'contribtuion results'.N3:'contribtuion results'.N21</svg:desc>
                </draw:g>
              </table:table-cell>
              <table:table-cell office:value-type="float" office:value="NaN">
                <text:p>NaN</text:p>
                <draw:g>
                  <svg:desc>'contribtuion results'.O3:'contribtuion results'.O21</svg:desc>
                </draw:g>
              </table:table-cell>
              <table:table-cell office:value-type="float" office:value="NaN">
                <text:p>NaN</text:p>
                <draw:g>
                  <svg:desc>'contribtuion results'.P3:'contribtuion results'.P21</svg:desc>
                </draw:g>
              </table:table-cell>
              <table:table-cell office:value-type="float" office:value="NaN">
                <text:p>NaN</text:p>
                <draw:g>
                  <svg:desc>'contribtuion results'.Q3:'contribtuion results'.Q21</svg:desc>
                </draw:g>
              </table:table-cell>
            </table:table-row>
            <table:table-row>
              <table:table-cell office:value-type="string">
                <text:p>1970   Apartment</text:p>
                <text:list>
                  <text:list-item>
                    <text:p/>
                  </text:list-item>
                  <text:list-item>
                    <text:p>  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8">
                <text:p>385.8</text:p>
              </table:table-cell>
              <table:table-cell office:value-type="float" office:value="3063.9">
                <text:p>306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233.5">
                <text:p>5233.5</text:p>
              </table:table-cell>
            </table:table-row>
            <table:table-row>
              <table:table-cell office:value-type="string">
                <text:p>1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 House</text:p>
                <text:list>
                  <text:list-item>
                    <text:p>201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328.9">
                <text:p>328.9</text:p>
              </table:table-cell>
              <table:table-cell office:value-type="float" office:value="1491.6">
                <text:p>14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4">
                <text:p>231.4</text:p>
              </table:table-cell>
              <table:table-cell office:value-type="float" office:value="857.6">
                <text:p>8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">
                <text:p>59.6</text:p>
              </table:table-cell>
              <table:table-cell office:value-type="float" office:value="821.3">
                <text:p>821.3</text:p>
              </table:table-cell>
            </table:table-row>
            <table:table-row>
              <table:table-cell office:value-type="string">
                <text:p>20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4">
                <text:p>2024 House</text:p>
                <text:list>
                  <text:list-item>
                    <text:p>2024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332.1">
                <text:p>332.1</text:p>
              </table:table-cell>
              <table:table-cell office:value-type="float" office:value="1284.2">
                <text:p>128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1">
                <text:p>246.1</text:p>
              </table:table-cell>
              <table:table-cell office:value-type="float" office:value="857.6">
                <text:p>8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">
                <text:p>59.6</text:p>
              </table:table-cell>
              <table:table-cell office:value-type="float" office:value="821.3">
                <text:p>821.3</text:p>
              </table:table-cell>
            </table:table-row>
            <table:table-row>
              <table:table-cell office:value-type="string">
                <text:p>2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5">
                <text:p>2035 House</text:p>
                <text:list>
                  <text:list-item>
                    <text:p>2035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99.6">
                <text:p>299.6</text:p>
              </table:table-cell>
              <table:table-cell office:value-type="float" office:value="414.1">
                <text:p>4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246.9">
                <text:p>2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">
                <text:p>48.6</text:p>
              </table:table-cell>
              <table:table-cell office:value-type="float" office:value="393.3">
                <text:p>393.3</text:p>
              </table:table-cell>
            </table:table-row>
            <table:table-row>
              <table:table-cell office:value-type="string">
                <text:p>2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">
                <text:p>2050 House</text:p>
                <text:list>
                  <text:list-item>
                    <text:p>2050</text:p>
                  </text:list-item>
                  <text:list-item>
                    <text:p>House</text:p>
                  </text:list-item>
                </text:list>
              </table:table-cell>
              <table:table-cell office:value-type="float" office:value="281.3">
                <text:p>281.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Apartment</text:p>
                <text:list>
                  <text:list-item>
                    <text:p/>
                  </text:list-item>
                  <text:list-item>
                    <text:p>Apartmen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  <table:table-cell office:value-type="float" office:value="118.6">
                <text:p>1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 Tiny</text:p>
                <text:list>
                  <text:list-item>
                    <text:p/>
                  </text:list-item>
                  <text:list-item>
                    <text:p>Tin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5.469cm" svg:y="0.316cm" chart:style-name="ch2">
          <text:p>Affluence (Consumption)</text:p>
        </chart:title>
        <chart:legend chart:legend-position="start" svg:x="0.21cm" svg:y="4.201cm" style:legend-expansion="high" chart:style-name="ch3"/>
        <chart:plot-area chart:style-name="ch4" table:cell-range-address="ipat.B4:ipat.H5 ipat.A5:ipat.A5" chart:data-source-has-labels="both" svg:x="3.278cm" svg:y="1.275cm" svg:width="12.402cm" svg:height="7.545cm">
          <chart:coordinate-region svg:x="3.899cm" svg:y="1.474cm" svg:width="11.781cm" svg:height="6.699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5:ipat.H5" chart:label-cell-address="ipat.A5:ipat.A5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m2/person</text:p>
                <draw:g>
                  <svg:desc>ipat.A5:ipat.A5</svg:desc>
                </draw:g>
              </table:table-cell>
              <table:table-cell office:value-type="float" office:value="5">
                <text:p>5</text:p>
                <draw:g>
                  <svg:desc>ipat.B5:ipat.H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origin="1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500" chart:origin="0" chart:interval-major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3.895cm" svg:y="0.316cm" chart:style-name="ch2">
          <text:p>Technology (residential energy intensity)</text:p>
        </chart:title>
        <chart:legend chart:legend-position="start" svg:x="0.21cm" svg:y="4.201cm" style:legend-expansion="high" chart:style-name="ch3"/>
        <chart:plot-area chart:style-name="ch4" table:cell-range-address="ipat.B4:ipat.H4 ipat.A6:ipat.H6" chart:data-source-has-labels="both" svg:x="2.934cm" svg:y="1.275cm" svg:width="12.746cm" svg:height="7.545cm">
          <chart:coordinate-region svg:x="3.926cm" svg:y="1.474cm" svg:width="11.754cm" svg:height="6.699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6:ipat.H6" chart:label-cell-address="ipat.A6:ipat.A6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Wh/m2</text:p>
                <draw:g>
                  <svg:desc>ipat.A6:ipat.A6</svg:desc>
                </draw:g>
              </table:table-cell>
              <table:table-cell office:value-type="float" office:value="1472">
                <text:p>1472</text:p>
                <draw:g>
                  <svg:desc>ipat.B6:ipat.H6</svg:desc>
                </draw:g>
              </table:table-cell>
              <table:table-cell office:value-type="float" office:value="833">
                <text:p>833</text:p>
              </table:table-cell>
              <table:table-cell office:value-type="float" office:value="639">
                <text:p>639</text:p>
              </table:table-cell>
              <table:table-cell office:value-type="float" office:value="416.5">
                <text:p>416.5</text:p>
              </table:table-cell>
              <table:table-cell office:value-type="float" office:value="222">
                <text:p>222</text:p>
              </table:table-cell>
              <table:table-cell office:value-type="float" office:value="101.5">
                <text:p>101.5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3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45cm" svg:height="9cm" xlink:href=".." xlink:type="simple" chart:class="chart:scatter" chart:row-mapping="0" chart:style-name="ch1">
        <chart:title svg:x="6.041cm" svg:y="0.316cm" chart:style-name="ch2">
          <text:p>Affluence (Consumption)</text:p>
        </chart:title>
        <chart:legend chart:legend-position="end" svg:x="13.975cm" svg:y="4.201cm" style:legend-expansion="high" chart:style-name="ch3"/>
        <chart:plot-area chart:style-name="ch4" table:cell-range-address="ipat.B4:ipat.H4 ipat.A7:ipat.H7" chart:data-source-has-labels="both" svg:x="0.342cm" svg:y="1.275cm" svg:width="13.291cm" svg:height="7.545cm">
          <chart:coordinate-region svg:x="0.713cm" svg:y="1.474cm" svg:width="11.742cm" svg:height="6.699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7:ipat.H7" chart:label-cell-address="ipat.A7:ipat.A7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Wh/person</text:p>
                <draw:g>
                  <svg:desc>ipat.A7:ipat.A7</svg:desc>
                </draw:g>
              </table:table-cell>
              <table:table-cell office:value-type="float" office:value="7360">
                <text:p>7360</text:p>
                <draw:g>
                  <svg:desc>ipat.B7:ipat.H7</svg:desc>
                </draw:g>
              </table:table-cell>
              <table:table-cell office:value-type="float" office:value="6664">
                <text:p>6664</text:p>
              </table:table-cell>
              <table:table-cell office:value-type="float" office:value="7668">
                <text:p>7668</text:p>
              </table:table-cell>
              <table:table-cell office:value-type="float" office:value="15410.5">
                <text:p>15410.5</text:p>
              </table:table-cell>
              <table:table-cell office:value-type="float" office:value="11100">
                <text:p>11100</text:p>
              </table:table-cell>
              <table:table-cell office:value-type="float" office:value="5075">
                <text:p>5075</text:p>
              </table:table-cell>
              <table:table-cell office:value-type="float" office:value="4300">
                <text:p>43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66cm" svg:height="9cm" xlink:href=".." xlink:type="simple" chart:class="chart:scatter" chart:row-mapping="0" chart:style-name="ch1">
        <chart:title svg:x="5.573cm" svg:y="0.316cm" chart:style-name="ch2">
          <text:p>Technology (climate intensity)</text:p>
        </chart:title>
        <chart:legend chart:legend-position="end" svg:x="13.964cm" svg:y="4.201cm" style:legend-expansion="high" chart:style-name="ch3"/>
        <chart:plot-area chart:style-name="ch4" table:cell-range-address="ipat.B4:ipat.H4 ipat.A8:ipat.H8" chart:data-source-has-labels="both" svg:x="0.345cm" svg:y="1.275cm" svg:width="13.274cm" svg:height="7.545cm">
          <chart:coordinate-region svg:x="0.716cm" svg:y="1.475cm" svg:width="11.804cm" svg:height="6.698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8:ipat.H8" chart:label-cell-address="ipat.A8:ipat.A8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g CO2/kWh</text:p>
                <draw:g>
                  <svg:desc>ipat.A8:ipat.A8</svg:desc>
                </draw:g>
              </table:table-cell>
              <table:table-cell office:value-type="float" office:value="0.267965558041004">
                <text:p>0.267965558041004</text:p>
                <draw:g>
                  <svg:desc>ipat.B8:ipat.H8</svg:desc>
                </draw:g>
              </table:table-cell>
              <table:table-cell office:value-type="float" office:value="0.282101446480455">
                <text:p>0.282101446480455</text:p>
              </table:table-cell>
              <table:table-cell office:value-type="float" office:value="0.392559543089811">
                <text:p>0.392559543089811</text:p>
              </table:table-cell>
              <table:table-cell office:value-type="float" office:value="0.530544472171237">
                <text:p>0.530544472171237</text:p>
              </table:table-cell>
              <table:table-cell office:value-type="float" office:value="0.18092159395722">
                <text:p>0.18092159395722</text:p>
              </table:table-cell>
              <table:table-cell office:value-type="float" office:value="0.0648160724531577">
                <text:p>0.0648160724531577</text:p>
              </table:table-cell>
              <table:table-cell office:value-type="float" office:value="0.0366861875404363">
                <text:p>0.03668618754043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860" chart:maximum="205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46cm" svg:height="9cm" xlink:href=".." xlink:type="simple" chart:class="chart:scatter" chart:row-mapping="0" chart:style-name="ch1">
        <chart:title svg:x="8.424cm" svg:y="0.316cm" chart:style-name="ch2">
          <text:p> </text:p>
        </chart:title>
        <chart:legend chart:legend-position="end" svg:x="13.157cm" svg:y="6.186cm" style:legend-expansion="custom" svg:width="3.092cm" svg:height="0.598cm" style:legend-expansion-aspect-ratio="5.17056856187291" chart:style-name="ch3"/>
        <chart:plot-area chart:style-name="ch4" table:cell-range-address="ipat.B4:ipat.H4 ipat.A8:ipat.H8" chart:data-source-has-labels="both" svg:x="0.342cm" svg:y="1.275cm" svg:width="13.16cm" svg:height="7.545cm">
          <chart:coordinate-region svg:x="0.713cm" svg:y="1.475cm" svg:width="11.69cm" svg:height="6.698cm"/>
          <chart:axis chart:dimension="x" chart:name="primary-x" chart:style-name="ch5" chartooo:axis-type="auto">
            <chart:categories table:cell-range-address="ipat.B4:ipat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pat.B8:ipat.H8" chart:label-cell-address="ipat.A8:ipat.A8" chart:class="chart:scatter">
            <chart:domain table:cell-range-address="ipat.B4:ipat.H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860">
                <text:p>1860</text:p>
                <draw:g>
                  <svg:desc>ipat.B4:ipat.H4</svg:desc>
                </draw:g>
              </table:table-cell>
              <table:table-cell office:value-type="float" office:value="1890">
                <text:p>1890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  <table:table-cell office:value-type="float" office:value="2010">
                <text:p>2010</text:p>
              </table:table-cell>
              <table:table-cell office:value-type="float" office:value="2035">
                <text:p>20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kg CO2/kWh</text:p>
                <draw:g>
                  <svg:desc>ipat.A8:ipat.A8</svg:desc>
                </draw:g>
              </table:table-cell>
              <table:table-cell office:value-type="float" office:value="0.267965558041004">
                <text:p>0.267965558041004</text:p>
                <draw:g>
                  <svg:desc>ipat.B8:ipat.H8</svg:desc>
                </draw:g>
              </table:table-cell>
              <table:table-cell office:value-type="float" office:value="0.282101446480455">
                <text:p>0.282101446480455</text:p>
              </table:table-cell>
              <table:table-cell office:value-type="float" office:value="0.392559543089811">
                <text:p>0.392559543089811</text:p>
              </table:table-cell>
              <table:table-cell office:value-type="float" office:value="0.530544472171237">
                <text:p>0.530544472171237</text:p>
              </table:table-cell>
              <table:table-cell office:value-type="float" office:value="0.18092159395722">
                <text:p>0.18092159395722</text:p>
              </table:table-cell>
              <table:table-cell office:value-type="float" office:value="0.0648160724531577">
                <text:p>0.0648160724531577</text:p>
              </table:table-cell>
              <table:table-cell office:value-type="float" office:value="0.0366861875404363">
                <text:p>0.03668618754043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